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EzraSIL" svg:font-family="EzraSI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Serif" svg:font-family="LiberationSerif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none" draw:fill="solid" draw:fill-color="#ececec" loext:decorative="fals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73cm" fo:min-width="0.473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solid" draw:fill-color="#f5f5f5" loext:decorative="false"/>
    </style:style>
    <style:style style:name="gr6" style:family="graphic" style:parent-style-name="standard">
      <style:graphic-properties draw:stroke="solid" svg:stroke-width="0.016cm" svg:stroke-color="#000000" draw:stroke-linejoin="bevel" svg:stroke-linecap="butt" draw:fill="none" fo:padding-top="0.008cm" fo:padding-bottom="0.008cm" fo:padding-left="0.008cm" fo:padding-right="0.008cm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ececec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13.3999996185303pt" style:font-size-asian="13.3999996185303pt" style:font-size-complex="13.3999996185303pt"/>
    </style:style>
    <style:style style:name="P5" style:family="paragraph">
      <loext:graphic-properties draw:fill="none"/>
      <style:text-properties fo:font-size="12pt" style:font-size-asian="12pt" style:font-size-complex="12pt"/>
    </style:style>
    <style:style style:name="P6" style:family="paragraph">
      <loext:graphic-properties draw:fill="solid" draw:fill-color="#f5f5f5"/>
    </style:style>
    <style:style style:name="P7" style:family="paragraph">
      <loext:graphic-properties draw:fill="none"/>
    </style:style>
    <style:style style:name="P8" style:family="paragraph">
      <style:text-properties fo:font-size="21pt" fo:font-weight="bold" style:font-size-asian="21pt" style:font-weight-asian="bold" style:font-size-complex="21pt" style:font-weight-complex="bold"/>
    </style:style>
    <style:style style:name="P9" style:family="paragraph">
      <loext:graphic-properties draw:fill="none" draw:fill-color="#ffffff"/>
      <style:text-properties fo:font-size="21pt" fo:font-weight="bold" style:font-size-asian="21pt" style:font-weight-asian="bold" style:font-size-complex="21pt" style:font-weight-complex="bold"/>
    </style:style>
    <style:style style:name="P10" style:family="paragraph">
      <style:text-properties fo:font-size="18pt" fo:font-weight="bold" style:font-size-asian="18pt" style:font-weight-asian="bold" style:font-size-complex="18pt" style:font-weight-complex="bold"/>
    </style:style>
    <style:style style:name="P11" style:family="paragraph">
      <loext:graphic-properties draw:fill="none" draw:fill-color="#ffffff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color="#000000" loext:opacity="100%" style:font-name="EzraSIL" fo:font-size="13.3999996185303pt" fo:font-weight="bold" style:font-name-asian="EzraSIL" style:font-size-asian="13.3999996185303pt" style:font-weight-asian="bold" style:font-name-complex="EzraSIL" style:font-size-complex="13.3999996185303pt" style:font-weight-complex="bold"/>
    </style:style>
    <style:style style:name="T2" style:family="text">
      <style:text-properties fo:color="#000000" loext:opacity="100%" style:font-name="LiberationSerif" fo:font-size="12pt" fo:font-weight="bold" style:font-name-asian="LiberationSerif" style:font-size-asian="12pt" style:font-weight-asian="bold" style:font-name-complex="LiberationSerif" style:font-size-complex="12pt" style:font-weight-complex="bold"/>
    </style:style>
    <style:style style:name="T3" style:family="text">
      <style:text-properties fo:color="#ff1818" loext:opacity="100%" style:font-name="LiberationSerif" fo:font-size="12pt" fo:font-weight="normal" style:font-name-asian="LiberationSerif" style:font-size-asian="12pt" style:font-weight-asian="normal" style:font-name-complex="LiberationSerif" style:font-size-complex="12pt" style:font-weight-complex="normal"/>
    </style:style>
    <style:style style:name="T4" style:family="text">
      <style:text-properties fo:color="#000000" loext:opacity="100%" style:font-name="LiberationSerif" fo:font-size="12pt" fo:font-weight="normal" style:font-name-asian="LiberationSerif" style:font-size-asian="12pt" style:font-weight-asian="normal" style:font-name-complex="LiberationSerif" style:font-size-complex="12pt" style:font-weight-complex="normal"/>
    </style:style>
    <style:style style:name="T5" style:family="text">
      <style:text-properties fo:font-size="21pt" fo:font-weight="bold" style:font-size-asian="21pt" style:font-weight-asian="bold" style:font-size-complex="21pt" style:font-weight-complex="bold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3.806cm" svg:height="1.243cm" svg:x="0.827cm" svg:y="1.836cm" svg:viewBox="0 0 13807 1244" draw:points="0,0 13807,0 13807,1244 0,1244">
          <text:p/>
        </draw:polygon>
        <draw:polygon draw:style-name="gr2" draw:text-style-name="P2" draw:layer="layout" svg:width="13.797cm" svg:height="1.229cm" svg:x="0.832cm" svg:y="1.85cm" svg:viewBox="0 0 13798 1230" draw:points="0,0 13798,0 13798,1230 0,1230">
          <text:p/>
        </draw:polygon>
        <draw:frame draw:style-name="gr3" draw:text-style-name="P4" draw:layer="layout" svg:width="13.052cm" svg:height="0.7cm" svg:x="0.699cm" svg:y="0.923cm">
          <draw:text-box>
            <text:p text:style-name="P3"><text:span text:style-name="T1">Dinámica: Encuentra la persona con tu versículo (RVR1960)</text:span></text:p>
          </draw:text-box>
        </draw:frame>
        <draw:polygon draw:style-name="gr1" draw:text-style-name="P1" draw:layer="layout" svg:width="14.192cm" svg:height="1.243cm" svg:x="14.633cm" svg:y="1.836cm" svg:viewBox="0 0 14193 1244" draw:points="0,0 14193,0 14193,1244 0,1244">
          <text:p/>
        </draw:polygon>
        <draw:polygon draw:style-name="gr2" draw:text-style-name="P2" draw:layer="layout" svg:width="14.183cm" svg:height="1.229cm" svg:x="14.638cm" svg:y="1.85cm" svg:viewBox="0 0 14184 1230" draw:points="0,0 14184,0 14184,1230 0,1230">
          <text:p/>
        </draw:polygon>
        <draw:frame draw:style-name="gr4" draw:text-style-name="P5" draw:layer="layout" svg:width="5.127cm" svg:height="0.471cm" svg:x="1.016cm" svg:y="2.241cm">
          <draw:text-box>
            <text:p text:style-name="P3"><text:span text:style-name="T2">Parte A (Reina Valera 1960)</text:span></text:p>
          </draw:text-box>
        </draw:frame>
        <draw:polygon draw:style-name="gr1" draw:text-style-name="P1" draw:layer="layout" svg:width="13.806cm" svg:height="1.512cm" svg:x="0.827cm" svg:y="3.081cm" svg:viewBox="0 0 13807 1513" draw:points="0,0 13807,0 13807,1513 0,1513">
          <text:p/>
        </draw:polygon>
        <draw:polygon draw:style-name="gr1" draw:text-style-name="P1" draw:layer="layout" svg:width="13.797cm" svg:height="1.498cm" svg:x="0.832cm" svg:y="3.095cm" svg:viewBox="0 0 13798 1499" draw:points="0,0 13798,0 13798,1499 0,1499">
          <text:p/>
        </draw:polygon>
        <draw:frame draw:style-name="gr4" draw:text-style-name="P5" draw:layer="layout" svg:width="5.104cm" svg:height="0.471cm" svg:x="14.825cm" svg:y="2.241cm">
          <draw:text-box>
            <text:p text:style-name="P3"><text:span text:style-name="T2">Parte B (Reina Valera 1960)</text:span></text:p>
          </draw:text-box>
        </draw:frame>
        <draw:polygon draw:style-name="gr1" draw:text-style-name="P1" draw:layer="layout" svg:width="14.192cm" svg:height="1.512cm" svg:x="14.633cm" svg:y="3.081cm" svg:viewBox="0 0 14193 1513" draw:points="0,0 14193,0 14193,1513 0,1513">
          <text:p/>
        </draw:polygon>
        <draw:polygon draw:style-name="gr1" draw:text-style-name="P1" draw:layer="layout" svg:width="14.183cm" svg:height="1.498cm" svg:x="14.638cm" svg:y="3.095cm" svg:viewBox="0 0 14184 1499" draw:points="0,0 14184,0 14184,1499 0,1499">
          <text:p/>
        </draw:polygon>
        <draw:frame draw:style-name="gr4" draw:text-style-name="P5" draw:layer="layout" svg:width="7.397cm" svg:height="0.471cm" svg:x="1.016cm" svg:y="3.485cm">
          <draw:text-box>
            <text:p text:style-name="P3"><text:span text:style-name="T3">Eclesiastés 4:9</text:span><text:span text:style-name="T4"> a) Mejores son dos que uno;</text:span></text:p>
          </draw:text-box>
        </draw:frame>
        <draw:polygon draw:style-name="gr1" draw:text-style-name="P1" draw:layer="layout" svg:width="13.806cm" svg:height="2.267cm" svg:x="0.827cm" svg:y="4.594cm" svg:viewBox="0 0 13807 2268" draw:points="0,0 13807,0 13807,2268 0,2268">
          <text:p/>
        </draw:polygon>
        <draw:polygon draw:style-name="gr5" draw:text-style-name="P6" draw:layer="layout" svg:width="13.797cm" svg:height="2.252cm" svg:x="0.832cm" svg:y="4.609cm" svg:viewBox="0 0 13798 2253" draw:points="0,0 13798,0 13798,2253 0,2253">
          <text:p/>
        </draw:polygon>
        <draw:frame draw:style-name="gr4" draw:text-style-name="P5" draw:layer="layout" svg:width="9.759cm" svg:height="0.471cm" svg:x="15.248cm" svg:y="3.485cm">
          <draw:text-box>
            <text:p text:style-name="P3"><text:span text:style-name="T3">Eclesiastés 4:9</text:span><text:span text:style-name="T4"> b) porque tienen mejor paga de su trabajo.</text:span></text:p>
          </draw:text-box>
        </draw:frame>
        <draw:polygon draw:style-name="gr1" draw:text-style-name="P1" draw:layer="layout" svg:width="14.192cm" svg:height="2.267cm" svg:x="14.633cm" svg:y="4.594cm" svg:viewBox="0 0 14193 2268" draw:points="0,0 14193,0 14193,2268 0,2268">
          <text:p/>
        </draw:polygon>
        <draw:polygon draw:style-name="gr5" draw:text-style-name="P6" draw:layer="layout" svg:width="14.183cm" svg:height="2.252cm" svg:x="14.638cm" svg:y="4.609cm" svg:viewBox="0 0 14184 2253" draw:points="0,0 14184,0 14184,2253 0,2253">
          <text:p/>
        </draw:polygon>
        <draw:frame draw:style-name="gr4" draw:text-style-name="P5" draw:layer="layout" svg:width="12.063cm" svg:height="0.471cm" svg:x="1.016cm" svg:y="5.378cm">
          <draw:text-box>
            <text:p text:style-name="P3"><text:span text:style-name="T3">Eclesiastés 4:10</text:span><text:span text:style-name="T4"> a) Porque si cayeren, el uno levantará a su compañero;</text:span></text:p>
          </draw:text-box>
        </draw:frame>
        <draw:frame draw:style-name="gr4" draw:text-style-name="P5" draw:layer="layout" svg:width="12.71cm" svg:height="0.471cm" svg:x="15.248cm" svg:y="5.001cm">
          <draw:text-box>
            <text:p text:style-name="P3"><text:span text:style-name="T3">Eclesiastés 4:10</text:span><text:span text:style-name="T4"> b) pero ¡ay del solo! que cuando cayere, no habrá segundo</text:span></text:p>
          </draw:text-box>
        </draw:frame>
        <draw:polygon draw:style-name="gr1" draw:text-style-name="P1" draw:layer="layout" svg:width="13.806cm" svg:height="1.511cm" svg:x="0.827cm" svg:y="6.863cm" svg:viewBox="0 0 13807 1512" draw:points="0,0 13807,0 13807,1512 0,1512">
          <text:p/>
        </draw:polygon>
        <draw:polygon draw:style-name="gr1" draw:text-style-name="P1" draw:layer="layout" svg:width="13.797cm" svg:height="1.497cm" svg:x="0.832cm" svg:y="6.877cm" svg:viewBox="0 0 13798 1498" draw:points="0,0 13798,0 13798,1498 0,1498">
          <text:p/>
        </draw:polygon>
        <draw:frame draw:style-name="gr4" draw:text-style-name="P5" draw:layer="layout" svg:width="2.482cm" svg:height="0.471cm" svg:x="15.248cm" svg:y="5.754cm">
          <draw:text-box>
            <text:p text:style-name="P3"><text:span text:style-name="T4">que lo levante.</text:span></text:p>
          </draw:text-box>
        </draw:frame>
        <draw:polygon draw:style-name="gr1" draw:text-style-name="P1" draw:layer="layout" svg:width="14.192cm" svg:height="1.511cm" svg:x="14.633cm" svg:y="6.863cm" svg:viewBox="0 0 14193 1512" draw:points="0,0 14193,0 14193,1512 0,1512">
          <text:p/>
        </draw:polygon>
        <draw:polygon draw:style-name="gr1" draw:text-style-name="P1" draw:layer="layout" svg:width="14.183cm" svg:height="1.497cm" svg:x="14.638cm" svg:y="6.877cm" svg:viewBox="0 0 14184 1498" draw:points="0,0 14184,0 14184,1498 0,1498">
          <text:p/>
        </draw:polygon>
        <draw:frame draw:style-name="gr4" draw:text-style-name="P5" draw:layer="layout" svg:width="12.275cm" svg:height="0.471cm" svg:x="1.016cm" svg:y="7.27cm">
          <draw:text-box>
            <text:p text:style-name="P3"><text:span text:style-name="T3">Eclesiastés 4:12</text:span><text:span text:style-name="T4"> a) Y si alguno prevaleciere contra uno, dos le resistirán;</text:span></text:p>
          </draw:text-box>
        </draw:frame>
        <draw:polygon draw:style-name="gr1" draw:text-style-name="P1" draw:layer="layout" svg:width="13.806cm" svg:height="1.512cm" svg:x="0.827cm" svg:y="8.374cm" svg:viewBox="0 0 13807 1513" draw:points="0,0 13807,0 13807,1513 0,1513">
          <text:p/>
        </draw:polygon>
        <draw:polygon draw:style-name="gr5" draw:text-style-name="P6" draw:layer="layout" svg:width="13.797cm" svg:height="1.497cm" svg:x="0.832cm" svg:y="8.389cm" svg:viewBox="0 0 13798 1498" draw:points="0,0 13798,0 13798,1498 0,1498">
          <text:p/>
        </draw:polygon>
        <draw:frame draw:style-name="gr4" draw:text-style-name="P5" draw:layer="layout" svg:width="11.077cm" svg:height="0.471cm" svg:x="15.248cm" svg:y="7.27cm">
          <draw:text-box>
            <text:p text:style-name="P3"><text:span text:style-name="T3">Eclesiastés 4:12</text:span><text:span text:style-name="T4"> b) y cordón de tres dobleces no se rompe pronto.</text:span></text:p>
          </draw:text-box>
        </draw:frame>
        <draw:polygon draw:style-name="gr1" draw:text-style-name="P1" draw:layer="layout" svg:width="14.192cm" svg:height="1.512cm" svg:x="14.633cm" svg:y="8.374cm" svg:viewBox="0 0 14193 1513" draw:points="0,0 14193,0 14193,1513 0,1513">
          <text:p/>
        </draw:polygon>
        <draw:polygon draw:style-name="gr5" draw:text-style-name="P6" draw:layer="layout" svg:width="14.183cm" svg:height="1.497cm" svg:x="14.638cm" svg:y="8.389cm" svg:viewBox="0 0 14184 1498" draw:points="0,0 14184,0 14184,1498 0,1498">
          <text:p/>
        </draw:polygon>
        <draw:frame draw:style-name="gr4" draw:text-style-name="P5" draw:layer="layout" svg:width="8.549cm" svg:height="0.471cm" svg:x="1.016cm" svg:y="8.781cm">
          <draw:text-box>
            <text:p text:style-name="P3"><text:span text:style-name="T3">Proverbios 17:17</text:span><text:span text:style-name="T4"> a) En todo tiempo ama el amigo,</text:span></text:p>
          </draw:text-box>
        </draw:frame>
        <draw:polygon draw:style-name="gr1" draw:text-style-name="P1" draw:layer="layout" svg:width="13.806cm" svg:height="1.512cm" svg:x="0.827cm" svg:y="9.888cm" svg:viewBox="0 0 13807 1513" draw:points="0,0 13807,0 13807,1513 0,1513">
          <text:p/>
        </draw:polygon>
        <draw:polygon draw:style-name="gr1" draw:text-style-name="P1" draw:layer="layout" svg:width="13.797cm" svg:height="1.498cm" svg:x="0.832cm" svg:y="9.902cm" svg:viewBox="0 0 13798 1499" draw:points="0,0 13798,0 13798,1499 0,1499">
          <text:p/>
        </draw:polygon>
        <draw:frame draw:style-name="gr4" draw:text-style-name="P5" draw:layer="layout" svg:width="11.218cm" svg:height="0.471cm" svg:x="15.248cm" svg:y="8.781cm">
          <draw:text-box>
            <text:p text:style-name="P3"><text:span text:style-name="T3">Proverbios 17:17</text:span><text:span text:style-name="T4"> b) y es como un hermano en tiempo de angustia.</text:span></text:p>
          </draw:text-box>
        </draw:frame>
        <draw:polygon draw:style-name="gr1" draw:text-style-name="P1" draw:layer="layout" svg:width="14.192cm" svg:height="1.512cm" svg:x="14.633cm" svg:y="9.888cm" svg:viewBox="0 0 14193 1513" draw:points="0,0 14193,0 14193,1513 0,1513">
          <text:p/>
        </draw:polygon>
        <draw:polygon draw:style-name="gr1" draw:text-style-name="P1" draw:layer="layout" svg:width="14.183cm" svg:height="1.498cm" svg:x="14.638cm" svg:y="9.902cm" svg:viewBox="0 0 14184 1499" draw:points="0,0 14184,0 14184,1499 0,1499">
          <text:p/>
        </draw:polygon>
        <draw:frame draw:style-name="gr4" draw:text-style-name="P5" draw:layer="layout" svg:width="8.054cm" svg:height="0.471cm" svg:x="1.016cm" svg:y="10.293cm">
          <draw:text-box>
            <text:p text:style-name="P3"><text:span text:style-name="T3">Proverbios 27:17</text:span><text:span text:style-name="T4"> a) Hierro con hierro se aguza;</text:span></text:p>
          </draw:text-box>
        </draw:frame>
        <draw:polygon draw:style-name="gr1" draw:text-style-name="P1" draw:layer="layout" svg:width="13.806cm" svg:height="1.512cm" svg:x="0.827cm" svg:y="11.401cm" svg:viewBox="0 0 13807 1513" draw:points="0,0 13807,0 13807,1513 0,1513">
          <text:p/>
        </draw:polygon>
        <draw:polygon draw:style-name="gr5" draw:text-style-name="P6" draw:layer="layout" svg:width="13.797cm" svg:height="1.498cm" svg:x="0.832cm" svg:y="11.415cm" svg:viewBox="0 0 13798 1499" draw:points="0,0 13798,0 13798,1499 0,1499">
          <text:p/>
        </draw:polygon>
        <draw:frame draw:style-name="gr4" draw:text-style-name="P5" draw:layer="layout" svg:width="10.923cm" svg:height="0.471cm" svg:x="15.037cm" svg:y="10.293cm">
          <draw:text-box>
            <text:p text:style-name="P3"><text:span text:style-name="T3">Proverbios 27:17</text:span><text:span text:style-name="T4"> b) y así el hombre aguza el rostro de su amigo.</text:span></text:p>
          </draw:text-box>
        </draw:frame>
        <draw:polygon draw:style-name="gr1" draw:text-style-name="P1" draw:layer="layout" svg:width="14.192cm" svg:height="1.512cm" svg:x="14.633cm" svg:y="11.401cm" svg:viewBox="0 0 14193 1513" draw:points="0,0 14193,0 14193,1513 0,1513">
          <text:p/>
        </draw:polygon>
        <draw:polygon draw:style-name="gr5" draw:text-style-name="P6" draw:layer="layout" svg:width="14.183cm" svg:height="1.498cm" svg:x="14.638cm" svg:y="11.415cm" svg:viewBox="0 0 14184 1499" draw:points="0,0 14184,0 14184,1499 0,1499">
          <text:p/>
        </draw:polygon>
        <draw:frame draw:style-name="gr4" draw:text-style-name="P5" draw:layer="layout" svg:width="11.112cm" svg:height="0.471cm" svg:x="1.016cm" svg:y="11.808cm">
          <draw:text-box>
            <text:p text:style-name="P3"><text:span text:style-name="T3">Romanos 12:10</text:span><text:span text:style-name="T4"> a) Amaos los unos a los otros con amor fraternal;</text:span></text:p>
          </draw:text-box>
        </draw:frame>
        <draw:polygon draw:style-name="gr1" draw:text-style-name="P1" draw:layer="layout" svg:width="13.806cm" svg:height="1.511cm" svg:x="0.827cm" svg:y="12.915cm" svg:viewBox="0 0 13807 1512" draw:points="0,0 13807,0 13807,1512 0,1512">
          <text:p/>
        </draw:polygon>
        <draw:polygon draw:style-name="gr1" draw:text-style-name="P1" draw:layer="layout" svg:width="13.797cm" svg:height="1.497cm" svg:x="0.832cm" svg:y="12.929cm" svg:viewBox="0 0 13798 1498" draw:points="0,0 13798,0 13798,1498 0,1498">
          <text:p/>
        </draw:polygon>
        <draw:frame draw:style-name="gr4" draw:text-style-name="P5" draw:layer="layout" svg:width="12.159cm" svg:height="0.471cm" svg:x="15.037cm" svg:y="11.808cm">
          <draw:text-box>
            <text:p text:style-name="P3"><text:span text:style-name="T3">Romanos 12:10</text:span><text:span text:style-name="T4"> b) en cuanto a honra, prefiriéndoos los unos a los otros.</text:span></text:p>
          </draw:text-box>
        </draw:frame>
        <draw:polygon draw:style-name="gr1" draw:text-style-name="P1" draw:layer="layout" svg:width="14.192cm" svg:height="1.511cm" svg:x="14.633cm" svg:y="12.915cm" svg:viewBox="0 0 14193 1512" draw:points="0,0 14193,0 14193,1512 0,1512">
          <text:p/>
        </draw:polygon>
        <draw:polygon draw:style-name="gr1" draw:text-style-name="P1" draw:layer="layout" svg:width="14.183cm" svg:height="1.497cm" svg:x="14.638cm" svg:y="12.929cm" svg:viewBox="0 0 14184 1498" draw:points="0,0 14184,0 14184,1498 0,1498">
          <text:p/>
        </draw:polygon>
        <draw:frame draw:style-name="gr4" draw:text-style-name="P5" draw:layer="layout" svg:width="8.208cm" svg:height="0.471cm" svg:x="1.016cm" svg:y="13.319cm">
          <draw:text-box>
            <text:p text:style-name="P3"><text:span text:style-name="T3">Romanos 12:15</text:span><text:span text:style-name="T4"> a) Gozaos con los que se gozan;</text:span></text:p>
          </draw:text-box>
        </draw:frame>
        <draw:polygon draw:style-name="gr1" draw:text-style-name="P1" draw:layer="layout" svg:width="13.806cm" svg:height="2.267cm" svg:x="0.827cm" svg:y="14.426cm" svg:viewBox="0 0 13807 2268" draw:points="0,0 13807,0 13807,2268 0,2268">
          <text:p/>
        </draw:polygon>
        <draw:polygon draw:style-name="gr5" draw:text-style-name="P6" draw:layer="layout" svg:width="13.797cm" svg:height="2.253cm" svg:x="0.832cm" svg:y="14.44cm" svg:viewBox="0 0 13798 2254" draw:points="0,0 13798,0 13798,2254 0,2254">
          <text:p/>
        </draw:polygon>
        <draw:frame draw:style-name="gr4" draw:text-style-name="P5" draw:layer="layout" svg:width="7.456cm" svg:height="0.471cm" svg:x="15.037cm" svg:y="13.319cm">
          <draw:text-box>
            <text:p text:style-name="P3"><text:span text:style-name="T3">Romanos 12:15</text:span><text:span text:style-name="T4"> b) llorad con los que lloran.</text:span></text:p>
          </draw:text-box>
        </draw:frame>
        <draw:polygon draw:style-name="gr1" draw:text-style-name="P1" draw:layer="layout" svg:width="14.192cm" svg:height="2.267cm" svg:x="14.633cm" svg:y="14.426cm" svg:viewBox="0 0 14193 2268" draw:points="0,0 14193,0 14193,2268 0,2268">
          <text:p/>
        </draw:polygon>
        <draw:polygon draw:style-name="gr5" draw:text-style-name="P6" draw:layer="layout" svg:width="14.183cm" svg:height="2.253cm" svg:x="14.638cm" svg:y="14.44cm" svg:viewBox="0 0 14184 2254" draw:points="0,0 14184,0 14184,2254 0,2254">
          <text:p/>
        </draw:polygon>
        <draw:frame draw:style-name="gr4" draw:text-style-name="P5" draw:layer="layout" svg:width="9.408cm" svg:height="0.471cm" svg:x="1.016cm" svg:y="15.207cm">
          <draw:text-box>
            <text:p text:style-name="P3"><text:span text:style-name="T3">Romanos 12:16</text:span><text:span text:style-name="T4"> a) Unánimes entre vosotros; no altivos,</text:span></text:p>
          </draw:text-box>
        </draw:frame>
        <draw:frame draw:style-name="gr4" draw:text-style-name="P5" draw:layer="layout" svg:width="12.418cm" svg:height="0.471cm" svg:x="15.248cm" svg:y="14.831cm">
          <draw:text-box>
            <text:p text:style-name="P3"><text:span text:style-name="T3">Romanos 12:16</text:span><text:span text:style-name="T4"> b) sino asociándoos con los humildes. No seáis sabios en</text:span></text:p>
          </draw:text-box>
        </draw:frame>
        <draw:polygon draw:style-name="gr1" draw:text-style-name="P1" draw:layer="layout" svg:width="13.806cm" svg:height="1.511cm" svg:x="0.827cm" svg:y="16.695cm" svg:viewBox="0 0 13807 1512" draw:points="0,0 13807,0 13807,1512 0,1512">
          <text:p/>
        </draw:polygon>
        <draw:polygon draw:style-name="gr1" draw:text-style-name="P1" draw:layer="layout" svg:width="13.797cm" svg:height="1.497cm" svg:x="0.832cm" svg:y="16.709cm" svg:viewBox="0 0 13798 1498" draw:points="0,0 13798,0 13798,1498 0,1498">
          <text:p/>
        </draw:polygon>
        <draw:frame draw:style-name="gr4" draw:text-style-name="P5" draw:layer="layout" svg:width="3.917cm" svg:height="0.471cm" svg:x="15.248cm" svg:y="15.584cm">
          <draw:text-box>
            <text:p text:style-name="P3"><text:span text:style-name="T4">vuestra propia opinión.</text:span></text:p>
          </draw:text-box>
        </draw:frame>
        <draw:polygon draw:style-name="gr1" draw:text-style-name="P1" draw:layer="layout" svg:width="14.192cm" svg:height="1.511cm" svg:x="14.633cm" svg:y="16.695cm" svg:viewBox="0 0 14193 1512" draw:points="0,0 14193,0 14193,1512 0,1512">
          <text:p/>
        </draw:polygon>
        <draw:polygon draw:style-name="gr1" draw:text-style-name="P1" draw:layer="layout" svg:width="14.183cm" svg:height="1.497cm" svg:x="14.638cm" svg:y="16.709cm" svg:viewBox="0 0 14184 1498" draw:points="0,0 14184,0 14184,1498 0,1498">
          <text:p/>
        </draw:polygon>
        <draw:frame draw:style-name="gr4" draw:text-style-name="P5" draw:layer="layout" svg:width="12.453cm" svg:height="0.471cm" svg:x="1.016cm" svg:y="17.1cm">
          <draw:text-box>
            <text:p text:style-name="P3"><text:span text:style-name="T3">Juan 13:34</text:span><text:span text:style-name="T4"> a) Un mandamiento nuevo os doy: Que os améis unos a otros;</text:span></text:p>
          </draw:text-box>
        </draw:frame>
        <draw:polygon draw:style-name="gr1" draw:text-style-name="P1" draw:layer="layout" svg:width="13.806cm" svg:height="1.512cm" svg:x="0.827cm" svg:y="18.208cm" svg:viewBox="0 0 13807 1513" draw:points="0,0 13807,0 13807,1513 0,1513">
          <text:p/>
        </draw:polygon>
        <draw:polygon draw:style-name="gr5" draw:text-style-name="P6" draw:layer="layout" svg:width="13.797cm" svg:height="1.5cm" svg:x="0.832cm" svg:y="18.222cm" svg:viewBox="0 0 13798 1501" draw:points="0,0 13798,0 13798,1501 0,1501">
          <text:p/>
        </draw:polygon>
        <draw:frame draw:style-name="gr4" draw:text-style-name="P5" draw:layer="layout" svg:width="12.229cm" svg:height="0.471cm" svg:x="15.037cm" svg:y="17.1cm">
          <draw:text-box>
            <text:p text:style-name="P3"><text:span text:style-name="T3">Juan 13:34</text:span><text:span text:style-name="T4"> b) como yo os he amado, que también os améis unos a otros.</text:span></text:p>
          </draw:text-box>
        </draw:frame>
        <draw:polygon draw:style-name="gr1" draw:text-style-name="P1" draw:layer="layout" svg:width="14.192cm" svg:height="1.512cm" svg:x="14.633cm" svg:y="18.208cm" svg:viewBox="0 0 14193 1513" draw:points="0,0 14193,0 14193,1513 0,1513">
          <text:p/>
        </draw:polygon>
        <draw:polygon draw:style-name="gr5" draw:text-style-name="P6" draw:layer="layout" svg:width="14.183cm" svg:height="1.5cm" svg:x="14.638cm" svg:y="18.222cm" svg:viewBox="0 0 14184 1501" draw:points="0,0 14184,0 14184,1501 0,1501">
          <text:p/>
        </draw:polygon>
        <draw:frame draw:style-name="gr4" draw:text-style-name="P5" draw:layer="layout" svg:width="10.643cm" svg:height="0.471cm" svg:x="1.016cm" svg:y="18.615cm">
          <draw:text-box>
            <text:p text:style-name="P3"><text:span text:style-name="T3">Juan 13:35</text:span><text:span text:style-name="T4"> a) En esto conocerán todos que sois mis discípulos,</text:span></text:p>
          </draw:text-box>
        </draw:frame>
        <draw:line draw:style-name="gr6" draw:text-style-name="P7" draw:layer="layout" svg:x1="0.818cm" svg:y1="1.846cm" svg:x2="28.833cm" svg:y2="1.846cm">
          <text:p/>
        </draw:line>
        <draw:line draw:style-name="gr6" draw:text-style-name="P7" draw:layer="layout" svg:x1="0.818cm" svg:y1="3.091cm" svg:x2="28.833cm" svg:y2="3.091cm">
          <text:p/>
        </draw:line>
        <draw:line draw:style-name="gr6" draw:text-style-name="P7" draw:layer="layout" svg:x1="0.818cm" svg:y1="4.605cm" svg:x2="28.833cm" svg:y2="4.605cm">
          <text:p/>
        </draw:line>
        <draw:line draw:style-name="gr6" draw:text-style-name="P7" draw:layer="layout" svg:x1="0.818cm" svg:y1="6.871cm" svg:x2="28.833cm" svg:y2="6.871cm">
          <text:p/>
        </draw:line>
        <draw:line draw:style-name="gr6" draw:text-style-name="P7" draw:layer="layout" svg:x1="0.818cm" svg:y1="8.385cm" svg:x2="28.833cm" svg:y2="8.385cm">
          <text:p/>
        </draw:line>
        <draw:line draw:style-name="gr6" draw:text-style-name="P7" draw:layer="layout" svg:x1="0.818cm" svg:y1="9.898cm" svg:x2="28.833cm" svg:y2="9.898cm">
          <text:p/>
        </draw:line>
        <draw:line draw:style-name="gr6" draw:text-style-name="P7" draw:layer="layout" svg:x1="0.818cm" svg:y1="11.41cm" svg:x2="28.833cm" svg:y2="11.41cm">
          <text:p/>
        </draw:line>
        <draw:line draw:style-name="gr6" draw:text-style-name="P7" draw:layer="layout" svg:x1="0.818cm" svg:y1="12.923cm" svg:x2="28.833cm" svg:y2="12.923cm">
          <text:p/>
        </draw:line>
        <draw:line draw:style-name="gr6" draw:text-style-name="P7" draw:layer="layout" svg:x1="0.818cm" svg:y1="14.437cm" svg:x2="28.833cm" svg:y2="14.437cm">
          <text:p/>
        </draw:line>
        <draw:line draw:style-name="gr6" draw:text-style-name="P7" draw:layer="layout" svg:x1="0.818cm" svg:y1="16.703cm" svg:x2="28.833cm" svg:y2="16.703cm">
          <text:p/>
        </draw:line>
        <draw:line draw:style-name="gr6" draw:text-style-name="P7" draw:layer="layout" svg:x1="0.818cm" svg:y1="18.217cm" svg:x2="28.833cm" svg:y2="18.217cm">
          <text:p/>
        </draw:line>
        <draw:line draw:style-name="gr6" draw:text-style-name="P7" draw:layer="layout" svg:x1="0.818cm" svg:y1="19.726cm" svg:x2="28.833cm" svg:y2="19.726cm">
          <text:p/>
        </draw:line>
        <draw:line draw:style-name="gr6" draw:text-style-name="P7" draw:layer="layout" svg:x1="0.827cm" svg:y1="1.837cm" svg:x2="0.827cm" svg:y2="19.718cm">
          <text:p/>
        </draw:line>
        <draw:line draw:style-name="gr6" draw:text-style-name="P7" draw:layer="layout" svg:x1="14.633cm" svg:y1="1.837cm" svg:x2="14.633cm" svg:y2="19.718cm">
          <text:p/>
        </draw:line>
        <draw:line draw:style-name="gr6" draw:text-style-name="P7" draw:layer="layout" svg:x1="28.825cm" svg:y1="1.837cm" svg:x2="28.825cm" svg:y2="19.718cm">
          <text:p/>
        </draw:line>
        <draw:frame draw:style-name="gr4" draw:text-style-name="P5" draw:layer="layout" svg:width="9.115cm" svg:height="0.471cm" svg:x="15.037cm" svg:y="18.615cm">
          <draw:text-box>
            <text:p text:style-name="P3"><text:span text:style-name="T3">Juan 13:35</text:span><text:span text:style-name="T4"> b) si tuviereis amor los unos con los otros.</text:span></text:p>
          </draw:text-box>
        </draw:frame>
        <draw:frame draw:style-name="gr7" draw:text-style-name="P9" draw:layer="layout" svg:width="5.5cm" svg:height="0.822cm" svg:x="8.3cm" svg:y="2.078cm">
          <draw:text-box>
            <text:p text:style-name="P8"><text:span text:style-name="T5">Página 1</text:span></text:p>
          </draw:text-box>
        </draw:frame>
      </draw:page>
      <draw:page draw:name="page2" draw:style-name="dp1" draw:master-page-name="master-page32">
        <draw:polygon draw:style-name="gr1" draw:text-style-name="P1" draw:layer="layout" svg:width="13.806cm" svg:height="1.243cm" svg:x="0.827cm" svg:y="0.499cm" svg:viewBox="0 0 13807 1244" draw:points="0,0 13807,0 13807,1244 0,1244">
          <text:p/>
        </draw:polygon>
        <draw:polygon draw:style-name="gr2" draw:text-style-name="P2" draw:layer="layout" svg:width="13.797cm" svg:height="1.229cm" svg:x="0.832cm" svg:y="0.513cm" svg:viewBox="0 0 13798 1230" draw:points="0,0 13798,0 13798,1230 0,1230">
          <text:p/>
        </draw:polygon>
        <draw:polygon draw:style-name="gr1" draw:text-style-name="P1" draw:layer="layout" svg:width="14.192cm" svg:height="1.243cm" svg:x="14.633cm" svg:y="0.499cm" svg:viewBox="0 0 14193 1244" draw:points="0,0 14193,0 14193,1244 0,1244">
          <text:p/>
        </draw:polygon>
        <draw:polygon draw:style-name="gr2" draw:text-style-name="P2" draw:layer="layout" svg:width="14.183cm" svg:height="1.229cm" svg:x="14.638cm" svg:y="0.513cm" svg:viewBox="0 0 14184 1230" draw:points="0,0 14184,0 14184,1230 0,1230">
          <text:p/>
        </draw:polygon>
        <draw:frame draw:style-name="gr4" draw:text-style-name="P5" draw:layer="layout" svg:width="5.127cm" svg:height="0.471cm" svg:x="1.016cm" svg:y="0.903cm">
          <draw:text-box>
            <text:p text:style-name="P3"><text:span text:style-name="T2">Parte A (Reina Valera 1960)</text:span></text:p>
          </draw:text-box>
        </draw:frame>
        <draw:polygon draw:style-name="gr1" draw:text-style-name="P1" draw:layer="layout" svg:width="13.806cm" svg:height="1.512cm" svg:x="0.827cm" svg:y="1.742cm" svg:viewBox="0 0 13807 1513" draw:points="0,0 13807,0 13807,1513 0,1513">
          <text:p/>
        </draw:polygon>
        <draw:polygon draw:style-name="gr1" draw:text-style-name="P1" draw:layer="layout" svg:width="13.797cm" svg:height="1.498cm" svg:x="0.832cm" svg:y="1.756cm" svg:viewBox="0 0 13798 1499" draw:points="0,0 13798,0 13798,1499 0,1499">
          <text:p/>
        </draw:polygon>
        <draw:frame draw:style-name="gr4" draw:text-style-name="P5" draw:layer="layout" svg:width="5.104cm" svg:height="0.471cm" svg:x="14.825cm" svg:y="0.903cm">
          <draw:text-box>
            <text:p text:style-name="P3"><text:span text:style-name="T2">Parte B (Reina Valera 1960)</text:span></text:p>
          </draw:text-box>
        </draw:frame>
        <draw:polygon draw:style-name="gr1" draw:text-style-name="P1" draw:layer="layout" svg:width="14.192cm" svg:height="1.512cm" svg:x="14.633cm" svg:y="1.742cm" svg:viewBox="0 0 14193 1513" draw:points="0,0 14193,0 14193,1513 0,1513">
          <text:p/>
        </draw:polygon>
        <draw:polygon draw:style-name="gr1" draw:text-style-name="P1" draw:layer="layout" svg:width="14.183cm" svg:height="1.498cm" svg:x="14.638cm" svg:y="1.756cm" svg:viewBox="0 0 14184 1499" draw:points="0,0 14184,0 14184,1499 0,1499">
          <text:p/>
        </draw:polygon>
        <draw:frame draw:style-name="gr4" draw:text-style-name="P5" draw:layer="layout" svg:width="8.009cm" svg:height="0.471cm" svg:x="1.016cm" svg:y="2.148cm">
          <draw:text-box>
            <text:p text:style-name="P3"><text:span text:style-name="T3">1 Juan 4:7</text:span><text:span text:style-name="T4"> a) Amados, amémonos unos a otros;</text:span></text:p>
          </draw:text-box>
        </draw:frame>
        <draw:polygon draw:style-name="gr1" draw:text-style-name="P1" draw:layer="layout" svg:width="13.806cm" svg:height="1.511cm" svg:x="0.827cm" svg:y="3.256cm" svg:viewBox="0 0 13807 1512" draw:points="0,0 13807,0 13807,1512 0,1512">
          <text:p/>
        </draw:polygon>
        <draw:polygon draw:style-name="gr5" draw:text-style-name="P6" draw:layer="layout" svg:width="13.797cm" svg:height="1.497cm" svg:x="0.832cm" svg:y="3.27cm" svg:viewBox="0 0 13798 1498" draw:points="0,0 13798,0 13798,1498 0,1498">
          <text:p/>
        </draw:polygon>
        <draw:frame draw:style-name="gr4" draw:text-style-name="P5" draw:layer="layout" svg:width="6.844cm" svg:height="0.471cm" svg:x="15.037cm" svg:y="2.148cm">
          <draw:text-box>
            <text:p text:style-name="P3"><text:span text:style-name="T3">1 Juan 4:7</text:span><text:span text:style-name="T4"> b) porque el amor es de Dios.</text:span></text:p>
          </draw:text-box>
        </draw:frame>
        <draw:polygon draw:style-name="gr1" draw:text-style-name="P1" draw:layer="layout" svg:width="14.192cm" svg:height="1.511cm" svg:x="14.633cm" svg:y="3.256cm" svg:viewBox="0 0 14193 1512" draw:points="0,0 14193,0 14193,1512 0,1512">
          <text:p/>
        </draw:polygon>
        <draw:polygon draw:style-name="gr5" draw:text-style-name="P6" draw:layer="layout" svg:width="14.183cm" svg:height="1.497cm" svg:x="14.638cm" svg:y="3.27cm" svg:viewBox="0 0 14184 1498" draw:points="0,0 14184,0 14184,1498 0,1498">
          <text:p/>
        </draw:polygon>
        <draw:frame draw:style-name="gr4" draw:text-style-name="P5" draw:layer="layout" svg:width="8.421cm" svg:height="0.471cm" svg:x="1.016cm" svg:y="3.663cm">
          <draw:text-box>
            <text:p text:style-name="P3"><text:span text:style-name="T3">1 Juan 4:11</text:span><text:span text:style-name="T4"> a) Amados, si Dios nos ha amado así,</text:span></text:p>
          </draw:text-box>
        </draw:frame>
        <draw:polygon draw:style-name="gr1" draw:text-style-name="P1" draw:layer="layout" svg:width="13.806cm" svg:height="1.512cm" svg:x="0.827cm" svg:y="4.769cm" svg:viewBox="0 0 13807 1513" draw:points="0,0 13807,0 13807,1513 0,1513">
          <text:p/>
        </draw:polygon>
        <draw:polygon draw:style-name="gr1" draw:text-style-name="P1" draw:layer="layout" svg:width="13.797cm" svg:height="1.498cm" svg:x="0.832cm" svg:y="4.783cm" svg:viewBox="0 0 13798 1499" draw:points="0,0 13798,0 13798,1499 0,1499">
          <text:p/>
        </draw:polygon>
        <draw:frame draw:style-name="gr4" draw:text-style-name="P5" draw:layer="layout" svg:width="10.831cm" svg:height="0.471cm" svg:x="15.037cm" svg:y="3.663cm">
          <draw:text-box>
            <text:p text:style-name="P3"><text:span text:style-name="T3">1 Juan 4:11</text:span><text:span text:style-name="T4"> b) debemos también nosotros amarnos unos a otros.</text:span></text:p>
          </draw:text-box>
        </draw:frame>
        <draw:polygon draw:style-name="gr1" draw:text-style-name="P1" draw:layer="layout" svg:width="14.192cm" svg:height="1.512cm" svg:x="14.633cm" svg:y="4.769cm" svg:viewBox="0 0 14193 1513" draw:points="0,0 14193,0 14193,1513 0,1513">
          <text:p/>
        </draw:polygon>
        <draw:polygon draw:style-name="gr1" draw:text-style-name="P1" draw:layer="layout" svg:width="14.183cm" svg:height="1.498cm" svg:x="14.638cm" svg:y="4.783cm" svg:viewBox="0 0 14184 1499" draw:points="0,0 14184,0 14184,1499 0,1499">
          <text:p/>
        </draw:polygon>
        <draw:frame draw:style-name="gr4" draw:text-style-name="P5" draw:layer="layout" svg:width="10.865cm" svg:height="0.471cm" svg:x="1.016cm" svg:y="5.174cm">
          <draw:text-box>
            <text:p text:style-name="P3"><text:span text:style-name="T3">1 Juan 3:18</text:span><text:span text:style-name="T4"> a) Hijitos míos, no amemos de palabra ni de lengua,</text:span></text:p>
          </draw:text-box>
        </draw:frame>
        <draw:polygon draw:style-name="gr1" draw:text-style-name="P1" draw:layer="layout" svg:width="13.806cm" svg:height="2.267cm" svg:x="0.827cm" svg:y="6.282cm" svg:viewBox="0 0 13807 2268" draw:points="0,0 13807,0 13807,2268 0,2268">
          <text:p/>
        </draw:polygon>
        <draw:polygon draw:style-name="gr5" draw:text-style-name="P6" draw:layer="layout" svg:width="13.797cm" svg:height="2.252cm" svg:x="0.832cm" svg:y="6.297cm" svg:viewBox="0 0 13798 2253" draw:points="0,0 13798,0 13798,2253 0,2253">
          <text:p/>
        </draw:polygon>
        <draw:frame draw:style-name="gr4" draw:text-style-name="P5" draw:layer="layout" svg:width="7.032cm" svg:height="0.471cm" svg:x="15.037cm" svg:y="5.174cm">
          <draw:text-box>
            <text:p text:style-name="P3"><text:span text:style-name="T3">1 Juan 3:18</text:span><text:span text:style-name="T4"> b) sino de hecho y en verdad.</text:span></text:p>
          </draw:text-box>
        </draw:frame>
        <draw:polygon draw:style-name="gr1" draw:text-style-name="P1" draw:layer="layout" svg:width="14.192cm" svg:height="2.267cm" svg:x="14.633cm" svg:y="6.282cm" svg:viewBox="0 0 14193 2268" draw:points="0,0 14193,0 14193,2268 0,2268">
          <text:p/>
        </draw:polygon>
        <draw:polygon draw:style-name="gr5" draw:text-style-name="P6" draw:layer="layout" svg:width="14.183cm" svg:height="2.252cm" svg:x="14.638cm" svg:y="6.297cm" svg:viewBox="0 0 14184 2253" draw:points="0,0 14184,0 14184,2253 0,2253">
          <text:p/>
        </draw:polygon>
        <draw:frame draw:style-name="gr4" draw:text-style-name="P5" draw:layer="layout" svg:width="12.959cm" svg:height="0.471cm" svg:x="1.016cm" svg:y="7.063cm">
          <draw:text-box>
            <text:p text:style-name="P3"><text:span text:style-name="T3">Colosenses 3:13</text:span><text:span text:style-name="T4"> a) Soportándoos unos a otros, y perdonándoos unos a otros;</text:span></text:p>
          </draw:text-box>
        </draw:frame>
        <draw:frame draw:style-name="gr4" draw:text-style-name="P5" draw:layer="layout" svg:width="12.898cm" svg:height="0.471cm" svg:x="15.248cm" svg:y="6.69cm">
          <draw:text-box>
            <text:p text:style-name="P3"><text:span text:style-name="T3">Colosenses 3:13</text:span><text:span text:style-name="T4"> b) de la manera que Cristo os perdonó, así también hacedlo</text:span></text:p>
          </draw:text-box>
        </draw:frame>
        <draw:polygon draw:style-name="gr1" draw:text-style-name="P1" draw:layer="layout" svg:width="13.806cm" svg:height="1.512cm" svg:x="0.827cm" svg:y="8.549cm" svg:viewBox="0 0 13807 1513" draw:points="0,0 13807,0 13807,1513 0,1513">
          <text:p/>
        </draw:polygon>
        <draw:polygon draw:style-name="gr1" draw:text-style-name="P1" draw:layer="layout" svg:width="13.797cm" svg:height="1.498cm" svg:x="0.832cm" svg:y="8.563cm" svg:viewBox="0 0 13798 1499" draw:points="0,0 13798,0 13798,1499 0,1499">
          <text:p/>
        </draw:polygon>
        <draw:frame draw:style-name="gr4" draw:text-style-name="P5" draw:layer="layout" svg:width="1.543cm" svg:height="0.471cm" svg:x="15.248cm" svg:y="7.444cm">
          <draw:text-box>
            <text:p text:style-name="P3"><text:span text:style-name="T4">vosotros.</text:span></text:p>
          </draw:text-box>
        </draw:frame>
        <draw:polygon draw:style-name="gr1" draw:text-style-name="P1" draw:layer="layout" svg:width="14.192cm" svg:height="1.512cm" svg:x="14.633cm" svg:y="8.549cm" svg:viewBox="0 0 14193 1513" draw:points="0,0 14193,0 14193,1513 0,1513">
          <text:p/>
        </draw:polygon>
        <draw:polygon draw:style-name="gr1" draw:text-style-name="P1" draw:layer="layout" svg:width="14.183cm" svg:height="1.498cm" svg:x="14.638cm" svg:y="8.563cm" svg:viewBox="0 0 14184 1499" draw:points="0,0 14184,0 14184,1499 0,1499">
          <text:p/>
        </draw:polygon>
        <draw:frame draw:style-name="gr4" draw:text-style-name="P5" draw:layer="layout" svg:width="10.454cm" svg:height="0.471cm" svg:x="1.016cm" svg:y="8.955cm">
          <draw:text-box>
            <text:p text:style-name="P3"><text:span text:style-name="T3">Colosenses 3:14</text:span><text:span text:style-name="T4"> a) Y sobre todas estas cosas vestíos de amor,</text:span></text:p>
          </draw:text-box>
        </draw:frame>
        <draw:polygon draw:style-name="gr1" draw:text-style-name="P1" draw:layer="layout" svg:width="13.806cm" svg:height="1.512cm" svg:x="0.827cm" svg:y="10.062cm" svg:viewBox="0 0 13807 1513" draw:points="0,0 13807,0 13807,1513 0,1513">
          <text:p/>
        </draw:polygon>
        <draw:polygon draw:style-name="gr5" draw:text-style-name="P6" draw:layer="layout" svg:width="13.797cm" svg:height="1.497cm" svg:x="0.832cm" svg:y="10.077cm" svg:viewBox="0 0 13798 1498" draw:points="0,0 13798,0 13798,1498 0,1498">
          <text:p/>
        </draw:polygon>
        <draw:frame draw:style-name="gr4" draw:text-style-name="P5" draw:layer="layout" svg:width="7.784cm" svg:height="0.471cm" svg:x="15.037cm" svg:y="8.955cm">
          <draw:text-box>
            <text:p text:style-name="P3"><text:span text:style-name="T3">Colosenses 3:14</text:span><text:span text:style-name="T4"> b) que es el vínculo perfecto.</text:span></text:p>
          </draw:text-box>
        </draw:frame>
        <draw:polygon draw:style-name="gr1" draw:text-style-name="P1" draw:layer="layout" svg:width="14.192cm" svg:height="1.512cm" svg:x="14.633cm" svg:y="10.062cm" svg:viewBox="0 0 14193 1513" draw:points="0,0 14193,0 14193,1513 0,1513">
          <text:p/>
        </draw:polygon>
        <draw:polygon draw:style-name="gr5" draw:text-style-name="P6" draw:layer="layout" svg:width="14.183cm" svg:height="1.497cm" svg:x="14.638cm" svg:y="10.077cm" svg:viewBox="0 0 14184 1498" draw:points="0,0 14184,0 14184,1498 0,1498">
          <text:p/>
        </draw:polygon>
        <draw:frame draw:style-name="gr4" draw:text-style-name="P5" draw:layer="layout" svg:width="11.665cm" svg:height="0.471cm" svg:x="1.016cm" svg:y="10.47cm">
          <draw:text-box>
            <text:p text:style-name="P3"><text:span text:style-name="T3">Efesios 4:2</text:span><text:span text:style-name="T4"> a) Con toda humildad y mansedumbre, soportándoos con</text:span></text:p>
          </draw:text-box>
        </draw:frame>
        <draw:polygon draw:style-name="gr1" draw:text-style-name="P1" draw:layer="layout" svg:width="13.806cm" svg:height="1.512cm" svg:x="0.827cm" svg:y="11.576cm" svg:viewBox="0 0 13807 1513" draw:points="0,0 13807,0 13807,1513 0,1513">
          <text:p/>
        </draw:polygon>
        <draw:polygon draw:style-name="gr1" draw:text-style-name="P1" draw:layer="layout" svg:width="13.797cm" svg:height="1.498cm" svg:x="0.832cm" svg:y="11.59cm" svg:viewBox="0 0 13798 1499" draw:points="0,0 13798,0 13798,1499 0,1499">
          <text:p/>
        </draw:polygon>
        <draw:frame draw:style-name="gr4" draw:text-style-name="P5" draw:layer="layout" svg:width="8.996cm" svg:height="0.471cm" svg:x="15.037cm" svg:y="10.47cm">
          <draw:text-box>
            <text:p text:style-name="P3"><text:span text:style-name="T3">Efesios 4:2</text:span><text:span text:style-name="T4"> b) paciencia los unos a los otros en amor.</text:span></text:p>
          </draw:text-box>
        </draw:frame>
        <draw:polygon draw:style-name="gr1" draw:text-style-name="P1" draw:layer="layout" svg:width="14.192cm" svg:height="1.512cm" svg:x="14.633cm" svg:y="11.576cm" svg:viewBox="0 0 14193 1513" draw:points="0,0 14193,0 14193,1513 0,1513">
          <text:p/>
        </draw:polygon>
        <draw:polygon draw:style-name="gr1" draw:text-style-name="P1" draw:layer="layout" svg:width="14.183cm" svg:height="1.498cm" svg:x="14.638cm" svg:y="11.59cm" svg:viewBox="0 0 14184 1499" draw:points="0,0 14184,0 14184,1499 0,1499">
          <text:p/>
        </draw:polygon>
        <draw:frame draw:style-name="gr4" draw:text-style-name="P5" draw:layer="layout" svg:width="9.56cm" svg:height="0.471cm" svg:x="1.016cm" svg:y="11.982cm">
          <draw:text-box>
            <text:p text:style-name="P3"><text:span text:style-name="T3">Efesios 4:3</text:span><text:span text:style-name="T4"> a) Solícitos en guardar la unidad del Espíritu</text:span></text:p>
          </draw:text-box>
        </draw:frame>
        <draw:polygon draw:style-name="gr1" draw:text-style-name="P1" draw:layer="layout" svg:width="13.806cm" svg:height="2.267cm" svg:x="0.827cm" svg:y="13.089cm" svg:viewBox="0 0 13807 2268" draw:points="0,0 13807,0 13807,2268 0,2268">
          <text:p/>
        </draw:polygon>
        <draw:polygon draw:style-name="gr5" draw:text-style-name="P6" draw:layer="layout" svg:width="13.797cm" svg:height="2.253cm" svg:x="0.832cm" svg:y="13.103cm" svg:viewBox="0 0 13798 2254" draw:points="0,0 13798,0 13798,2254 0,2254">
          <text:p/>
        </draw:polygon>
        <draw:frame draw:style-name="gr4" draw:text-style-name="P5" draw:layer="layout" svg:width="6.362cm" svg:height="0.471cm" svg:x="15.037cm" svg:y="11.982cm">
          <draw:text-box>
            <text:p text:style-name="P3"><text:span text:style-name="T3">Efesios 4:3</text:span><text:span text:style-name="T4"> b) en el vínculo de la paz.</text:span></text:p>
          </draw:text-box>
        </draw:frame>
        <draw:frame draw:style-name="gr4" draw:text-style-name="P5" draw:layer="layout" svg:width="13.042cm" svg:height="0.471cm" svg:x="1.016cm" svg:y="13.497cm">
          <draw:text-box>
            <text:p text:style-name="P3"><text:span text:style-name="T3">Filipenses 2:2</text:span><text:span text:style-name="T4"> a) Completad mi gozo, sintiendo lo mismo, teniendo el mismo</text:span></text:p>
          </draw:text-box>
        </draw:frame>
        <draw:polygon draw:style-name="gr1" draw:text-style-name="P1" draw:layer="layout" svg:width="14.192cm" svg:height="2.267cm" svg:x="14.633cm" svg:y="13.089cm" svg:viewBox="0 0 14193 2268" draw:points="0,0 14193,0 14193,2268 0,2268">
          <text:p/>
        </draw:polygon>
        <draw:polygon draw:style-name="gr5" draw:text-style-name="P6" draw:layer="layout" svg:width="14.183cm" svg:height="2.253cm" svg:x="14.638cm" svg:y="13.103cm" svg:viewBox="0 0 14184 2254" draw:points="0,0 14184,0 14184,2254 0,2254">
          <text:p/>
        </draw:polygon>
        <draw:frame draw:style-name="gr4" draw:text-style-name="P5" draw:layer="layout" svg:width="0.978cm" svg:height="0.471cm" svg:x="1.016cm" svg:y="14.251cm">
          <draw:text-box>
            <text:p text:style-name="P3"><text:span text:style-name="T4">amor,</text:span></text:p>
          </draw:text-box>
        </draw:frame>
        <draw:polygon draw:style-name="gr1" draw:text-style-name="P1" draw:layer="layout" svg:width="13.806cm" svg:height="1.512cm" svg:x="0.827cm" svg:y="15.356cm" svg:viewBox="0 0 13807 1513" draw:points="0,0 13807,0 13807,1513 0,1513">
          <text:p/>
        </draw:polygon>
        <draw:polygon draw:style-name="gr1" draw:text-style-name="P1" draw:layer="layout" svg:width="13.797cm" svg:height="1.498cm" svg:x="0.832cm" svg:y="15.37cm" svg:viewBox="0 0 13798 1499" draw:points="0,0 13798,0 13798,1499 0,1499">
          <text:p/>
        </draw:polygon>
        <draw:frame draw:style-name="gr4" draw:text-style-name="P5" draw:layer="layout" svg:width="9.232cm" svg:height="0.471cm" svg:x="15.037cm" svg:y="13.87cm">
          <draw:text-box>
            <text:p text:style-name="P3"><text:span text:style-name="T3">Filipenses 2:2</text:span><text:span text:style-name="T4"> b) unánimes, sintiendo una misma cosa.</text:span></text:p>
          </draw:text-box>
        </draw:frame>
        <draw:polygon draw:style-name="gr1" draw:text-style-name="P1" draw:layer="layout" svg:width="14.192cm" svg:height="1.512cm" svg:x="14.633cm" svg:y="15.356cm" svg:viewBox="0 0 14193 1513" draw:points="0,0 14193,0 14193,1513 0,1513">
          <text:p/>
        </draw:polygon>
        <draw:polygon draw:style-name="gr1" draw:text-style-name="P1" draw:layer="layout" svg:width="14.183cm" svg:height="1.498cm" svg:x="14.638cm" svg:y="15.37cm" svg:viewBox="0 0 14184 1499" draw:points="0,0 14184,0 14184,1499 0,1499">
          <text:p/>
        </draw:polygon>
        <draw:frame draw:style-name="gr4" draw:text-style-name="P5" draw:layer="layout" svg:width="9.89cm" svg:height="0.471cm" svg:x="1.016cm" svg:y="15.762cm">
          <draw:text-box>
            <text:p text:style-name="P3"><text:span text:style-name="T3">Filipenses 2:4</text:span><text:span text:style-name="T4"> a) No mirando cada uno por lo suyo propio,</text:span></text:p>
          </draw:text-box>
        </draw:frame>
        <draw:polygon draw:style-name="gr1" draw:text-style-name="P1" draw:layer="layout" svg:width="13.806cm" svg:height="2.267cm" svg:x="0.827cm" svg:y="16.869cm" svg:viewBox="0 0 13807 2268" draw:points="0,0 13807,0 13807,2268 0,2268">
          <text:p/>
        </draw:polygon>
        <draw:polygon draw:style-name="gr5" draw:text-style-name="P6" draw:layer="layout" svg:width="13.797cm" svg:height="2.255cm" svg:x="0.832cm" svg:y="16.883cm" svg:viewBox="0 0 13798 2256" draw:points="0,0 13798,0 13798,2256 0,2256">
          <text:p/>
        </draw:polygon>
        <draw:frame draw:style-name="gr4" draw:text-style-name="P5" draw:layer="layout" svg:width="10.066cm" svg:height="0.471cm" svg:x="15.037cm" svg:y="15.762cm">
          <draw:text-box>
            <text:p text:style-name="P3"><text:span text:style-name="T3">Filipenses 2:4</text:span><text:span text:style-name="T4"> b) sino cada cual también por lo de los otros.</text:span></text:p>
          </draw:text-box>
        </draw:frame>
        <draw:polygon draw:style-name="gr1" draw:text-style-name="P1" draw:layer="layout" svg:width="14.192cm" svg:height="2.267cm" svg:x="14.633cm" svg:y="16.869cm" svg:viewBox="0 0 14193 2268" draw:points="0,0 14193,0 14193,2268 0,2268">
          <text:p/>
        </draw:polygon>
        <draw:polygon draw:style-name="gr5" draw:text-style-name="P6" draw:layer="layout" svg:width="14.183cm" svg:height="2.255cm" svg:x="14.638cm" svg:y="16.883cm" svg:viewBox="0 0 14184 2256" draw:points="0,0 14184,0 14184,2256 0,2256">
          <text:p/>
        </draw:polygon>
        <draw:frame draw:style-name="gr4" draw:text-style-name="P5" draw:layer="layout" svg:width="8.338cm" svg:height="0.471cm" svg:x="1.016cm" svg:y="17.65cm">
          <draw:text-box>
            <text:p text:style-name="P3"><text:span text:style-name="T3">Hebreos 10:24</text:span><text:span text:style-name="T4"> a) Y considerémonos unos a otros</text:span></text:p>
          </draw:text-box>
        </draw:frame>
        <draw:line draw:style-name="gr6" draw:text-style-name="P7" draw:layer="layout" svg:x1="0.818cm" svg:y1="0.507cm" svg:x2="28.833cm" svg:y2="0.507cm">
          <text:p/>
        </draw:line>
        <draw:line draw:style-name="gr6" draw:text-style-name="P7" draw:layer="layout" svg:x1="0.818cm" svg:y1="1.752cm" svg:x2="28.833cm" svg:y2="1.752cm">
          <text:p/>
        </draw:line>
        <draw:line draw:style-name="gr6" draw:text-style-name="P7" draw:layer="layout" svg:x1="0.818cm" svg:y1="3.266cm" svg:x2="28.833cm" svg:y2="3.266cm">
          <text:p/>
        </draw:line>
        <draw:line draw:style-name="gr6" draw:text-style-name="P7" draw:layer="layout" svg:x1="0.818cm" svg:y1="4.779cm" svg:x2="28.833cm" svg:y2="4.779cm">
          <text:p/>
        </draw:line>
        <draw:line draw:style-name="gr6" draw:text-style-name="P7" draw:layer="layout" svg:x1="0.818cm" svg:y1="6.291cm" svg:x2="28.833cm" svg:y2="6.291cm">
          <text:p/>
        </draw:line>
        <draw:line draw:style-name="gr6" draw:text-style-name="P7" draw:layer="layout" svg:x1="0.818cm" svg:y1="8.559cm" svg:x2="28.833cm" svg:y2="8.559cm">
          <text:p/>
        </draw:line>
        <draw:line draw:style-name="gr6" draw:text-style-name="P7" draw:layer="layout" svg:x1="0.818cm" svg:y1="10.073cm" svg:x2="28.833cm" svg:y2="10.073cm">
          <text:p/>
        </draw:line>
        <draw:line draw:style-name="gr6" draw:text-style-name="P7" draw:layer="layout" svg:x1="0.818cm" svg:y1="11.584cm" svg:x2="28.833cm" svg:y2="11.584cm">
          <text:p/>
        </draw:line>
        <draw:line draw:style-name="gr6" draw:text-style-name="P7" draw:layer="layout" svg:x1="0.818cm" svg:y1="13.098cm" svg:x2="28.833cm" svg:y2="13.098cm">
          <text:p/>
        </draw:line>
        <draw:line draw:style-name="gr6" draw:text-style-name="P7" draw:layer="layout" svg:x1="0.818cm" svg:y1="15.366cm" svg:x2="28.833cm" svg:y2="15.366cm">
          <text:p/>
        </draw:line>
        <draw:line draw:style-name="gr6" draw:text-style-name="P7" draw:layer="layout" svg:x1="0.818cm" svg:y1="16.878cm" svg:x2="28.833cm" svg:y2="16.878cm">
          <text:p/>
        </draw:line>
        <draw:line draw:style-name="gr6" draw:text-style-name="P7" draw:layer="layout" svg:x1="0.818cm" svg:y1="19.143cm" svg:x2="28.833cm" svg:y2="19.143cm">
          <text:p/>
        </draw:line>
        <draw:line draw:style-name="gr6" draw:text-style-name="P7" draw:layer="layout" svg:x1="0.827cm" svg:y1="0.499cm" svg:x2="0.827cm" svg:y2="19.134cm">
          <text:p/>
        </draw:line>
        <draw:line draw:style-name="gr6" draw:text-style-name="P7" draw:layer="layout" svg:x1="14.633cm" svg:y1="0.499cm" svg:x2="14.633cm" svg:y2="19.134cm">
          <text:p/>
        </draw:line>
        <draw:line draw:style-name="gr6" draw:text-style-name="P7" draw:layer="layout" svg:x1="28.825cm" svg:y1="0.499cm" svg:x2="28.825cm" svg:y2="19.134cm">
          <text:p/>
        </draw:line>
        <draw:frame draw:style-name="gr4" draw:text-style-name="P5" draw:layer="layout" svg:width="11.029cm" svg:height="0.471cm" svg:x="15.037cm" svg:y="17.278cm">
          <draw:text-box>
            <text:p text:style-name="P3"><text:span text:style-name="T3">Hebreos 10:24</text:span><text:span text:style-name="T4"> b) para estimularnos al amor y a las buenas obras.</text:span></text:p>
          </draw:text-box>
        </draw:frame>
        <draw:frame draw:style-name="gr7" draw:text-style-name="P11" draw:layer="layout" svg:width="5.5cm" svg:height="0.75cm" svg:x="7.8cm" svg:y="0.7cm">
          <draw:text-box>
            <text:p text:style-name="P10"><text:span text:style-name="T6">Página 2</text:span></text:p>
          </draw:text-box>
        </draw:frame>
      </draw:page>
      <draw:page draw:name="page3" draw:style-name="dp1" draw:master-page-name="master-page32">
        <draw:polygon draw:style-name="gr1" draw:text-style-name="P1" draw:layer="layout" svg:width="13.806cm" svg:height="1.243cm" svg:x="0.827cm" svg:y="0.499cm" svg:viewBox="0 0 13807 1244" draw:points="0,0 13807,0 13807,1244 0,1244">
          <text:p/>
        </draw:polygon>
        <draw:polygon draw:style-name="gr2" draw:text-style-name="P2" draw:layer="layout" svg:width="13.797cm" svg:height="1.229cm" svg:x="0.832cm" svg:y="0.513cm" svg:viewBox="0 0 13798 1230" draw:points="0,0 13798,0 13798,1230 0,1230">
          <text:p/>
        </draw:polygon>
        <draw:polygon draw:style-name="gr1" draw:text-style-name="P1" draw:layer="layout" svg:width="14.192cm" svg:height="1.243cm" svg:x="14.633cm" svg:y="0.499cm" svg:viewBox="0 0 14193 1244" draw:points="0,0 14193,0 14193,1244 0,1244">
          <text:p/>
        </draw:polygon>
        <draw:polygon draw:style-name="gr2" draw:text-style-name="P2" draw:layer="layout" svg:width="14.183cm" svg:height="1.229cm" svg:x="14.638cm" svg:y="0.513cm" svg:viewBox="0 0 14184 1230" draw:points="0,0 14184,0 14184,1230 0,1230">
          <text:p/>
        </draw:polygon>
        <draw:frame draw:style-name="gr4" draw:text-style-name="P5" draw:layer="layout" svg:width="5.127cm" svg:height="0.471cm" svg:x="1.016cm" svg:y="0.903cm">
          <draw:text-box>
            <text:p text:style-name="P3"><text:span text:style-name="T2">Parte A (Reina Valera 1960)</text:span></text:p>
          </draw:text-box>
        </draw:frame>
        <draw:polygon draw:style-name="gr1" draw:text-style-name="P1" draw:layer="layout" svg:width="13.806cm" svg:height="2.267cm" svg:x="0.827cm" svg:y="1.742cm" svg:viewBox="0 0 13807 2268" draw:points="0,0 13807,0 13807,2268 0,2268">
          <text:p/>
        </draw:polygon>
        <draw:polygon draw:style-name="gr1" draw:text-style-name="P1" draw:layer="layout" svg:width="13.797cm" svg:height="2.253cm" svg:x="0.832cm" svg:y="1.756cm" svg:viewBox="0 0 13798 2254" draw:points="0,0 13798,0 13798,2254 0,2254">
          <text:p/>
        </draw:polygon>
        <draw:frame draw:style-name="gr4" draw:text-style-name="P5" draw:layer="layout" svg:width="5.104cm" svg:height="0.471cm" svg:x="14.825cm" svg:y="0.903cm">
          <draw:text-box>
            <text:p text:style-name="P3"><text:span text:style-name="T2">Parte B (Reina Valera 1960)</text:span></text:p>
          </draw:text-box>
        </draw:frame>
        <draw:frame draw:style-name="gr4" draw:text-style-name="P5" draw:layer="layout" svg:width="12.264cm" svg:height="0.471cm" svg:x="1.016cm" svg:y="2.148cm">
          <draw:text-box>
            <text:p text:style-name="P3"><text:span text:style-name="T3">Hebreos 10:25</text:span><text:span text:style-name="T4"> a) No dejando de congregarnos, como algunos tienen por</text:span></text:p>
          </draw:text-box>
        </draw:frame>
        <draw:polygon draw:style-name="gr1" draw:text-style-name="P1" draw:layer="layout" svg:width="14.192cm" svg:height="2.267cm" svg:x="14.633cm" svg:y="1.742cm" svg:viewBox="0 0 14193 2268" draw:points="0,0 14193,0 14193,2268 0,2268">
          <text:p/>
        </draw:polygon>
        <draw:polygon draw:style-name="gr1" draw:text-style-name="P1" draw:layer="layout" svg:width="14.183cm" svg:height="2.253cm" svg:x="14.638cm" svg:y="1.756cm" svg:viewBox="0 0 14184 2254" draw:points="0,0 14184,0 14184,2254 0,2254">
          <text:p/>
        </draw:polygon>
        <draw:frame draw:style-name="gr4" draw:text-style-name="P5" draw:layer="layout" svg:width="1.871cm" svg:height="0.471cm" svg:x="1.016cm" svg:y="2.901cm">
          <draw:text-box>
            <text:p text:style-name="P3"><text:span text:style-name="T4">costumbre,</text:span></text:p>
          </draw:text-box>
        </draw:frame>
        <draw:frame draw:style-name="gr4" draw:text-style-name="P5" draw:layer="layout" svg:width="13.017cm" svg:height="0.471cm" svg:x="15.248cm" svg:y="2.148cm">
          <draw:text-box>
            <text:p text:style-name="P3"><text:span text:style-name="T3">Hebreos 10:25</text:span><text:span text:style-name="T4"> b) sino exhortándonos; y tanto más, cuanto veis que aquel día</text:span></text:p>
          </draw:text-box>
        </draw:frame>
        <draw:polygon draw:style-name="gr1" draw:text-style-name="P1" draw:layer="layout" svg:width="13.806cm" svg:height="1.511cm" svg:x="0.827cm" svg:y="4.011cm" svg:viewBox="0 0 13807 1512" draw:points="0,0 13807,0 13807,1512 0,1512">
          <text:p/>
        </draw:polygon>
        <draw:polygon draw:style-name="gr5" draw:text-style-name="P6" draw:layer="layout" svg:width="13.797cm" svg:height="1.497cm" svg:x="0.832cm" svg:y="4.025cm" svg:viewBox="0 0 13798 1498" draw:points="0,0 13798,0 13798,1498 0,1498">
          <text:p/>
        </draw:polygon>
        <draw:frame draw:style-name="gr4" draw:text-style-name="P5" draw:layer="layout" svg:width="1.647cm" svg:height="0.471cm" svg:x="15.248cm" svg:y="2.901cm">
          <draw:text-box>
            <text:p text:style-name="P3"><text:span text:style-name="T4">se acerca.</text:span></text:p>
          </draw:text-box>
        </draw:frame>
        <draw:polygon draw:style-name="gr1" draw:text-style-name="P1" draw:layer="layout" svg:width="14.192cm" svg:height="1.511cm" svg:x="14.633cm" svg:y="4.011cm" svg:viewBox="0 0 14193 1512" draw:points="0,0 14193,0 14193,1512 0,1512">
          <text:p/>
        </draw:polygon>
        <draw:polygon draw:style-name="gr5" draw:text-style-name="P6" draw:layer="layout" svg:width="14.183cm" svg:height="1.497cm" svg:x="14.638cm" svg:y="4.025cm" svg:viewBox="0 0 14184 1498" draw:points="0,0 14184,0 14184,1498 0,1498">
          <text:p/>
        </draw:polygon>
        <draw:frame draw:style-name="gr4" draw:text-style-name="P5" draw:layer="layout" svg:width="9.913cm" svg:height="0.471cm" svg:x="1.016cm" svg:y="4.417cm">
          <draw:text-box>
            <text:p text:style-name="P3"><text:span text:style-name="T3">Gálatas 6:2</text:span><text:span text:style-name="T4"> a) Sobrellevad los unos las cargas de los otros,</text:span></text:p>
          </draw:text-box>
        </draw:frame>
        <draw:polygon draw:style-name="gr1" draw:text-style-name="P1" draw:layer="layout" svg:width="13.806cm" svg:height="1.512cm" svg:x="0.827cm" svg:y="5.524cm" svg:viewBox="0 0 13807 1513" draw:points="0,0 13807,0 13807,1513 0,1513">
          <text:p/>
        </draw:polygon>
        <draw:polygon draw:style-name="gr1" draw:text-style-name="P1" draw:layer="layout" svg:width="13.797cm" svg:height="1.498cm" svg:x="0.832cm" svg:y="5.538cm" svg:viewBox="0 0 13798 1499" draw:points="0,0 13798,0 13798,1499 0,1499">
          <text:p/>
        </draw:polygon>
        <draw:frame draw:style-name="gr4" draw:text-style-name="P5" draw:layer="layout" svg:width="7.55cm" svg:height="0.471cm" svg:x="15.037cm" svg:y="4.417cm">
          <draw:text-box>
            <text:p text:style-name="P3"><text:span text:style-name="T3">Gálatas 6:2</text:span><text:span text:style-name="T4"> b) y cumplid así la ley de Cristo.</text:span></text:p>
          </draw:text-box>
        </draw:frame>
        <draw:polygon draw:style-name="gr1" draw:text-style-name="P1" draw:layer="layout" svg:width="14.192cm" svg:height="1.512cm" svg:x="14.633cm" svg:y="5.524cm" svg:viewBox="0 0 14193 1513" draw:points="0,0 14193,0 14193,1513 0,1513">
          <text:p/>
        </draw:polygon>
        <draw:polygon draw:style-name="gr1" draw:text-style-name="P1" draw:layer="layout" svg:width="14.183cm" svg:height="1.498cm" svg:x="14.638cm" svg:y="5.538cm" svg:viewBox="0 0 14184 1499" draw:points="0,0 14184,0 14184,1499 0,1499">
          <text:p/>
        </draw:polygon>
        <draw:frame draw:style-name="gr4" draw:text-style-name="P5" draw:layer="layout" svg:width="9.995cm" svg:height="0.471cm" svg:x="1.016cm" svg:y="5.932cm">
          <draw:text-box>
            <text:p text:style-name="P3"><text:span text:style-name="T3">1 Tesalonicenses 5:11</text:span><text:span text:style-name="T4"> a) Por lo cual, animaos unos a otros,</text:span></text:p>
          </draw:text-box>
        </draw:frame>
        <draw:polygon draw:style-name="gr1" draw:text-style-name="P1" draw:layer="layout" svg:width="13.806cm" svg:height="2.267cm" svg:x="0.827cm" svg:y="7.037cm" svg:viewBox="0 0 13807 2268" draw:points="0,0 13807,0 13807,2268 0,2268">
          <text:p/>
        </draw:polygon>
        <draw:polygon draw:style-name="gr5" draw:text-style-name="P6" draw:layer="layout" svg:width="13.797cm" svg:height="2.252cm" svg:x="0.832cm" svg:y="7.052cm" svg:viewBox="0 0 13798 2253" draw:points="0,0 13798,0 13798,2253 0,2253">
          <text:p/>
        </draw:polygon>
        <draw:frame draw:style-name="gr4" draw:text-style-name="P5" draw:layer="layout" svg:width="8.407cm" svg:height="0.471cm" svg:x="15.037cm" svg:y="5.932cm">
          <draw:text-box>
            <text:p text:style-name="P3"><text:span text:style-name="T3">1 Tesalonicenses 5:11</text:span><text:span text:style-name="T4"> b) y edificaos unos a otros.</text:span></text:p>
          </draw:text-box>
        </draw:frame>
        <draw:frame draw:style-name="gr4" draw:text-style-name="P5" draw:layer="layout" svg:width="12.523cm" svg:height="0.471cm" svg:x="1.016cm" svg:y="7.444cm">
          <draw:text-box>
            <text:p text:style-name="P3"><text:span text:style-name="T3">Santiago 5:16</text:span><text:span text:style-name="T4"> a) Confesaos vuestras ofensas unos a otros, y orad unos por</text:span></text:p>
          </draw:text-box>
        </draw:frame>
        <draw:polygon draw:style-name="gr1" draw:text-style-name="P1" draw:layer="layout" svg:width="14.192cm" svg:height="2.267cm" svg:x="14.633cm" svg:y="7.037cm" svg:viewBox="0 0 14193 2268" draw:points="0,0 14193,0 14193,2268 0,2268">
          <text:p/>
        </draw:polygon>
        <draw:polygon draw:style-name="gr5" draw:text-style-name="P6" draw:layer="layout" svg:width="14.183cm" svg:height="2.252cm" svg:x="14.638cm" svg:y="7.052cm" svg:viewBox="0 0 14184 2253" draw:points="0,0 14184,0 14184,2253 0,2253">
          <text:p/>
        </draw:polygon>
        <draw:frame draw:style-name="gr4" draw:text-style-name="P5" draw:layer="layout" svg:width="0.955cm" svg:height="0.471cm" svg:x="1.016cm" svg:y="8.197cm">
          <draw:text-box>
            <text:p text:style-name="P3"><text:span text:style-name="T4">otros,</text:span></text:p>
          </draw:text-box>
        </draw:frame>
        <draw:polygon draw:style-name="gr1" draw:text-style-name="P1" draw:layer="layout" svg:width="13.806cm" svg:height="1.512cm" svg:x="0.827cm" svg:y="9.304cm" svg:viewBox="0 0 13807 1513" draw:points="0,0 13807,0 13807,1513 0,1513">
          <text:p/>
        </draw:polygon>
        <draw:polygon draw:style-name="gr1" draw:text-style-name="P1" draw:layer="layout" svg:width="13.797cm" svg:height="1.498cm" svg:x="0.832cm" svg:y="9.318cm" svg:viewBox="0 0 13798 1499" draw:points="0,0 13798,0 13798,1499 0,1499">
          <text:p/>
        </draw:polygon>
        <draw:frame draw:style-name="gr4" draw:text-style-name="P5" draw:layer="layout" svg:width="6.832cm" svg:height="0.471cm" svg:x="15.037cm" svg:y="7.82cm">
          <draw:text-box>
            <text:p text:style-name="P3"><text:span text:style-name="T3">Santiago 5:16</text:span><text:span text:style-name="T4"> b) para que seáis sanados.</text:span></text:p>
          </draw:text-box>
        </draw:frame>
        <draw:polygon draw:style-name="gr1" draw:text-style-name="P1" draw:layer="layout" svg:width="14.192cm" svg:height="1.512cm" svg:x="14.633cm" svg:y="9.304cm" svg:viewBox="0 0 14193 1513" draw:points="0,0 14193,0 14193,1513 0,1513">
          <text:p/>
        </draw:polygon>
        <draw:polygon draw:style-name="gr1" draw:text-style-name="P1" draw:layer="layout" svg:width="14.183cm" svg:height="1.498cm" svg:x="14.638cm" svg:y="9.318cm" svg:viewBox="0 0 14184 1499" draw:points="0,0 14184,0 14184,1499 0,1499">
          <text:p/>
        </draw:polygon>
        <draw:frame draw:style-name="gr4" draw:text-style-name="P5" draw:layer="layout" svg:width="12.24cm" svg:height="0.471cm" svg:x="1.016cm" svg:y="9.708cm">
          <draw:text-box>
            <text:p text:style-name="P3"><text:span text:style-name="T3">Proverbios 18:24</text:span><text:span text:style-name="T4"> a) El hombre que tiene amigos ha de mostrarse amigo;</text:span></text:p>
          </draw:text-box>
        </draw:frame>
        <draw:polygon draw:style-name="gr1" draw:text-style-name="P1" draw:layer="layout" svg:width="13.806cm" svg:height="1.512cm" svg:x="0.827cm" svg:y="10.817cm" svg:viewBox="0 0 13807 1513" draw:points="0,0 13807,0 13807,1513 0,1513">
          <text:p/>
        </draw:polygon>
        <draw:polygon draw:style-name="gr5" draw:text-style-name="P6" draw:layer="layout" svg:width="13.797cm" svg:height="1.497cm" svg:x="0.832cm" svg:y="10.832cm" svg:viewBox="0 0 13798 1498" draw:points="0,0 13798,0 13798,1498 0,1498">
          <text:p/>
        </draw:polygon>
        <draw:frame draw:style-name="gr4" draw:text-style-name="P5" draw:layer="layout" svg:width="10.36cm" svg:height="0.471cm" svg:x="15.037cm" svg:y="9.708cm">
          <draw:text-box>
            <text:p text:style-name="P3"><text:span text:style-name="T3">Proverbios 18:24</text:span><text:span text:style-name="T4"> b) y amigo hay más unido que un hermano.</text:span></text:p>
          </draw:text-box>
        </draw:frame>
        <draw:polygon draw:style-name="gr1" draw:text-style-name="P1" draw:layer="layout" svg:width="14.192cm" svg:height="1.512cm" svg:x="14.633cm" svg:y="10.817cm" svg:viewBox="0 0 14193 1513" draw:points="0,0 14193,0 14193,1513 0,1513">
          <text:p/>
        </draw:polygon>
        <draw:polygon draw:style-name="gr5" draw:text-style-name="P6" draw:layer="layout" svg:width="14.183cm" svg:height="1.497cm" svg:x="14.638cm" svg:y="10.832cm" svg:viewBox="0 0 14184 1498" draw:points="0,0 14184,0 14184,1498 0,1498">
          <text:p/>
        </draw:polygon>
        <draw:frame draw:style-name="gr4" draw:text-style-name="P5" draw:layer="layout" svg:width="10.794cm" svg:height="0.471cm" svg:x="1.016cm" svg:y="11.224cm">
          <draw:text-box>
            <text:p text:style-name="P3"><text:span text:style-name="T3">1 Pedro 4:8</text:span><text:span text:style-name="T4"> a) Y ante todo, tened entre vosotros ferviente amor;</text:span></text:p>
          </draw:text-box>
        </draw:frame>
        <draw:polygon draw:style-name="gr1" draw:text-style-name="P1" draw:layer="layout" svg:width="13.806cm" svg:height="2.266cm" svg:x="0.827cm" svg:y="12.331cm" svg:viewBox="0 0 13807 2267" draw:points="0,0 13807,0 13807,2267 0,2267">
          <text:p/>
        </draw:polygon>
        <draw:polygon draw:style-name="gr1" draw:text-style-name="P1" draw:layer="layout" svg:width="13.797cm" svg:height="2.252cm" svg:x="0.832cm" svg:y="12.345cm" svg:viewBox="0 0 13798 2253" draw:points="0,0 13798,0 13798,2253 0,2253">
          <text:p/>
        </draw:polygon>
        <draw:frame draw:style-name="gr4" draw:text-style-name="P5" draw:layer="layout" svg:width="10.006cm" svg:height="0.471cm" svg:x="15.037cm" svg:y="11.224cm">
          <draw:text-box>
            <text:p text:style-name="P3"><text:span text:style-name="T3">1 Pedro 4:8</text:span><text:span text:style-name="T4"> b) porque el amor cubrirá multitud de pecados.</text:span></text:p>
          </draw:text-box>
        </draw:frame>
        <draw:frame draw:style-name="gr4" draw:text-style-name="P5" draw:layer="layout" svg:width="11.631cm" svg:height="0.471cm" svg:x="1.016cm" svg:y="12.735cm">
          <draw:text-box>
            <text:p text:style-name="P3"><text:span text:style-name="T3">1 Pedro 3:8</text:span><text:span text:style-name="T4"> a) Sed todos de un mismo sentir, compasivos, amándoos</text:span></text:p>
          </draw:text-box>
        </draw:frame>
        <draw:polygon draw:style-name="gr1" draw:text-style-name="P1" draw:layer="layout" svg:width="14.192cm" svg:height="2.266cm" svg:x="14.633cm" svg:y="12.331cm" svg:viewBox="0 0 14193 2267" draw:points="0,0 14193,0 14193,2267 0,2267">
          <text:p/>
        </draw:polygon>
        <draw:polygon draw:style-name="gr1" draw:text-style-name="P1" draw:layer="layout" svg:width="14.183cm" svg:height="2.252cm" svg:x="14.638cm" svg:y="12.345cm" svg:viewBox="0 0 14184 2253" draw:points="0,0 14184,0 14184,2253 0,2253">
          <text:p/>
        </draw:polygon>
        <draw:frame draw:style-name="gr4" draw:text-style-name="P5" draw:layer="layout" svg:width="2.576cm" svg:height="0.471cm" svg:x="1.016cm" svg:y="13.489cm">
          <draw:text-box>
            <text:p text:style-name="P3"><text:span text:style-name="T4">fraternalmente,</text:span></text:p>
          </draw:text-box>
        </draw:frame>
        <draw:polygon draw:style-name="gr1" draw:text-style-name="P1" draw:layer="layout" svg:width="13.806cm" svg:height="1.512cm" svg:x="0.827cm" svg:y="14.597cm" svg:viewBox="0 0 13807 1513" draw:points="0,0 13807,0 13807,1513 0,1513">
          <text:p/>
        </draw:polygon>
        <draw:polygon draw:style-name="gr5" draw:text-style-name="P6" draw:layer="layout" svg:width="13.797cm" svg:height="1.497cm" svg:x="0.832cm" svg:y="14.612cm" svg:viewBox="0 0 13798 1498" draw:points="0,0 13798,0 13798,1498 0,1498">
          <text:p/>
        </draw:polygon>
        <draw:frame draw:style-name="gr4" draw:text-style-name="P5" draw:layer="layout" svg:width="7.245cm" svg:height="0.471cm" svg:x="15.037cm" svg:y="13.112cm">
          <draw:text-box>
            <text:p text:style-name="P3"><text:span text:style-name="T3">1 Pedro 3:8</text:span><text:span text:style-name="T4"> b) misericordiosos, amigables;</text:span></text:p>
          </draw:text-box>
        </draw:frame>
        <draw:polygon draw:style-name="gr1" draw:text-style-name="P1" draw:layer="layout" svg:width="14.192cm" svg:height="1.512cm" svg:x="14.633cm" svg:y="14.597cm" svg:viewBox="0 0 14193 1513" draw:points="0,0 14193,0 14193,1513 0,1513">
          <text:p/>
        </draw:polygon>
        <draw:polygon draw:style-name="gr5" draw:text-style-name="P6" draw:layer="layout" svg:width="14.183cm" svg:height="1.497cm" svg:x="14.638cm" svg:y="14.612cm" svg:viewBox="0 0 14184 1498" draw:points="0,0 14184,0 14184,1498 0,1498">
          <text:p/>
        </draw:polygon>
        <draw:frame draw:style-name="gr4" draw:text-style-name="P5" draw:layer="layout" svg:width="9.396cm" svg:height="0.471cm" svg:x="1.016cm" svg:y="15.004cm">
          <draw:text-box>
            <text:p text:style-name="P3"><text:span text:style-name="T3">Salmos 133:1</text:span><text:span text:style-name="T4"> a) ¡Mirad cuán bueno y cuán delicioso es</text:span></text:p>
          </draw:text-box>
        </draw:frame>
        <draw:polygon draw:style-name="gr1" draw:text-style-name="P1" draw:layer="layout" svg:width="13.806cm" svg:height="1.512cm" svg:x="0.827cm" svg:y="16.111cm" svg:viewBox="0 0 13807 1513" draw:points="0,0 13807,0 13807,1513 0,1513">
          <text:p/>
        </draw:polygon>
        <draw:polygon draw:style-name="gr1" draw:text-style-name="P1" draw:layer="layout" svg:width="13.797cm" svg:height="1.498cm" svg:x="0.832cm" svg:y="16.125cm" svg:viewBox="0 0 13798 1499" draw:points="0,0 13798,0 13798,1499 0,1499">
          <text:p/>
        </draw:polygon>
        <draw:frame draw:style-name="gr4" draw:text-style-name="P5" draw:layer="layout" svg:width="9.69cm" svg:height="0.471cm" svg:x="15.037cm" svg:y="15.004cm">
          <draw:text-box>
            <text:p text:style-name="P3"><text:span text:style-name="T3">Salmos 133:1</text:span><text:span text:style-name="T4"> b) habitar los hermanos juntos en armonía!</text:span></text:p>
          </draw:text-box>
        </draw:frame>
        <draw:polygon draw:style-name="gr1" draw:text-style-name="P1" draw:layer="layout" svg:width="14.192cm" svg:height="1.512cm" svg:x="14.633cm" svg:y="16.111cm" svg:viewBox="0 0 14193 1513" draw:points="0,0 14193,0 14193,1513 0,1513">
          <text:p/>
        </draw:polygon>
        <draw:polygon draw:style-name="gr1" draw:text-style-name="P1" draw:layer="layout" svg:width="14.183cm" svg:height="1.498cm" svg:x="14.638cm" svg:y="16.125cm" svg:viewBox="0 0 14184 1499" draw:points="0,0 14184,0 14184,1499 0,1499">
          <text:p/>
        </draw:polygon>
        <draw:frame draw:style-name="gr4" draw:text-style-name="P5" draw:layer="layout" svg:width="12.547cm" svg:height="0.471cm" svg:x="1.016cm" svg:y="16.516cm">
          <draw:text-box>
            <text:p text:style-name="P3"><text:span text:style-name="T3">Mateo 18:20</text:span><text:span text:style-name="T4"> a) Porque donde están dos o tres congregados en mi nombre,</text:span></text:p>
          </draw:text-box>
        </draw:frame>
        <draw:polygon draw:style-name="gr1" draw:text-style-name="P1" draw:layer="layout" svg:width="13.806cm" svg:height="1.512cm" svg:x="0.827cm" svg:y="17.624cm" svg:viewBox="0 0 13807 1513" draw:points="0,0 13807,0 13807,1513 0,1513">
          <text:p/>
        </draw:polygon>
        <draw:polygon draw:style-name="gr5" draw:text-style-name="P6" draw:layer="layout" svg:width="13.797cm" svg:height="1.5cm" svg:x="0.832cm" svg:y="17.638cm" svg:viewBox="0 0 13798 1501" draw:points="0,0 13798,0 13798,1501 0,1501">
          <text:p/>
        </draw:polygon>
        <draw:frame draw:style-name="gr4" draw:text-style-name="P5" draw:layer="layout" svg:width="7.974cm" svg:height="0.471cm" svg:x="15.037cm" svg:y="16.516cm">
          <draw:text-box>
            <text:p text:style-name="P3"><text:span text:style-name="T3">Mateo 18:20</text:span><text:span text:style-name="T4"> b) allí estoy yo en medio de ellos.</text:span></text:p>
          </draw:text-box>
        </draw:frame>
        <draw:polygon draw:style-name="gr1" draw:text-style-name="P1" draw:layer="layout" svg:width="14.192cm" svg:height="1.512cm" svg:x="14.633cm" svg:y="17.624cm" svg:viewBox="0 0 14193 1513" draw:points="0,0 14193,0 14193,1513 0,1513">
          <text:p/>
        </draw:polygon>
        <draw:polygon draw:style-name="gr5" draw:text-style-name="P6" draw:layer="layout" svg:width="14.183cm" svg:height="1.5cm" svg:x="14.638cm" svg:y="17.638cm" svg:viewBox="0 0 14184 1501" draw:points="0,0 14184,0 14184,1501 0,1501">
          <text:p/>
        </draw:polygon>
        <draw:frame draw:style-name="gr4" draw:text-style-name="P5" draw:layer="layout" svg:width="11.3cm" svg:height="0.471cm" svg:x="1.016cm" svg:y="18.031cm">
          <draw:text-box>
            <text:p text:style-name="P3"><text:span text:style-name="T3">Juan 15:12</text:span><text:span text:style-name="T4"> a) Este es mi mandamiento: Que os améis unos a otros,</text:span></text:p>
          </draw:text-box>
        </draw:frame>
        <draw:line draw:style-name="gr6" draw:text-style-name="P7" draw:layer="layout" svg:x1="0.818cm" svg:y1="0.507cm" svg:x2="28.833cm" svg:y2="0.507cm">
          <text:p/>
        </draw:line>
        <draw:line draw:style-name="gr6" draw:text-style-name="P7" draw:layer="layout" svg:x1="0.818cm" svg:y1="1.752cm" svg:x2="28.833cm" svg:y2="1.752cm">
          <text:p/>
        </draw:line>
        <draw:line draw:style-name="gr6" draw:text-style-name="P7" draw:layer="layout" svg:x1="0.818cm" svg:y1="4.021cm" svg:x2="28.833cm" svg:y2="4.021cm">
          <text:p/>
        </draw:line>
        <draw:line draw:style-name="gr6" draw:text-style-name="P7" draw:layer="layout" svg:x1="0.818cm" svg:y1="5.532cm" svg:x2="28.833cm" svg:y2="5.532cm">
          <text:p/>
        </draw:line>
        <draw:line draw:style-name="gr6" draw:text-style-name="P7" draw:layer="layout" svg:x1="0.818cm" svg:y1="7.046cm" svg:x2="28.833cm" svg:y2="7.046cm">
          <text:p/>
        </draw:line>
        <draw:line draw:style-name="gr6" draw:text-style-name="P7" draw:layer="layout" svg:x1="0.818cm" svg:y1="9.314cm" svg:x2="28.833cm" svg:y2="9.314cm">
          <text:p/>
        </draw:line>
        <draw:line draw:style-name="gr6" draw:text-style-name="P7" draw:layer="layout" svg:x1="0.818cm" svg:y1="10.826cm" svg:x2="28.833cm" svg:y2="10.826cm">
          <text:p/>
        </draw:line>
        <draw:line draw:style-name="gr6" draw:text-style-name="P7" draw:layer="layout" svg:x1="0.818cm" svg:y1="12.339cm" svg:x2="28.833cm" svg:y2="12.339cm">
          <text:p/>
        </draw:line>
        <draw:line draw:style-name="gr6" draw:text-style-name="P7" draw:layer="layout" svg:x1="0.818cm" svg:y1="14.608cm" svg:x2="28.833cm" svg:y2="14.608cm">
          <text:p/>
        </draw:line>
        <draw:line draw:style-name="gr6" draw:text-style-name="P7" draw:layer="layout" svg:x1="0.818cm" svg:y1="16.119cm" svg:x2="28.833cm" svg:y2="16.119cm">
          <text:p/>
        </draw:line>
        <draw:line draw:style-name="gr6" draw:text-style-name="P7" draw:layer="layout" svg:x1="0.818cm" svg:y1="17.633cm" svg:x2="28.833cm" svg:y2="17.633cm">
          <text:p/>
        </draw:line>
        <draw:line draw:style-name="gr6" draw:text-style-name="P7" draw:layer="layout" svg:x1="0.818cm" svg:y1="19.143cm" svg:x2="28.833cm" svg:y2="19.143cm">
          <text:p/>
        </draw:line>
        <draw:line draw:style-name="gr6" draw:text-style-name="P7" draw:layer="layout" svg:x1="0.827cm" svg:y1="0.499cm" svg:x2="0.827cm" svg:y2="19.134cm">
          <text:p/>
        </draw:line>
        <draw:line draw:style-name="gr6" draw:text-style-name="P7" draw:layer="layout" svg:x1="14.633cm" svg:y1="0.499cm" svg:x2="14.633cm" svg:y2="19.134cm">
          <text:p/>
        </draw:line>
        <draw:line draw:style-name="gr6" draw:text-style-name="P7" draw:layer="layout" svg:x1="28.825cm" svg:y1="0.499cm" svg:x2="28.825cm" svg:y2="19.134cm">
          <text:p/>
        </draw:line>
        <draw:frame draw:style-name="gr4" draw:text-style-name="P5" draw:layer="layout" svg:width="6.21cm" svg:height="0.471cm" svg:x="15.037cm" svg:y="18.031cm">
          <draw:text-box>
            <text:p text:style-name="P3"><text:span text:style-name="T3">Juan 15:12</text:span><text:span text:style-name="T4"> b) como yo os he amado.</text:span></text:p>
          </draw:text-box>
        </draw:frame>
        <draw:frame draw:style-name="gr7" draw:text-style-name="P11" draw:layer="layout" svg:width="5.5cm" svg:height="0.75cm" svg:x="7.55cm" svg:y="0.75cm">
          <draw:text-box>
            <text:p text:style-name="P10"><text:span text:style-name="T6">Página 3</text:span></text:p>
          </draw:text-box>
        </draw:frame>
      </draw:page>
      <draw:page draw:name="page4" draw:style-name="dp1" draw:master-page-name="master-page32">
        <draw:polygon draw:style-name="gr1" draw:text-style-name="P1" draw:layer="layout" svg:width="13.806cm" svg:height="1.243cm" svg:x="0.827cm" svg:y="0.499cm" svg:viewBox="0 0 13807 1244" draw:points="0,0 13807,0 13807,1244 0,1244">
          <text:p/>
        </draw:polygon>
        <draw:polygon draw:style-name="gr2" draw:text-style-name="P2" draw:layer="layout" svg:width="13.797cm" svg:height="1.229cm" svg:x="0.832cm" svg:y="0.513cm" svg:viewBox="0 0 13798 1230" draw:points="0,0 13798,0 13798,1230 0,1230">
          <text:p/>
        </draw:polygon>
        <draw:polygon draw:style-name="gr1" draw:text-style-name="P1" draw:layer="layout" svg:width="14.192cm" svg:height="1.243cm" svg:x="14.633cm" svg:y="0.499cm" svg:viewBox="0 0 14193 1244" draw:points="0,0 14193,0 14193,1244 0,1244">
          <text:p/>
        </draw:polygon>
        <draw:polygon draw:style-name="gr2" draw:text-style-name="P2" draw:layer="layout" svg:width="14.183cm" svg:height="1.229cm" svg:x="14.638cm" svg:y="0.513cm" svg:viewBox="0 0 14184 1230" draw:points="0,0 14184,0 14184,1230 0,1230">
          <text:p/>
        </draw:polygon>
        <draw:frame draw:style-name="gr4" draw:text-style-name="P5" draw:layer="layout" svg:width="5.127cm" svg:height="0.471cm" svg:x="1.016cm" svg:y="0.903cm">
          <draw:text-box>
            <text:p text:style-name="P3"><text:span text:style-name="T2">Parte A (Reina Valera 1960)</text:span></text:p>
          </draw:text-box>
        </draw:frame>
        <draw:polygon draw:style-name="gr1" draw:text-style-name="P1" draw:layer="layout" svg:width="13.806cm" svg:height="1.512cm" svg:x="0.827cm" svg:y="1.742cm" svg:viewBox="0 0 13807 1513" draw:points="0,0 13807,0 13807,1513 0,1513">
          <text:p/>
        </draw:polygon>
        <draw:polygon draw:style-name="gr1" draw:text-style-name="P1" draw:layer="layout" svg:width="13.797cm" svg:height="1.498cm" svg:x="0.832cm" svg:y="1.756cm" svg:viewBox="0 0 13798 1499" draw:points="0,0 13798,0 13798,1499 0,1499">
          <text:p/>
        </draw:polygon>
        <draw:frame draw:style-name="gr4" draw:text-style-name="P5" draw:layer="layout" svg:width="5.104cm" svg:height="0.471cm" svg:x="14.825cm" svg:y="0.903cm">
          <draw:text-box>
            <text:p text:style-name="P3"><text:span text:style-name="T2">Parte B (Reina Valera 1960)</text:span></text:p>
          </draw:text-box>
        </draw:frame>
        <draw:polygon draw:style-name="gr1" draw:text-style-name="P1" draw:layer="layout" svg:width="14.192cm" svg:height="1.512cm" svg:x="14.633cm" svg:y="1.742cm" svg:viewBox="0 0 14193 1513" draw:points="0,0 14193,0 14193,1513 0,1513">
          <text:p/>
        </draw:polygon>
        <draw:polygon draw:style-name="gr1" draw:text-style-name="P1" draw:layer="layout" svg:width="14.183cm" svg:height="1.498cm" svg:x="14.638cm" svg:y="1.756cm" svg:viewBox="0 0 14184 1499" draw:points="0,0 14184,0 14184,1499 0,1499">
          <text:p/>
        </draw:polygon>
        <draw:frame draw:style-name="gr4" draw:text-style-name="P5" draw:layer="layout" svg:width="8.078cm" svg:height="0.471cm" svg:x="1.016cm" svg:y="2.148cm">
          <draw:text-box>
            <text:p text:style-name="P3"><text:span text:style-name="T3">Juan 15:13</text:span><text:span text:style-name="T4"> a) Nadie tiene mayor amor que este,</text:span></text:p>
          </draw:text-box>
        </draw:frame>
        <draw:polygon draw:style-name="gr1" draw:text-style-name="P1" draw:layer="layout" svg:width="13.806cm" svg:height="1.511cm" svg:x="0.827cm" svg:y="3.256cm" svg:viewBox="0 0 13807 1512" draw:points="0,0 13807,0 13807,1512 0,1512">
          <text:p/>
        </draw:polygon>
        <draw:polygon draw:style-name="gr5" draw:text-style-name="P6" draw:layer="layout" svg:width="13.797cm" svg:height="1.497cm" svg:x="0.832cm" svg:y="3.27cm" svg:viewBox="0 0 13798 1498" draw:points="0,0 13798,0 13798,1498 0,1498">
          <text:p/>
        </draw:polygon>
        <draw:frame draw:style-name="gr4" draw:text-style-name="P5" draw:layer="layout" svg:width="8.973cm" svg:height="0.471cm" svg:x="15.037cm" svg:y="2.148cm">
          <draw:text-box>
            <text:p text:style-name="P3"><text:span text:style-name="T3">Juan 15:13</text:span><text:span text:style-name="T4"> b) que uno ponga su vida por sus amigos.</text:span></text:p>
          </draw:text-box>
        </draw:frame>
        <draw:polygon draw:style-name="gr1" draw:text-style-name="P1" draw:layer="layout" svg:width="14.192cm" svg:height="1.511cm" svg:x="14.633cm" svg:y="3.256cm" svg:viewBox="0 0 14193 1512" draw:points="0,0 14193,0 14193,1512 0,1512">
          <text:p/>
        </draw:polygon>
        <draw:polygon draw:style-name="gr5" draw:text-style-name="P6" draw:layer="layout" svg:width="14.183cm" svg:height="1.497cm" svg:x="14.638cm" svg:y="3.27cm" svg:viewBox="0 0 14184 1498" draw:points="0,0 14184,0 14184,1498 0,1498">
          <text:p/>
        </draw:polygon>
        <draw:frame draw:style-name="gr4" draw:text-style-name="P5" draw:layer="layout" svg:width="11.076cm" svg:height="0.471cm" svg:x="1.016cm" svg:y="3.663cm">
          <draw:text-box>
            <text:p text:style-name="P3"><text:span text:style-name="T3">Romanos 15:5</text:span><text:span text:style-name="T4"> a) Pero el Dios de la paciencia y de la consolación</text:span></text:p>
          </draw:text-box>
        </draw:frame>
        <draw:polygon draw:style-name="gr1" draw:text-style-name="P1" draw:layer="layout" svg:width="13.806cm" svg:height="1.512cm" svg:x="0.827cm" svg:y="4.769cm" svg:viewBox="0 0 13807 1513" draw:points="0,0 13807,0 13807,1513 0,1513">
          <text:p/>
        </draw:polygon>
        <draw:polygon draw:style-name="gr1" draw:text-style-name="P1" draw:layer="layout" svg:width="13.797cm" svg:height="1.498cm" svg:x="0.832cm" svg:y="4.783cm" svg:viewBox="0 0 13798 1499" draw:points="0,0 13798,0 13798,1499 0,1499">
          <text:p/>
        </draw:polygon>
        <draw:frame draw:style-name="gr4" draw:text-style-name="P5" draw:layer="layout" svg:width="9.338cm" svg:height="0.471cm" svg:x="15.037cm" svg:y="3.663cm">
          <draw:text-box>
            <text:p text:style-name="P3"><text:span text:style-name="T3">Romanos 15:5</text:span><text:span text:style-name="T4"> b) os dé entre vosotros un mismo sentir.</text:span></text:p>
          </draw:text-box>
        </draw:frame>
        <draw:polygon draw:style-name="gr1" draw:text-style-name="P1" draw:layer="layout" svg:width="14.192cm" svg:height="1.512cm" svg:x="14.633cm" svg:y="4.769cm" svg:viewBox="0 0 14193 1513" draw:points="0,0 14193,0 14193,1513 0,1513">
          <text:p/>
        </draw:polygon>
        <draw:polygon draw:style-name="gr1" draw:text-style-name="P1" draw:layer="layout" svg:width="14.183cm" svg:height="1.498cm" svg:x="14.638cm" svg:y="4.783cm" svg:viewBox="0 0 14184 1499" draw:points="0,0 14184,0 14184,1499 0,1499">
          <text:p/>
        </draw:polygon>
        <draw:frame draw:style-name="gr4" draw:text-style-name="P5" draw:layer="layout" svg:width="10.054cm" svg:height="0.471cm" svg:x="1.016cm" svg:y="5.174cm">
          <draw:text-box>
            <text:p text:style-name="P3"><text:span text:style-name="T3">2 Corintios 13:11</text:span><text:span text:style-name="T4"> a) Tened gozo, perfeccionaos, consolaos;</text:span></text:p>
          </draw:text-box>
        </draw:frame>
        <draw:polygon draw:style-name="gr1" draw:text-style-name="P1" draw:layer="layout" svg:width="13.806cm" svg:height="1.512cm" svg:x="0.827cm" svg:y="6.282cm" svg:viewBox="0 0 13807 1513" draw:points="0,0 13807,0 13807,1513 0,1513">
          <text:p/>
        </draw:polygon>
        <draw:polygon draw:style-name="gr5" draw:text-style-name="P6" draw:layer="layout" svg:width="13.797cm" svg:height="1.497cm" svg:x="0.832cm" svg:y="6.297cm" svg:viewBox="0 0 13798 1498" draw:points="0,0 13798,0 13798,1498 0,1498">
          <text:p/>
        </draw:polygon>
        <draw:frame draw:style-name="gr4" draw:text-style-name="P5" draw:layer="layout" svg:width="10.138cm" svg:height="0.471cm" svg:x="15.037cm" svg:y="5.174cm">
          <draw:text-box>
            <text:p text:style-name="P3"><text:span text:style-name="T3">2 Corintios 13:11</text:span><text:span text:style-name="T4"> b) sed de un mismo sentir, y vivid en paz.</text:span></text:p>
          </draw:text-box>
        </draw:frame>
        <draw:polygon draw:style-name="gr1" draw:text-style-name="P1" draw:layer="layout" svg:width="14.192cm" svg:height="1.512cm" svg:x="14.633cm" svg:y="6.282cm" svg:viewBox="0 0 14193 1513" draw:points="0,0 14193,0 14193,1513 0,1513">
          <text:p/>
        </draw:polygon>
        <draw:polygon draw:style-name="gr5" draw:text-style-name="P6" draw:layer="layout" svg:width="14.183cm" svg:height="1.497cm" svg:x="14.638cm" svg:y="6.297cm" svg:viewBox="0 0 14184 1498" draw:points="0,0 14184,0 14184,1498 0,1498">
          <text:p/>
        </draw:polygon>
        <draw:frame draw:style-name="gr4" draw:text-style-name="P5" draw:layer="layout" svg:width="10.49cm" svg:height="0.471cm" svg:x="1.016cm" svg:y="6.69cm">
          <draw:text-box>
            <text:p text:style-name="P3"><text:span text:style-name="T3">Efesios 4:32</text:span><text:span text:style-name="T4"> a) Sed benignos unos con otros, misericordiosos,</text:span></text:p>
          </draw:text-box>
        </draw:frame>
        <draw:polygon draw:style-name="gr1" draw:text-style-name="P1" draw:layer="layout" svg:width="13.806cm" svg:height="1.512cm" svg:x="0.827cm" svg:y="7.796cm" svg:viewBox="0 0 13807 1513" draw:points="0,0 13807,0 13807,1513 0,1513">
          <text:p/>
        </draw:polygon>
        <draw:polygon draw:style-name="gr1" draw:text-style-name="P1" draw:layer="layout" svg:width="13.797cm" svg:height="1.498cm" svg:x="0.832cm" svg:y="7.81cm" svg:viewBox="0 0 13798 1499" draw:points="0,0 13798,0 13798,1499 0,1499">
          <text:p/>
        </draw:polygon>
        <draw:frame draw:style-name="gr4" draw:text-style-name="P5" draw:layer="layout" svg:width="7.304cm" svg:height="0.471cm" svg:x="15.037cm" svg:y="6.69cm">
          <draw:text-box>
            <text:p text:style-name="P3"><text:span text:style-name="T3">Efesios 4:32</text:span><text:span text:style-name="T4"> b) perdonándoos unos a otros.</text:span></text:p>
          </draw:text-box>
        </draw:frame>
        <draw:polygon draw:style-name="gr1" draw:text-style-name="P1" draw:layer="layout" svg:width="14.192cm" svg:height="1.512cm" svg:x="14.633cm" svg:y="7.796cm" svg:viewBox="0 0 14193 1513" draw:points="0,0 14193,0 14193,1513 0,1513">
          <text:p/>
        </draw:polygon>
        <draw:polygon draw:style-name="gr1" draw:text-style-name="P1" draw:layer="layout" svg:width="14.183cm" svg:height="1.498cm" svg:x="14.638cm" svg:y="7.81cm" svg:viewBox="0 0 14184 1499" draw:points="0,0 14184,0 14184,1499 0,1499">
          <text:p/>
        </draw:polygon>
        <draw:frame draw:style-name="gr4" draw:text-style-name="P5" draw:layer="layout" svg:width="12.416cm" svg:height="0.471cm" svg:x="1.016cm" svg:y="8.201cm">
          <draw:text-box>
            <text:p text:style-name="P3"><text:span text:style-name="T3">Colosenses 3:16</text:span><text:span text:style-name="T4"> a) La palabra de Cristo more en abundancia en vosotros,</text:span></text:p>
          </draw:text-box>
        </draw:frame>
        <draw:polygon draw:style-name="gr1" draw:text-style-name="P1" draw:layer="layout" svg:width="13.806cm" svg:height="1.511cm" svg:x="0.827cm" svg:y="9.308cm" svg:viewBox="0 0 13807 1512" draw:points="0,0 13807,0 13807,1512 0,1512">
          <text:p/>
        </draw:polygon>
        <draw:polygon draw:style-name="gr5" draw:text-style-name="P6" draw:layer="layout" svg:width="13.797cm" svg:height="1.497cm" svg:x="0.832cm" svg:y="9.322cm" svg:viewBox="0 0 13798 1498" draw:points="0,0 13798,0 13798,1498 0,1498">
          <text:p/>
        </draw:polygon>
        <draw:frame draw:style-name="gr4" draw:text-style-name="P5" draw:layer="layout" svg:width="10.454cm" svg:height="0.471cm" svg:x="15.037cm" svg:y="8.201cm">
          <draw:text-box>
            <text:p text:style-name="P3"><text:span text:style-name="T3">Colosenses 3:16</text:span><text:span text:style-name="T4"> b) enseñándoos y exhortándoos unos a otros.</text:span></text:p>
          </draw:text-box>
        </draw:frame>
        <draw:polygon draw:style-name="gr1" draw:text-style-name="P1" draw:layer="layout" svg:width="14.192cm" svg:height="1.511cm" svg:x="14.633cm" svg:y="9.308cm" svg:viewBox="0 0 14193 1512" draw:points="0,0 14193,0 14193,1512 0,1512">
          <text:p/>
        </draw:polygon>
        <draw:polygon draw:style-name="gr5" draw:text-style-name="P6" draw:layer="layout" svg:width="14.183cm" svg:height="1.497cm" svg:x="14.638cm" svg:y="9.322cm" svg:viewBox="0 0 14184 1498" draw:points="0,0 14184,0 14184,1498 0,1498">
          <text:p/>
        </draw:polygon>
        <draw:frame draw:style-name="gr4" draw:text-style-name="P5" draw:layer="layout" svg:width="10.771cm" svg:height="0.471cm" svg:x="1.016cm" svg:y="9.713cm">
          <draw:text-box>
            <text:p text:style-name="P3"><text:span text:style-name="T3">1 Tesalonicenses 4:18</text:span><text:span text:style-name="T4"> a) Por tanto, alentaos los unos a los otros</text:span></text:p>
          </draw:text-box>
        </draw:frame>
        <draw:polygon draw:style-name="gr1" draw:text-style-name="P1" draw:layer="layout" svg:width="13.806cm" svg:height="1.512cm" svg:x="0.827cm" svg:y="10.821cm" svg:viewBox="0 0 13807 1513" draw:points="0,0 13807,0 13807,1513 0,1513">
          <text:p/>
        </draw:polygon>
        <draw:polygon draw:style-name="gr1" draw:text-style-name="P1" draw:layer="layout" svg:width="13.797cm" svg:height="1.498cm" svg:x="0.832cm" svg:y="10.835cm" svg:viewBox="0 0 13798 1499" draw:points="0,0 13798,0 13798,1499 0,1499">
          <text:p/>
        </draw:polygon>
        <draw:frame draw:style-name="gr4" draw:text-style-name="P5" draw:layer="layout" svg:width="7.466cm" svg:height="0.471cm" svg:x="15.037cm" svg:y="9.713cm">
          <draw:text-box>
            <text:p text:style-name="P3"><text:span text:style-name="T3">1 Tesalonicenses 4:18</text:span><text:span text:style-name="T4"> b) con estas palabras.</text:span></text:p>
          </draw:text-box>
        </draw:frame>
        <draw:polygon draw:style-name="gr1" draw:text-style-name="P1" draw:layer="layout" svg:width="14.192cm" svg:height="1.512cm" svg:x="14.633cm" svg:y="10.821cm" svg:viewBox="0 0 14193 1513" draw:points="0,0 14193,0 14193,1513 0,1513">
          <text:p/>
        </draw:polygon>
        <draw:polygon draw:style-name="gr1" draw:text-style-name="P1" draw:layer="layout" svg:width="14.183cm" svg:height="1.498cm" svg:x="14.638cm" svg:y="10.835cm" svg:viewBox="0 0 14184 1499" draw:points="0,0 14184,0 14184,1499 0,1499">
          <text:p/>
        </draw:polygon>
        <draw:frame draw:style-name="gr4" draw:text-style-name="P5" draw:layer="layout" svg:width="10.512cm" svg:height="0.471cm" svg:x="1.016cm" svg:y="11.228cm">
          <draw:text-box>
            <text:p text:style-name="P3"><text:span text:style-name="T3">Hebreos 3:13</text:span><text:span text:style-name="T4"> a) Antes exhortaos los unos a los otros cada día,</text:span></text:p>
          </draw:text-box>
        </draw:frame>
        <draw:polygon draw:style-name="gr1" draw:text-style-name="P1" draw:layer="layout" svg:width="13.806cm" svg:height="1.512cm" svg:x="0.827cm" svg:y="12.334cm" svg:viewBox="0 0 13807 1513" draw:points="0,0 13807,0 13807,1513 0,1513">
          <text:p/>
        </draw:polygon>
        <draw:polygon draw:style-name="gr5" draw:text-style-name="P6" draw:layer="layout" svg:width="13.797cm" svg:height="1.498cm" svg:x="0.832cm" svg:y="12.348cm" svg:viewBox="0 0 13798 1499" draw:points="0,0 13798,0 13798,1499 0,1499">
          <text:p/>
        </draw:polygon>
        <draw:frame draw:style-name="gr4" draw:text-style-name="P5" draw:layer="layout" svg:width="8.16cm" svg:height="0.471cm" svg:x="15.037cm" svg:y="11.228cm">
          <draw:text-box>
            <text:p text:style-name="P3"><text:span text:style-name="T3">Hebreos 3:13</text:span><text:span text:style-name="T4"> b) para que ninguno se endurezca.</text:span></text:p>
          </draw:text-box>
        </draw:frame>
        <draw:polygon draw:style-name="gr1" draw:text-style-name="P1" draw:layer="layout" svg:width="14.192cm" svg:height="1.512cm" svg:x="14.633cm" svg:y="12.334cm" svg:viewBox="0 0 14193 1513" draw:points="0,0 14193,0 14193,1513 0,1513">
          <text:p/>
        </draw:polygon>
        <draw:polygon draw:style-name="gr5" draw:text-style-name="P6" draw:layer="layout" svg:width="14.183cm" svg:height="1.498cm" svg:x="14.638cm" svg:y="12.348cm" svg:viewBox="0 0 14184 1499" draw:points="0,0 14184,0 14184,1499 0,1499">
          <text:p/>
        </draw:polygon>
        <draw:frame draw:style-name="gr4" draw:text-style-name="P5" draw:layer="layout" svg:width="7.594cm" svg:height="0.471cm" svg:x="1.016cm" svg:y="12.739cm">
          <draw:text-box>
            <text:p text:style-name="P3"><text:span text:style-name="T3">Zacarías 7:9</text:span><text:span text:style-name="T4"> a) Juzgad conforme a la verdad,</text:span></text:p>
          </draw:text-box>
        </draw:frame>
        <draw:polygon draw:style-name="gr1" draw:text-style-name="P1" draw:layer="layout" svg:width="13.806cm" svg:height="1.511cm" svg:x="0.827cm" svg:y="13.848cm" svg:viewBox="0 0 13807 1512" draw:points="0,0 13807,0 13807,1512 0,1512">
          <text:p/>
        </draw:polygon>
        <draw:polygon draw:style-name="gr1" draw:text-style-name="P1" draw:layer="layout" svg:width="13.797cm" svg:height="1.497cm" svg:x="0.832cm" svg:y="13.862cm" svg:viewBox="0 0 13798 1498" draw:points="0,0 13798,0 13798,1498 0,1498">
          <text:p/>
        </draw:polygon>
        <draw:frame draw:style-name="gr4" draw:text-style-name="P5" draw:layer="layout" svg:width="12.308cm" svg:height="0.471cm" svg:x="15.037cm" svg:y="12.739cm">
          <draw:text-box>
            <text:p text:style-name="P3"><text:span text:style-name="T3">Zacarías 7:9</text:span><text:span text:style-name="T4"> b) y haced misericordia y piedad cada cual con su hermano.</text:span></text:p>
          </draw:text-box>
        </draw:frame>
        <draw:polygon draw:style-name="gr1" draw:text-style-name="P1" draw:layer="layout" svg:width="14.192cm" svg:height="1.511cm" svg:x="14.633cm" svg:y="13.848cm" svg:viewBox="0 0 14193 1512" draw:points="0,0 14193,0 14193,1512 0,1512">
          <text:p/>
        </draw:polygon>
        <draw:polygon draw:style-name="gr1" draw:text-style-name="P1" draw:layer="layout" svg:width="14.183cm" svg:height="1.497cm" svg:x="14.638cm" svg:y="13.862cm" svg:viewBox="0 0 14184 1498" draw:points="0,0 14184,0 14184,1498 0,1498">
          <text:p/>
        </draw:polygon>
        <draw:frame draw:style-name="gr4" draw:text-style-name="P5" draw:layer="layout" svg:width="11.275cm" svg:height="0.471cm" svg:x="1.016cm" svg:y="14.255cm">
          <draw:text-box>
            <text:p text:style-name="P3"><text:span text:style-name="T3">Proverbios 12:25</text:span><text:span text:style-name="T4"> a) La congoja en el corazón del hombre lo abate;</text:span></text:p>
          </draw:text-box>
        </draw:frame>
        <draw:polygon draw:style-name="gr1" draw:text-style-name="P1" draw:layer="layout" svg:width="13.806cm" svg:height="1.512cm" svg:x="0.827cm" svg:y="15.359cm" svg:viewBox="0 0 13807 1513" draw:points="0,0 13807,0 13807,1513 0,1513">
          <text:p/>
        </draw:polygon>
        <draw:polygon draw:style-name="gr5" draw:text-style-name="P6" draw:layer="layout" svg:width="13.797cm" svg:height="1.497cm" svg:x="0.832cm" svg:y="15.374cm" svg:viewBox="0 0 13798 1498" draw:points="0,0 13798,0 13798,1498 0,1498">
          <text:p/>
        </draw:polygon>
        <draw:frame draw:style-name="gr4" draw:text-style-name="P5" draw:layer="layout" svg:width="8.712cm" svg:height="0.471cm" svg:x="15.037cm" svg:y="14.255cm">
          <draw:text-box>
            <text:p text:style-name="P3"><text:span text:style-name="T3">Proverbios 12:25</text:span><text:span text:style-name="T4"> b) mas la buena palabra lo alegra.</text:span></text:p>
          </draw:text-box>
        </draw:frame>
        <draw:polygon draw:style-name="gr1" draw:text-style-name="P1" draw:layer="layout" svg:width="14.192cm" svg:height="1.512cm" svg:x="14.633cm" svg:y="15.359cm" svg:viewBox="0 0 14193 1513" draw:points="0,0 14193,0 14193,1513 0,1513">
          <text:p/>
        </draw:polygon>
        <draw:polygon draw:style-name="gr5" draw:text-style-name="P6" draw:layer="layout" svg:width="14.183cm" svg:height="1.497cm" svg:x="14.638cm" svg:y="15.374cm" svg:viewBox="0 0 14184 1498" draw:points="0,0 14184,0 14184,1498 0,1498">
          <text:p/>
        </draw:polygon>
        <draw:frame draw:style-name="gr4" draw:text-style-name="P5" draw:layer="layout" svg:width="9.055cm" svg:height="0.471cm" svg:x="1.016cm" svg:y="15.766cm">
          <draw:text-box>
            <text:p text:style-name="P3"><text:span text:style-name="T3">Gálatas 5:13</text:span><text:span text:style-name="T4"> a) Servíos por amor los unos a los otros;</text:span></text:p>
          </draw:text-box>
        </draw:frame>
        <draw:polygon draw:style-name="gr1" draw:text-style-name="P1" draw:layer="layout" svg:width="13.806cm" svg:height="1.512cm" svg:x="0.827cm" svg:y="16.873cm" svg:viewBox="0 0 13807 1513" draw:points="0,0 13807,0 13807,1513 0,1513">
          <text:p/>
        </draw:polygon>
        <draw:polygon draw:style-name="gr1" draw:text-style-name="P1" draw:layer="layout" svg:width="13.797cm" svg:height="1.498cm" svg:x="0.832cm" svg:y="16.887cm" svg:viewBox="0 0 13798 1499" draw:points="0,0 13798,0 13798,1499 0,1499">
          <text:p/>
        </draw:polygon>
        <draw:frame draw:style-name="gr4" draw:text-style-name="P5" draw:layer="layout" svg:width="12.135cm" svg:height="0.471cm" svg:x="15.037cm" svg:y="15.766cm">
          <draw:text-box>
            <text:p text:style-name="P3"><text:span text:style-name="T3">Gálatas 5:13</text:span><text:span text:style-name="T4"> b) porque vosotros, hermanos, a libertad fuisteis llamados.</text:span></text:p>
          </draw:text-box>
        </draw:frame>
        <draw:polygon draw:style-name="gr1" draw:text-style-name="P1" draw:layer="layout" svg:width="14.192cm" svg:height="1.512cm" svg:x="14.633cm" svg:y="16.873cm" svg:viewBox="0 0 14193 1513" draw:points="0,0 14193,0 14193,1513 0,1513">
          <text:p/>
        </draw:polygon>
        <draw:polygon draw:style-name="gr1" draw:text-style-name="P1" draw:layer="layout" svg:width="14.183cm" svg:height="1.498cm" svg:x="14.638cm" svg:y="16.887cm" svg:viewBox="0 0 14184 1499" draw:points="0,0 14184,0 14184,1499 0,1499">
          <text:p/>
        </draw:polygon>
        <draw:frame draw:style-name="gr4" draw:text-style-name="P5" draw:layer="layout" svg:width="10.583cm" svg:height="0.471cm" svg:x="1.016cm" svg:y="17.278cm">
          <draw:text-box>
            <text:p text:style-name="P3"><text:span text:style-name="T3">Romanos 14:19</text:span><text:span text:style-name="T4"> a) Así que, sigamos lo que contribuye a la paz</text:span></text:p>
          </draw:text-box>
        </draw:frame>
        <draw:polygon draw:style-name="gr1" draw:text-style-name="P1" draw:layer="layout" svg:width="13.806cm" svg:height="1.512cm" svg:x="0.827cm" svg:y="18.386cm" svg:viewBox="0 0 13807 1513" draw:points="0,0 13807,0 13807,1513 0,1513">
          <text:p/>
        </draw:polygon>
        <draw:polygon draw:style-name="gr5" draw:text-style-name="P6" draw:layer="layout" svg:width="13.797cm" svg:height="1.5cm" svg:x="0.832cm" svg:y="18.4cm" svg:viewBox="0 0 13798 1501" draw:points="0,0 13798,0 13798,1501 0,1501">
          <text:p/>
        </draw:polygon>
        <draw:frame draw:style-name="gr4" draw:text-style-name="P5" draw:layer="layout" svg:width="7.408cm" svg:height="0.471cm" svg:x="15.037cm" svg:y="17.278cm">
          <draw:text-box>
            <text:p text:style-name="P3"><text:span text:style-name="T3">Romanos 14:19</text:span><text:span text:style-name="T4"> b) y a la mutua edificación.</text:span></text:p>
          </draw:text-box>
        </draw:frame>
        <draw:polygon draw:style-name="gr1" draw:text-style-name="P1" draw:layer="layout" svg:width="14.192cm" svg:height="1.512cm" svg:x="14.633cm" svg:y="18.386cm" svg:viewBox="0 0 14193 1513" draw:points="0,0 14193,0 14193,1513 0,1513">
          <text:p/>
        </draw:polygon>
        <draw:polygon draw:style-name="gr5" draw:text-style-name="P6" draw:layer="layout" svg:width="14.183cm" svg:height="1.5cm" svg:x="14.638cm" svg:y="18.4cm" svg:viewBox="0 0 14184 1501" draw:points="0,0 14184,0 14184,1501 0,1501">
          <text:p/>
        </draw:polygon>
        <draw:frame draw:style-name="gr4" draw:text-style-name="P5" draw:layer="layout" svg:width="6.446cm" svg:height="0.471cm" svg:x="1.016cm" svg:y="18.793cm">
          <draw:text-box>
            <text:p text:style-name="P3"><text:span text:style-name="T3">Efesios 5:21</text:span><text:span text:style-name="T4"> a) Someteos unos a otros</text:span></text:p>
          </draw:text-box>
        </draw:frame>
        <draw:line draw:style-name="gr6" draw:text-style-name="P7" draw:layer="layout" svg:x1="0.818cm" svg:y1="0.507cm" svg:x2="28.833cm" svg:y2="0.507cm">
          <text:p/>
        </draw:line>
        <draw:line draw:style-name="gr6" draw:text-style-name="P7" draw:layer="layout" svg:x1="0.818cm" svg:y1="1.752cm" svg:x2="28.833cm" svg:y2="1.752cm">
          <text:p/>
        </draw:line>
        <draw:line draw:style-name="gr6" draw:text-style-name="P7" draw:layer="layout" svg:x1="0.818cm" svg:y1="3.266cm" svg:x2="28.833cm" svg:y2="3.266cm">
          <text:p/>
        </draw:line>
        <draw:line draw:style-name="gr6" draw:text-style-name="P7" draw:layer="layout" svg:x1="0.818cm" svg:y1="4.779cm" svg:x2="28.833cm" svg:y2="4.779cm">
          <text:p/>
        </draw:line>
        <draw:line draw:style-name="gr6" draw:text-style-name="P7" draw:layer="layout" svg:x1="0.818cm" svg:y1="6.291cm" svg:x2="28.833cm" svg:y2="6.291cm">
          <text:p/>
        </draw:line>
        <draw:line draw:style-name="gr6" draw:text-style-name="P7" draw:layer="layout" svg:x1="0.818cm" svg:y1="7.804cm" svg:x2="28.833cm" svg:y2="7.804cm">
          <text:p/>
        </draw:line>
        <draw:line draw:style-name="gr6" draw:text-style-name="P7" draw:layer="layout" svg:x1="0.818cm" svg:y1="9.318cm" svg:x2="28.833cm" svg:y2="9.318cm">
          <text:p/>
        </draw:line>
        <draw:line draw:style-name="gr6" draw:text-style-name="P7" draw:layer="layout" svg:x1="0.818cm" svg:y1="10.831cm" svg:x2="28.833cm" svg:y2="10.831cm">
          <text:p/>
        </draw:line>
        <draw:line draw:style-name="gr6" draw:text-style-name="P7" draw:layer="layout" svg:x1="0.818cm" svg:y1="12.343cm" svg:x2="28.833cm" svg:y2="12.343cm">
          <text:p/>
        </draw:line>
        <draw:line draw:style-name="gr6" draw:text-style-name="P7" draw:layer="layout" svg:x1="0.818cm" svg:y1="13.856cm" svg:x2="28.833cm" svg:y2="13.856cm">
          <text:p/>
        </draw:line>
        <draw:line draw:style-name="gr6" draw:text-style-name="P7" draw:layer="layout" svg:x1="0.818cm" svg:y1="15.37cm" svg:x2="28.833cm" svg:y2="15.37cm">
          <text:p/>
        </draw:line>
        <draw:line draw:style-name="gr6" draw:text-style-name="P7" draw:layer="layout" svg:x1="0.818cm" svg:y1="16.883cm" svg:x2="28.833cm" svg:y2="16.883cm">
          <text:p/>
        </draw:line>
        <draw:line draw:style-name="gr6" draw:text-style-name="P7" draw:layer="layout" svg:x1="0.818cm" svg:y1="18.395cm" svg:x2="28.833cm" svg:y2="18.395cm">
          <text:p/>
        </draw:line>
        <draw:line draw:style-name="gr6" draw:text-style-name="P7" draw:layer="layout" svg:x1="0.818cm" svg:y1="19.905cm" svg:x2="28.833cm" svg:y2="19.905cm">
          <text:p/>
        </draw:line>
        <draw:line draw:style-name="gr6" draw:text-style-name="P7" draw:layer="layout" svg:x1="0.827cm" svg:y1="0.499cm" svg:x2="0.827cm" svg:y2="19.896cm">
          <text:p/>
        </draw:line>
        <draw:line draw:style-name="gr6" draw:text-style-name="P7" draw:layer="layout" svg:x1="14.633cm" svg:y1="0.499cm" svg:x2="14.633cm" svg:y2="19.896cm">
          <text:p/>
        </draw:line>
        <draw:line draw:style-name="gr6" draw:text-style-name="P7" draw:layer="layout" svg:x1="28.825cm" svg:y1="0.499cm" svg:x2="28.825cm" svg:y2="19.896cm">
          <text:p/>
        </draw:line>
        <draw:frame draw:style-name="gr4" draw:text-style-name="P5" draw:layer="layout" svg:width="6.092cm" svg:height="0.471cm" svg:x="15.037cm" svg:y="18.793cm">
          <draw:text-box>
            <text:p text:style-name="P3"><text:span text:style-name="T3">Efesios 5:21</text:span><text:span text:style-name="T4"> b) en el temor de Dios.</text:span></text:p>
          </draw:text-box>
        </draw:frame>
        <draw:frame draw:style-name="gr7" draw:text-style-name="P11" draw:layer="layout" svg:width="5.5cm" svg:height="0.75cm" svg:x="7.55cm" svg:y="0.75cm">
          <draw:text-box>
            <text:p text:style-name="P10"><text:span text:style-name="T6">Página 4</text:span></text:p>
          </draw:text-box>
        </draw:frame>
      </draw:page>
      <draw:page draw:name="page5" draw:style-name="dp1" draw:master-page-name="master-page32">
        <draw:polygon draw:style-name="gr1" draw:text-style-name="P1" draw:layer="layout" svg:width="13.806cm" svg:height="1.243cm" svg:x="0.827cm" svg:y="0.499cm" svg:viewBox="0 0 13807 1244" draw:points="0,0 13807,0 13807,1244 0,1244">
          <text:p/>
        </draw:polygon>
        <draw:polygon draw:style-name="gr2" draw:text-style-name="P2" draw:layer="layout" svg:width="13.797cm" svg:height="1.229cm" svg:x="0.832cm" svg:y="0.513cm" svg:viewBox="0 0 13798 1230" draw:points="0,0 13798,0 13798,1230 0,1230">
          <text:p/>
        </draw:polygon>
        <draw:polygon draw:style-name="gr1" draw:text-style-name="P1" draw:layer="layout" svg:width="14.192cm" svg:height="1.243cm" svg:x="14.633cm" svg:y="0.499cm" svg:viewBox="0 0 14193 1244" draw:points="0,0 14193,0 14193,1244 0,1244">
          <text:p/>
        </draw:polygon>
        <draw:polygon draw:style-name="gr2" draw:text-style-name="P2" draw:layer="layout" svg:width="14.183cm" svg:height="1.229cm" svg:x="14.638cm" svg:y="0.513cm" svg:viewBox="0 0 14184 1230" draw:points="0,0 14184,0 14184,1230 0,1230">
          <text:p/>
        </draw:polygon>
        <draw:frame draw:style-name="gr4" draw:text-style-name="P5" draw:layer="layout" svg:width="5.127cm" svg:height="0.471cm" svg:x="1.016cm" svg:y="0.903cm">
          <draw:text-box>
            <text:p text:style-name="P3"><text:span text:style-name="T2">Parte A (Reina Valera 1960)</text:span></text:p>
          </draw:text-box>
        </draw:frame>
        <draw:polygon draw:style-name="gr1" draw:text-style-name="P1" draw:layer="layout" svg:width="13.806cm" svg:height="2.267cm" svg:x="0.827cm" svg:y="1.742cm" svg:viewBox="0 0 13807 2268" draw:points="0,0 13807,0 13807,2268 0,2268">
          <text:p/>
        </draw:polygon>
        <draw:polygon draw:style-name="gr1" draw:text-style-name="P1" draw:layer="layout" svg:width="13.797cm" svg:height="2.253cm" svg:x="0.832cm" svg:y="1.756cm" svg:viewBox="0 0 13798 2254" draw:points="0,0 13798,0 13798,2254 0,2254">
          <text:p/>
        </draw:polygon>
        <draw:frame draw:style-name="gr4" draw:text-style-name="P5" draw:layer="layout" svg:width="5.104cm" svg:height="0.471cm" svg:x="14.825cm" svg:y="0.903cm">
          <draw:text-box>
            <text:p text:style-name="P3"><text:span text:style-name="T2">Parte B (Reina Valera 1960)</text:span></text:p>
          </draw:text-box>
        </draw:frame>
        <draw:polygon draw:style-name="gr1" draw:text-style-name="P1" draw:layer="layout" svg:width="14.192cm" svg:height="2.267cm" svg:x="14.633cm" svg:y="1.742cm" svg:viewBox="0 0 14193 2268" draw:points="0,0 14193,0 14193,2268 0,2268">
          <text:p/>
        </draw:polygon>
        <draw:polygon draw:style-name="gr1" draw:text-style-name="P1" draw:layer="layout" svg:width="14.183cm" svg:height="2.253cm" svg:x="14.638cm" svg:y="1.756cm" svg:viewBox="0 0 14184 2254" draw:points="0,0 14184,0 14184,2254 0,2254">
          <text:p/>
        </draw:polygon>
        <draw:frame draw:style-name="gr4" draw:text-style-name="P5" draw:layer="layout" svg:width="12.994cm" svg:height="0.471cm" svg:x="1.016cm" svg:y="2.524cm">
          <draw:text-box>
            <text:p text:style-name="P3"><text:span text:style-name="T3">Colosenses 3:12</text:span><text:span text:style-name="T4"> a) Vestíos, pues, como escogidos de Dios, santos y amados,</text:span></text:p>
          </draw:text-box>
        </draw:frame>
        <draw:frame draw:style-name="gr4" draw:text-style-name="P5" draw:layer="layout" svg:width="13.345cm" svg:height="0.471cm" svg:x="15.248cm" svg:y="2.148cm">
          <draw:text-box>
            <text:p text:style-name="P3"><text:span text:style-name="T3">Colosenses 3:12</text:span><text:span text:style-name="T4"> b) de entrañable misericordia, de benignidad, de humildad, de</text:span></text:p>
          </draw:text-box>
        </draw:frame>
        <draw:polygon draw:style-name="gr1" draw:text-style-name="P1" draw:layer="layout" svg:width="13.806cm" svg:height="1.511cm" svg:x="0.827cm" svg:y="4.011cm" svg:viewBox="0 0 13807 1512" draw:points="0,0 13807,0 13807,1512 0,1512">
          <text:p/>
        </draw:polygon>
        <draw:polygon draw:style-name="gr5" draw:text-style-name="P6" draw:layer="layout" svg:width="13.797cm" svg:height="1.497cm" svg:x="0.832cm" svg:y="4.025cm" svg:viewBox="0 0 13798 1498" draw:points="0,0 13798,0 13798,1498 0,1498">
          <text:p/>
        </draw:polygon>
        <draw:frame draw:style-name="gr4" draw:text-style-name="P5" draw:layer="layout" svg:width="4.809cm" svg:height="0.471cm" svg:x="15.248cm" svg:y="2.901cm">
          <draw:text-box>
            <text:p text:style-name="P3"><text:span text:style-name="T4">mansedumbre, de paciencia;</text:span></text:p>
          </draw:text-box>
        </draw:frame>
        <draw:polygon draw:style-name="gr1" draw:text-style-name="P1" draw:layer="layout" svg:width="14.192cm" svg:height="1.511cm" svg:x="14.633cm" svg:y="4.011cm" svg:viewBox="0 0 14193 1512" draw:points="0,0 14193,0 14193,1512 0,1512">
          <text:p/>
        </draw:polygon>
        <draw:polygon draw:style-name="gr5" draw:text-style-name="P6" draw:layer="layout" svg:width="14.183cm" svg:height="1.497cm" svg:x="14.638cm" svg:y="4.025cm" svg:viewBox="0 0 14184 1498" draw:points="0,0 14184,0 14184,1498 0,1498">
          <text:p/>
        </draw:polygon>
        <draw:frame draw:style-name="gr4" draw:text-style-name="P5" draw:layer="layout" svg:width="6.351cm" svg:height="0.471cm" svg:x="1.016cm" svg:y="4.417cm">
          <draw:text-box>
            <text:p text:style-name="P3"><text:span text:style-name="T3">1 Pedro 5:5</text:span><text:span text:style-name="T4"> a) Revestíos de humildad</text:span></text:p>
          </draw:text-box>
        </draw:frame>
        <draw:polygon draw:style-name="gr1" draw:text-style-name="P1" draw:layer="layout" svg:width="13.806cm" svg:height="1.512cm" svg:x="0.827cm" svg:y="5.524cm" svg:viewBox="0 0 13807 1513" draw:points="0,0 13807,0 13807,1513 0,1513">
          <text:p/>
        </draw:polygon>
        <draw:polygon draw:style-name="gr1" draw:text-style-name="P1" draw:layer="layout" svg:width="13.797cm" svg:height="1.498cm" svg:x="0.832cm" svg:y="5.538cm" svg:viewBox="0 0 13798 1499" draw:points="0,0 13798,0 13798,1499 0,1499">
          <text:p/>
        </draw:polygon>
        <draw:frame draw:style-name="gr4" draw:text-style-name="P5" draw:layer="layout" svg:width="13.135cm" svg:height="0.471cm" svg:x="15.037cm" svg:y="4.417cm">
          <draw:text-box>
            <text:p text:style-name="P3"><text:span text:style-name="T3">1 Pedro 5:5</text:span><text:span text:style-name="T4"> b) porque Dios resiste a los soberbios, y da gracia a los humildes.</text:span></text:p>
          </draw:text-box>
        </draw:frame>
        <draw:polygon draw:style-name="gr1" draw:text-style-name="P1" draw:layer="layout" svg:width="14.192cm" svg:height="1.512cm" svg:x="14.633cm" svg:y="5.524cm" svg:viewBox="0 0 14193 1513" draw:points="0,0 14193,0 14193,1513 0,1513">
          <text:p/>
        </draw:polygon>
        <draw:polygon draw:style-name="gr1" draw:text-style-name="P1" draw:layer="layout" svg:width="14.183cm" svg:height="1.498cm" svg:x="14.638cm" svg:y="5.538cm" svg:viewBox="0 0 14184 1499" draw:points="0,0 14184,0 14184,1499 0,1499">
          <text:p/>
        </draw:polygon>
        <draw:frame draw:style-name="gr4" draw:text-style-name="P5" draw:layer="layout" svg:width="8.183cm" svg:height="0.471cm" svg:x="1.016cm" svg:y="5.932cm">
          <draw:text-box>
            <text:p text:style-name="P3"><text:span text:style-name="T3">Mateo 5:9</text:span><text:span text:style-name="T4"> a) Bienaventurados los pacificadores,</text:span></text:p>
          </draw:text-box>
        </draw:frame>
        <draw:polygon draw:style-name="gr1" draw:text-style-name="P1" draw:layer="layout" svg:width="13.806cm" svg:height="1.512cm" svg:x="0.827cm" svg:y="7.037cm" svg:viewBox="0 0 13807 1513" draw:points="0,0 13807,0 13807,1513 0,1513">
          <text:p/>
        </draw:polygon>
        <draw:polygon draw:style-name="gr5" draw:text-style-name="P6" draw:layer="layout" svg:width="13.797cm" svg:height="1.497cm" svg:x="0.832cm" svg:y="7.052cm" svg:viewBox="0 0 13798 1498" draw:points="0,0 13798,0 13798,1498 0,1498">
          <text:p/>
        </draw:polygon>
        <draw:frame draw:style-name="gr4" draw:text-style-name="P5" draw:layer="layout" svg:width="9.454cm" svg:height="0.471cm" svg:x="15.037cm" svg:y="5.932cm">
          <draw:text-box>
            <text:p text:style-name="P3"><text:span text:style-name="T3">Mateo 5:9</text:span><text:span text:style-name="T4"> b) porque ellos serán llamados hijos de Dios.</text:span></text:p>
          </draw:text-box>
        </draw:frame>
        <draw:polygon draw:style-name="gr1" draw:text-style-name="P1" draw:layer="layout" svg:width="14.192cm" svg:height="1.512cm" svg:x="14.633cm" svg:y="7.037cm" svg:viewBox="0 0 14193 1513" draw:points="0,0 14193,0 14193,1513 0,1513">
          <text:p/>
        </draw:polygon>
        <draw:polygon draw:style-name="gr5" draw:text-style-name="P6" draw:layer="layout" svg:width="14.183cm" svg:height="1.497cm" svg:x="14.638cm" svg:y="7.052cm" svg:viewBox="0 0 14184 1498" draw:points="0,0 14184,0 14184,1498 0,1498">
          <text:p/>
        </draw:polygon>
        <draw:frame draw:style-name="gr4" draw:text-style-name="P5" draw:layer="layout" svg:width="11.453cm" svg:height="0.471cm" svg:x="1.016cm" svg:y="7.444cm">
          <draw:text-box>
            <text:p text:style-name="P3"><text:span text:style-name="T3">Lucas 6:31</text:span><text:span text:style-name="T4"> a) Y como queréis que hagan los hombres con vosotros,</text:span></text:p>
          </draw:text-box>
        </draw:frame>
        <draw:polygon draw:style-name="gr1" draw:text-style-name="P1" draw:layer="layout" svg:width="13.806cm" svg:height="1.512cm" svg:x="0.827cm" svg:y="8.549cm" svg:viewBox="0 0 13807 1513" draw:points="0,0 13807,0 13807,1513 0,1513">
          <text:p/>
        </draw:polygon>
        <draw:polygon draw:style-name="gr1" draw:text-style-name="P1" draw:layer="layout" svg:width="13.797cm" svg:height="1.498cm" svg:x="0.832cm" svg:y="8.563cm" svg:viewBox="0 0 13798 1499" draw:points="0,0 13798,0 13798,1499 0,1499">
          <text:p/>
        </draw:polygon>
        <draw:frame draw:style-name="gr4" draw:text-style-name="P5" draw:layer="layout" svg:width="8.737cm" svg:height="0.471cm" svg:x="15.037cm" svg:y="7.444cm">
          <draw:text-box>
            <text:p text:style-name="P3"><text:span text:style-name="T3">Lucas 6:31</text:span><text:span text:style-name="T4"> b) así también haced vosotros con ellos.</text:span></text:p>
          </draw:text-box>
        </draw:frame>
        <draw:polygon draw:style-name="gr1" draw:text-style-name="P1" draw:layer="layout" svg:width="14.192cm" svg:height="1.512cm" svg:x="14.633cm" svg:y="8.549cm" svg:viewBox="0 0 14193 1513" draw:points="0,0 14193,0 14193,1513 0,1513">
          <text:p/>
        </draw:polygon>
        <draw:polygon draw:style-name="gr1" draw:text-style-name="P1" draw:layer="layout" svg:width="14.183cm" svg:height="1.498cm" svg:x="14.638cm" svg:y="8.563cm" svg:viewBox="0 0 14184 1499" draw:points="0,0 14184,0 14184,1499 0,1499">
          <text:p/>
        </draw:polygon>
        <draw:frame draw:style-name="gr4" draw:text-style-name="P5" draw:layer="layout" svg:width="9.608cm" svg:height="0.471cm" svg:x="1.016cm" svg:y="8.955cm">
          <draw:text-box>
            <text:p text:style-name="P3"><text:span text:style-name="T3">Proverbios 16:24</text:span><text:span text:style-name="T4"> a) Panal de miel son los dichos suaves;</text:span></text:p>
          </draw:text-box>
        </draw:frame>
        <draw:polygon draw:style-name="gr1" draw:text-style-name="P1" draw:layer="layout" svg:width="13.806cm" svg:height="1.512cm" svg:x="0.827cm" svg:y="10.062cm" svg:viewBox="0 0 13807 1513" draw:points="0,0 13807,0 13807,1513 0,1513">
          <text:p/>
        </draw:polygon>
        <draw:polygon draw:style-name="gr5" draw:text-style-name="P6" draw:layer="layout" svg:width="13.797cm" svg:height="1.497cm" svg:x="0.832cm" svg:y="10.077cm" svg:viewBox="0 0 13798 1498" draw:points="0,0 13798,0 13798,1498 0,1498">
          <text:p/>
        </draw:polygon>
        <draw:frame draw:style-name="gr4" draw:text-style-name="P5" draw:layer="layout" svg:width="11.088cm" svg:height="0.471cm" svg:x="15.037cm" svg:y="8.955cm">
          <draw:text-box>
            <text:p text:style-name="P3"><text:span text:style-name="T3">Proverbios 16:24</text:span><text:span text:style-name="T4"> b) suavidad al alma y medicina para los huesos.</text:span></text:p>
          </draw:text-box>
        </draw:frame>
        <draw:polygon draw:style-name="gr1" draw:text-style-name="P1" draw:layer="layout" svg:width="14.192cm" svg:height="1.512cm" svg:x="14.633cm" svg:y="10.062cm" svg:viewBox="0 0 14193 1513" draw:points="0,0 14193,0 14193,1513 0,1513">
          <text:p/>
        </draw:polygon>
        <draw:polygon draw:style-name="gr5" draw:text-style-name="P6" draw:layer="layout" svg:width="14.183cm" svg:height="1.497cm" svg:x="14.638cm" svg:y="10.077cm" svg:viewBox="0 0 14184 1498" draw:points="0,0 14184,0 14184,1498 0,1498">
          <text:p/>
        </draw:polygon>
        <draw:frame draw:style-name="gr4" draw:text-style-name="P5" draw:layer="layout" svg:width="8.161cm" svg:height="0.471cm" svg:x="1.016cm" svg:y="10.47cm">
          <draw:text-box>
            <text:p text:style-name="P3"><text:span text:style-name="T3">Salmos 34:14</text:span><text:span text:style-name="T4"> a) Apártate del mal, y haz el bien;</text:span></text:p>
          </draw:text-box>
        </draw:frame>
        <draw:polygon draw:style-name="gr1" draw:text-style-name="P1" draw:layer="layout" svg:width="13.806cm" svg:height="1.512cm" svg:x="0.827cm" svg:y="11.576cm" svg:viewBox="0 0 13807 1513" draw:points="0,0 13807,0 13807,1513 0,1513">
          <text:p/>
        </draw:polygon>
        <draw:polygon draw:style-name="gr1" draw:text-style-name="P1" draw:layer="layout" svg:width="13.797cm" svg:height="1.498cm" svg:x="0.832cm" svg:y="11.59cm" svg:viewBox="0 0 13798 1499" draw:points="0,0 13798,0 13798,1499 0,1499">
          <text:p/>
        </draw:polygon>
        <draw:frame draw:style-name="gr4" draw:text-style-name="P5" draw:layer="layout" svg:width="6.786cm" svg:height="0.471cm" svg:x="15.037cm" svg:y="10.47cm">
          <draw:text-box>
            <text:p text:style-name="P3"><text:span text:style-name="T3">Salmos 34:14</text:span><text:span text:style-name="T4"> b) busca la paz, y síguela.</text:span></text:p>
          </draw:text-box>
        </draw:frame>
        <draw:polygon draw:style-name="gr1" draw:text-style-name="P1" draw:layer="layout" svg:width="14.192cm" svg:height="1.512cm" svg:x="14.633cm" svg:y="11.576cm" svg:viewBox="0 0 14193 1513" draw:points="0,0 14193,0 14193,1513 0,1513">
          <text:p/>
        </draw:polygon>
        <draw:polygon draw:style-name="gr1" draw:text-style-name="P1" draw:layer="layout" svg:width="14.183cm" svg:height="1.498cm" svg:x="14.638cm" svg:y="11.59cm" svg:viewBox="0 0 14184 1499" draw:points="0,0 14184,0 14184,1499 0,1499">
          <text:p/>
        </draw:polygon>
        <draw:frame draw:style-name="gr4" draw:text-style-name="P5" draw:layer="layout" svg:width="8.69cm" svg:height="0.471cm" svg:x="1.016cm" svg:y="11.982cm">
          <draw:text-box>
            <text:p text:style-name="P3"><text:span text:style-name="T3">Romanos 13:10</text:span><text:span text:style-name="T4"> a) El amor no hace mal al prójimo;</text:span></text:p>
          </draw:text-box>
        </draw:frame>
        <draw:polygon draw:style-name="gr1" draw:text-style-name="P1" draw:layer="layout" svg:width="13.806cm" svg:height="1.512cm" svg:x="0.827cm" svg:y="13.089cm" svg:viewBox="0 0 13807 1513" draw:points="0,0 13807,0 13807,1513 0,1513">
          <text:p/>
        </draw:polygon>
        <draw:polygon draw:style-name="gr5" draw:text-style-name="P6" draw:layer="layout" svg:width="13.797cm" svg:height="1.498cm" svg:x="0.832cm" svg:y="13.103cm" svg:viewBox="0 0 13798 1499" draw:points="0,0 13798,0 13798,1499 0,1499">
          <text:p/>
        </draw:polygon>
        <draw:frame draw:style-name="gr4" draw:text-style-name="P5" draw:layer="layout" svg:width="10.782cm" svg:height="0.471cm" svg:x="15.037cm" svg:y="11.982cm">
          <draw:text-box>
            <text:p text:style-name="P3"><text:span text:style-name="T3">Romanos 13:10</text:span><text:span text:style-name="T4"> b) así que el cumplimiento de la ley es el amor.</text:span></text:p>
          </draw:text-box>
        </draw:frame>
        <draw:polygon draw:style-name="gr1" draw:text-style-name="P1" draw:layer="layout" svg:width="14.192cm" svg:height="1.512cm" svg:x="14.633cm" svg:y="13.089cm" svg:viewBox="0 0 14193 1513" draw:points="0,0 14193,0 14193,1513 0,1513">
          <text:p/>
        </draw:polygon>
        <draw:polygon draw:style-name="gr5" draw:text-style-name="P6" draw:layer="layout" svg:width="14.183cm" svg:height="1.498cm" svg:x="14.638cm" svg:y="13.103cm" svg:viewBox="0 0 14184 1499" draw:points="0,0 14184,0 14184,1499 0,1499">
          <text:p/>
        </draw:polygon>
        <draw:frame draw:style-name="gr4" draw:text-style-name="P5" draw:layer="layout" svg:width="6.762cm" svg:height="0.471cm" svg:x="1.016cm" svg:y="13.497cm">
          <draw:text-box>
            <text:p text:style-name="P3"><text:span text:style-name="T3">1 Juan 4:19</text:span><text:span text:style-name="T4"> a) Nosotros le amamos a él,</text:span></text:p>
          </draw:text-box>
        </draw:frame>
        <draw:polygon draw:style-name="gr1" draw:text-style-name="P1" draw:layer="layout" svg:width="13.806cm" svg:height="2.267cm" svg:x="0.827cm" svg:y="14.601cm" svg:viewBox="0 0 13807 2268" draw:points="0,0 13807,0 13807,2268 0,2268">
          <text:p/>
        </draw:polygon>
        <draw:polygon draw:style-name="gr1" draw:text-style-name="P1" draw:layer="layout" svg:width="13.797cm" svg:height="2.253cm" svg:x="0.832cm" svg:y="14.615cm" svg:viewBox="0 0 13798 2254" draw:points="0,0 13798,0 13798,2254 0,2254">
          <text:p/>
        </draw:polygon>
        <draw:frame draw:style-name="gr4" draw:text-style-name="P5" draw:layer="layout" svg:width="7.186cm" svg:height="0.471cm" svg:x="15.037cm" svg:y="13.497cm">
          <draw:text-box>
            <text:p text:style-name="P3"><text:span text:style-name="T3">1 Juan 4:19</text:span><text:span text:style-name="T4"> b) porque él nos amó primero.</text:span></text:p>
          </draw:text-box>
        </draw:frame>
        <draw:frame draw:style-name="gr4" draw:text-style-name="P5" draw:layer="layout" svg:width="13.274cm" svg:height="0.471cm" svg:x="1.016cm" svg:y="15.009cm">
          <draw:text-box>
            <text:p text:style-name="P3"><text:span text:style-name="T3">Efesios 4:29</text:span><text:span text:style-name="T4"> a) Ninguna palabra corrompida salga de vuestra boca, sino la que</text:span></text:p>
          </draw:text-box>
        </draw:frame>
        <draw:polygon draw:style-name="gr1" draw:text-style-name="P1" draw:layer="layout" svg:width="14.192cm" svg:height="2.267cm" svg:x="14.633cm" svg:y="14.601cm" svg:viewBox="0 0 14193 2268" draw:points="0,0 14193,0 14193,2268 0,2268">
          <text:p/>
        </draw:polygon>
        <draw:polygon draw:style-name="gr1" draw:text-style-name="P1" draw:layer="layout" svg:width="14.183cm" svg:height="2.253cm" svg:x="14.638cm" svg:y="14.615cm" svg:viewBox="0 0 14184 2254" draw:points="0,0 14184,0 14184,2254 0,2254">
          <text:p/>
        </draw:polygon>
        <draw:frame draw:style-name="gr4" draw:text-style-name="P5" draw:layer="layout" svg:width="6.677cm" svg:height="0.471cm" svg:x="1.016cm" svg:y="15.762cm">
          <draw:text-box>
            <text:p text:style-name="P3"><text:span text:style-name="T4">sea buena para la necesaria edificación,</text:span></text:p>
          </draw:text-box>
        </draw:frame>
        <draw:polygon draw:style-name="gr1" draw:text-style-name="P1" draw:layer="layout" svg:width="13.806cm" svg:height="1.512cm" svg:x="0.827cm" svg:y="16.869cm" svg:viewBox="0 0 13807 1513" draw:points="0,0 13807,0 13807,1513 0,1513">
          <text:p/>
        </draw:polygon>
        <draw:polygon draw:style-name="gr5" draw:text-style-name="P6" draw:layer="layout" svg:width="13.797cm" svg:height="1.498cm" svg:x="0.832cm" svg:y="16.883cm" svg:viewBox="0 0 13798 1499" draw:points="0,0 13798,0 13798,1499 0,1499">
          <text:p/>
        </draw:polygon>
        <draw:frame draw:style-name="gr4" draw:text-style-name="P5" draw:layer="layout" svg:width="8.125cm" svg:height="0.471cm" svg:x="14.931cm" svg:y="15.381cm">
          <draw:text-box>
            <text:p text:style-name="P3"><text:span text:style-name="T3">Efesios 4:29</text:span><text:span text:style-name="T4"> b) a fin de dar gracia a los oyentes.</text:span></text:p>
          </draw:text-box>
        </draw:frame>
        <draw:polygon draw:style-name="gr1" draw:text-style-name="P1" draw:layer="layout" svg:width="14.192cm" svg:height="1.512cm" svg:x="14.633cm" svg:y="16.869cm" svg:viewBox="0 0 14193 1513" draw:points="0,0 14193,0 14193,1513 0,1513">
          <text:p/>
        </draw:polygon>
        <draw:polygon draw:style-name="gr5" draw:text-style-name="P6" draw:layer="layout" svg:width="14.183cm" svg:height="1.498cm" svg:x="14.638cm" svg:y="16.883cm" svg:viewBox="0 0 14184 1499" draw:points="0,0 14184,0 14184,1499 0,1499">
          <text:p/>
        </draw:polygon>
        <draw:frame draw:style-name="gr4" draw:text-style-name="P5" draw:layer="layout" svg:width="12.85cm" svg:height="0.471cm" svg:x="1.016cm" svg:y="17.278cm">
          <draw:text-box>
            <text:p text:style-name="P3"><text:span text:style-name="T3">Colosenses 4:6</text:span><text:span text:style-name="T4"> a) Sea vuestra palabra siempre con gracia, sazonada con sal,</text:span></text:p>
          </draw:text-box>
        </draw:frame>
        <draw:polygon draw:style-name="gr1" draw:text-style-name="P1" draw:layer="layout" svg:width="13.806cm" svg:height="1.511cm" svg:x="0.827cm" svg:y="18.383cm" svg:viewBox="0 0 13807 1512" draw:points="0,0 13807,0 13807,1512 0,1512">
          <text:p/>
        </draw:polygon>
        <draw:polygon draw:style-name="gr1" draw:text-style-name="P1" draw:layer="layout" svg:width="13.797cm" svg:height="1.499cm" svg:x="0.832cm" svg:y="18.397cm" svg:viewBox="0 0 13798 1500" draw:points="0,0 13798,0 13798,1500 0,1500">
          <text:p/>
        </draw:polygon>
        <draw:frame draw:style-name="gr4" draw:text-style-name="P5" draw:layer="layout" svg:width="11.734cm" svg:height="0.471cm" svg:x="15.037cm" svg:y="17.278cm">
          <draw:text-box>
            <text:p text:style-name="P3"><text:span text:style-name="T3">Colosenses 4:6</text:span><text:span text:style-name="T4"> b) para que sepáis cómo debéis responder a cada uno.</text:span></text:p>
          </draw:text-box>
        </draw:frame>
        <draw:polygon draw:style-name="gr1" draw:text-style-name="P1" draw:layer="layout" svg:width="14.192cm" svg:height="1.511cm" svg:x="14.633cm" svg:y="18.383cm" svg:viewBox="0 0 14193 1512" draw:points="0,0 14193,0 14193,1512 0,1512">
          <text:p/>
        </draw:polygon>
        <draw:polygon draw:style-name="gr1" draw:text-style-name="P1" draw:layer="layout" svg:width="14.183cm" svg:height="1.499cm" svg:x="14.638cm" svg:y="18.397cm" svg:viewBox="0 0 14184 1500" draw:points="0,0 14184,0 14184,1500 0,1500">
          <text:p/>
        </draw:polygon>
        <draw:frame draw:style-name="gr4" draw:text-style-name="P5" draw:layer="layout" svg:width="11.993cm" svg:height="0.471cm" svg:x="1.016cm" svg:y="18.789cm">
          <draw:text-box>
            <text:p text:style-name="P3"><text:span text:style-name="T3">1 Tesalonicenses 5:15</text:span><text:span text:style-name="T4"> a) Mirad que ninguno pague a otro mal por mal;</text:span></text:p>
          </draw:text-box>
        </draw:frame>
        <draw:line draw:style-name="gr6" draw:text-style-name="P7" draw:layer="layout" svg:x1="0.818cm" svg:y1="0.507cm" svg:x2="28.833cm" svg:y2="0.507cm">
          <text:p/>
        </draw:line>
        <draw:line draw:style-name="gr6" draw:text-style-name="P7" draw:layer="layout" svg:x1="0.818cm" svg:y1="1.752cm" svg:x2="28.833cm" svg:y2="1.752cm">
          <text:p/>
        </draw:line>
        <draw:line draw:style-name="gr6" draw:text-style-name="P7" draw:layer="layout" svg:x1="0.818cm" svg:y1="4.021cm" svg:x2="28.833cm" svg:y2="4.021cm">
          <text:p/>
        </draw:line>
        <draw:line draw:style-name="gr6" draw:text-style-name="P7" draw:layer="layout" svg:x1="0.818cm" svg:y1="5.532cm" svg:x2="28.833cm" svg:y2="5.532cm">
          <text:p/>
        </draw:line>
        <draw:line draw:style-name="gr6" draw:text-style-name="P7" draw:layer="layout" svg:x1="0.818cm" svg:y1="7.046cm" svg:x2="28.833cm" svg:y2="7.046cm">
          <text:p/>
        </draw:line>
        <draw:line draw:style-name="gr6" draw:text-style-name="P7" draw:layer="layout" svg:x1="0.818cm" svg:y1="8.559cm" svg:x2="28.833cm" svg:y2="8.559cm">
          <text:p/>
        </draw:line>
        <draw:line draw:style-name="gr6" draw:text-style-name="P7" draw:layer="layout" svg:x1="0.818cm" svg:y1="10.073cm" svg:x2="28.833cm" svg:y2="10.073cm">
          <text:p/>
        </draw:line>
        <draw:line draw:style-name="gr6" draw:text-style-name="P7" draw:layer="layout" svg:x1="0.818cm" svg:y1="11.584cm" svg:x2="28.833cm" svg:y2="11.584cm">
          <text:p/>
        </draw:line>
        <draw:line draw:style-name="gr6" draw:text-style-name="P7" draw:layer="layout" svg:x1="0.818cm" svg:y1="13.098cm" svg:x2="28.833cm" svg:y2="13.098cm">
          <text:p/>
        </draw:line>
        <draw:line draw:style-name="gr6" draw:text-style-name="P7" draw:layer="layout" svg:x1="0.818cm" svg:y1="14.611cm" svg:x2="28.833cm" svg:y2="14.611cm">
          <text:p/>
        </draw:line>
        <draw:line draw:style-name="gr6" draw:text-style-name="P7" draw:layer="layout" svg:x1="0.818cm" svg:y1="16.878cm" svg:x2="28.833cm" svg:y2="16.878cm">
          <text:p/>
        </draw:line>
        <draw:line draw:style-name="gr6" draw:text-style-name="P7" draw:layer="layout" svg:x1="0.818cm" svg:y1="18.391cm" svg:x2="28.833cm" svg:y2="18.391cm">
          <text:p/>
        </draw:line>
        <draw:line draw:style-name="gr6" draw:text-style-name="P7" draw:layer="layout" svg:x1="0.818cm" svg:y1="19.901cm" svg:x2="28.833cm" svg:y2="19.901cm">
          <text:p/>
        </draw:line>
        <draw:line draw:style-name="gr6" draw:text-style-name="P7" draw:layer="layout" svg:x1="0.827cm" svg:y1="0.499cm" svg:x2="0.827cm" svg:y2="19.893cm">
          <text:p/>
        </draw:line>
        <draw:line draw:style-name="gr6" draw:text-style-name="P7" draw:layer="layout" svg:x1="14.633cm" svg:y1="0.499cm" svg:x2="14.633cm" svg:y2="19.893cm">
          <text:p/>
        </draw:line>
        <draw:line draw:style-name="gr6" draw:text-style-name="P7" draw:layer="layout" svg:x1="28.825cm" svg:y1="0.499cm" svg:x2="28.825cm" svg:y2="19.893cm">
          <text:p/>
        </draw:line>
        <draw:frame draw:style-name="gr4" draw:text-style-name="P5" draw:layer="layout" svg:width="12.922cm" svg:height="0.471cm" svg:x="15.037cm" svg:y="18.789cm">
          <draw:text-box>
            <text:p text:style-name="P3"><text:span text:style-name="T3">1 Tesalonicenses 5:15</text:span><text:span text:style-name="T4"> b) antes seguid siempre lo bueno unos para con otros.</text:span></text:p>
          </draw:text-box>
        </draw:frame>
        <draw:frame draw:style-name="gr7" draw:text-style-name="P11" draw:layer="layout" svg:width="5.5cm" svg:height="0.75cm" svg:x="7.55cm" svg:y="0.75cm">
          <draw:text-box>
            <text:p text:style-name="P10"><text:span text:style-name="T6">Página 5</text:span></text:p>
          </draw:text-box>
        </draw:frame>
      </draw:page>
      <draw:page draw:name="page6" draw:style-name="dp1" draw:master-page-name="master-page32">
        <draw:polygon draw:style-name="gr1" draw:text-style-name="P1" draw:layer="layout" svg:width="13.806cm" svg:height="1.243cm" svg:x="0.827cm" svg:y="0.499cm" svg:viewBox="0 0 13807 1244" draw:points="0,0 13807,0 13807,1244 0,1244">
          <text:p/>
        </draw:polygon>
        <draw:polygon draw:style-name="gr2" draw:text-style-name="P2" draw:layer="layout" svg:width="13.797cm" svg:height="1.229cm" svg:x="0.832cm" svg:y="0.513cm" svg:viewBox="0 0 13798 1230" draw:points="0,0 13798,0 13798,1230 0,1230">
          <text:p/>
        </draw:polygon>
        <draw:polygon draw:style-name="gr1" draw:text-style-name="P1" draw:layer="layout" svg:width="14.192cm" svg:height="1.243cm" svg:x="14.633cm" svg:y="0.499cm" svg:viewBox="0 0 14193 1244" draw:points="0,0 14193,0 14193,1244 0,1244">
          <text:p/>
        </draw:polygon>
        <draw:polygon draw:style-name="gr2" draw:text-style-name="P2" draw:layer="layout" svg:width="14.183cm" svg:height="1.229cm" svg:x="14.638cm" svg:y="0.513cm" svg:viewBox="0 0 14184 1230" draw:points="0,0 14184,0 14184,1230 0,1230">
          <text:p/>
        </draw:polygon>
        <draw:frame draw:style-name="gr4" draw:text-style-name="P5" draw:layer="layout" svg:width="5.127cm" svg:height="0.471cm" svg:x="1.016cm" svg:y="0.903cm">
          <draw:text-box>
            <text:p text:style-name="P3"><text:span text:style-name="T2">Parte A (Reina Valera 1960)</text:span></text:p>
          </draw:text-box>
        </draw:frame>
        <draw:polygon draw:style-name="gr1" draw:text-style-name="P1" draw:layer="layout" svg:width="13.806cm" svg:height="1.512cm" svg:x="0.827cm" svg:y="1.742cm" svg:viewBox="0 0 13807 1513" draw:points="0,0 13807,0 13807,1513 0,1513">
          <text:p/>
        </draw:polygon>
        <draw:polygon draw:style-name="gr5" draw:text-style-name="P6" draw:layer="layout" svg:width="13.797cm" svg:height="1.498cm" svg:x="0.832cm" svg:y="1.756cm" svg:viewBox="0 0 13798 1499" draw:points="0,0 13798,0 13798,1499 0,1499">
          <text:p/>
        </draw:polygon>
        <draw:frame draw:style-name="gr4" draw:text-style-name="P5" draw:layer="layout" svg:width="5.104cm" svg:height="0.471cm" svg:x="14.825cm" svg:y="0.903cm">
          <draw:text-box>
            <text:p text:style-name="P3"><text:span text:style-name="T2">Parte B (Reina Valera 1960)</text:span></text:p>
          </draw:text-box>
        </draw:frame>
        <draw:polygon draw:style-name="gr1" draw:text-style-name="P1" draw:layer="layout" svg:width="14.192cm" svg:height="1.512cm" svg:x="14.633cm" svg:y="1.742cm" svg:viewBox="0 0 14193 1513" draw:points="0,0 14193,0 14193,1513 0,1513">
          <text:p/>
        </draw:polygon>
        <draw:polygon draw:style-name="gr5" draw:text-style-name="P6" draw:layer="layout" svg:width="14.183cm" svg:height="1.498cm" svg:x="14.638cm" svg:y="1.756cm" svg:viewBox="0 0 14184 1499" draw:points="0,0 14184,0 14184,1499 0,1499">
          <text:p/>
        </draw:polygon>
        <draw:frame draw:style-name="gr4" draw:text-style-name="P5" draw:layer="layout" svg:width="7.15cm" svg:height="0.471cm" svg:x="1.016cm" svg:y="2.148cm">
          <draw:text-box>
            <text:p text:style-name="P3"><text:span text:style-name="T3">Hebreos 12:14</text:span><text:span text:style-name="T4"> a) Seguid la paz con todos,</text:span></text:p>
          </draw:text-box>
        </draw:frame>
        <draw:polygon draw:style-name="gr1" draw:text-style-name="P1" draw:layer="layout" svg:width="13.806cm" svg:height="2.266cm" svg:x="0.827cm" svg:y="3.256cm" svg:viewBox="0 0 13807 2267" draw:points="0,0 13807,0 13807,2267 0,2267">
          <text:p/>
        </draw:polygon>
        <draw:polygon draw:style-name="gr1" draw:text-style-name="P1" draw:layer="layout" svg:width="13.797cm" svg:height="2.252cm" svg:x="0.832cm" svg:y="3.27cm" svg:viewBox="0 0 13798 2253" draw:points="0,0 13798,0 13798,2253 0,2253">
          <text:p/>
        </draw:polygon>
        <draw:frame draw:style-name="gr4" draw:text-style-name="P5" draw:layer="layout" svg:width="10.582cm" svg:height="0.471cm" svg:x="15.037cm" svg:y="2.148cm">
          <draw:text-box>
            <text:p text:style-name="P3"><text:span text:style-name="T3">Hebreos 12:14</text:span><text:span text:style-name="T4"> b) y la santidad, sin la cual nadie verá al Señor.</text:span></text:p>
          </draw:text-box>
        </draw:frame>
        <draw:frame draw:style-name="gr4" draw:text-style-name="P5" draw:layer="layout" svg:width="13.251cm" svg:height="0.471cm" svg:x="1.016cm" svg:y="3.663cm">
          <draw:text-box>
            <text:p text:style-name="P3"><text:span text:style-name="T3">Mateo 7:12</text:span><text:span text:style-name="T4"> a) Así que, todas las cosas que queráis que los hombres hagan con</text:span></text:p>
          </draw:text-box>
        </draw:frame>
        <draw:polygon draw:style-name="gr1" draw:text-style-name="P1" draw:layer="layout" svg:width="14.192cm" svg:height="2.266cm" svg:x="14.633cm" svg:y="3.256cm" svg:viewBox="0 0 14193 2267" draw:points="0,0 14193,0 14193,2267 0,2267">
          <text:p/>
        </draw:polygon>
        <draw:polygon draw:style-name="gr1" draw:text-style-name="P1" draw:layer="layout" svg:width="14.183cm" svg:height="2.252cm" svg:x="14.638cm" svg:y="3.27cm" svg:viewBox="0 0 14184 2253" draw:points="0,0 14184,0 14184,2253 0,2253">
          <text:p/>
        </draw:polygon>
        <draw:frame draw:style-name="gr4" draw:text-style-name="P5" draw:layer="layout" svg:width="1.543cm" svg:height="0.471cm" svg:x="1.016cm" svg:y="4.417cm">
          <draw:text-box>
            <text:p text:style-name="P3"><text:span text:style-name="T4">vosotros,</text:span></text:p>
          </draw:text-box>
        </draw:frame>
        <draw:frame draw:style-name="gr4" draw:text-style-name="P5" draw:layer="layout" svg:width="13.299cm" svg:height="0.471cm" svg:x="15.248cm" svg:y="3.663cm">
          <draw:text-box>
            <text:p text:style-name="P3"><text:span text:style-name="T3">Mateo 7:12</text:span><text:span text:style-name="T4"> b) así también haced vosotros con ellos; porque esto es la ley y los</text:span></text:p>
          </draw:text-box>
        </draw:frame>
        <draw:polygon draw:style-name="gr1" draw:text-style-name="P1" draw:layer="layout" svg:width="13.806cm" svg:height="1.512cm" svg:x="0.827cm" svg:y="5.524cm" svg:viewBox="0 0 13807 1513" draw:points="0,0 13807,0 13807,1513 0,1513">
          <text:p/>
        </draw:polygon>
        <draw:polygon draw:style-name="gr5" draw:text-style-name="P6" draw:layer="layout" svg:width="13.797cm" svg:height="1.498cm" svg:x="0.832cm" svg:y="5.538cm" svg:viewBox="0 0 13798 1499" draw:points="0,0 13798,0 13798,1499 0,1499">
          <text:p/>
        </draw:polygon>
        <draw:frame draw:style-name="gr4" draw:text-style-name="P5" draw:layer="layout" svg:width="1.471cm" svg:height="0.471cm" svg:x="15.248cm" svg:y="4.417cm">
          <draw:text-box>
            <text:p text:style-name="P3"><text:span text:style-name="T4">profetas.</text:span></text:p>
          </draw:text-box>
        </draw:frame>
        <draw:polygon draw:style-name="gr1" draw:text-style-name="P1" draw:layer="layout" svg:width="14.192cm" svg:height="1.512cm" svg:x="14.633cm" svg:y="5.524cm" svg:viewBox="0 0 14193 1513" draw:points="0,0 14193,0 14193,1513 0,1513">
          <text:p/>
        </draw:polygon>
        <draw:polygon draw:style-name="gr5" draw:text-style-name="P6" draw:layer="layout" svg:width="14.183cm" svg:height="1.498cm" svg:x="14.638cm" svg:y="5.538cm" svg:viewBox="0 0 14184 1499" draw:points="0,0 14184,0 14184,1499 0,1499">
          <text:p/>
        </draw:polygon>
        <draw:frame draw:style-name="gr4" draw:text-style-name="P5" draw:layer="layout" svg:width="8.631cm" svg:height="0.471cm" svg:x="1.016cm" svg:y="5.932cm">
          <draw:text-box>
            <text:p text:style-name="P3"><text:span text:style-name="T3">Proverbios 15:1</text:span><text:span text:style-name="T4"> a) La blanda respuesta quita la ira;</text:span></text:p>
          </draw:text-box>
        </draw:frame>
        <draw:polygon draw:style-name="gr1" draw:text-style-name="P1" draw:layer="layout" svg:width="13.806cm" svg:height="1.512cm" svg:x="0.827cm" svg:y="7.037cm" svg:viewBox="0 0 13807 1513" draw:points="0,0 13807,0 13807,1513 0,1513">
          <text:p/>
        </draw:polygon>
        <draw:polygon draw:style-name="gr1" draw:text-style-name="P1" draw:layer="layout" svg:width="13.797cm" svg:height="1.497cm" svg:x="0.832cm" svg:y="7.052cm" svg:viewBox="0 0 13798 1498" draw:points="0,0 13798,0 13798,1498 0,1498">
          <text:p/>
        </draw:polygon>
        <draw:frame draw:style-name="gr4" draw:text-style-name="P5" draw:layer="layout" svg:width="10.194cm" svg:height="0.471cm" svg:x="15.037cm" svg:y="5.932cm">
          <draw:text-box>
            <text:p text:style-name="P3"><text:span text:style-name="T3">Proverbios 15:1</text:span><text:span text:style-name="T4"> b) mas la palabra áspera hace subir el furor.</text:span></text:p>
          </draw:text-box>
        </draw:frame>
        <draw:polygon draw:style-name="gr1" draw:text-style-name="P1" draw:layer="layout" svg:width="14.192cm" svg:height="1.512cm" svg:x="14.633cm" svg:y="7.037cm" svg:viewBox="0 0 14193 1513" draw:points="0,0 14193,0 14193,1513 0,1513">
          <text:p/>
        </draw:polygon>
        <draw:polygon draw:style-name="gr1" draw:text-style-name="P1" draw:layer="layout" svg:width="14.183cm" svg:height="1.497cm" svg:x="14.638cm" svg:y="7.052cm" svg:viewBox="0 0 14184 1498" draw:points="0,0 14184,0 14184,1498 0,1498">
          <text:p/>
        </draw:polygon>
        <draw:frame draw:style-name="gr4" draw:text-style-name="P5" draw:layer="layout" svg:width="9.795cm" svg:height="0.471cm" svg:x="1.016cm" svg:y="7.444cm">
          <draw:text-box>
            <text:p text:style-name="P3"><text:span text:style-name="T3">Salmos 119:165</text:span><text:span text:style-name="T4"> a) Mucha paz tienen los que aman tu ley,</text:span></text:p>
          </draw:text-box>
        </draw:frame>
        <draw:polygon draw:style-name="gr1" draw:text-style-name="P1" draw:layer="layout" svg:width="13.806cm" svg:height="1.512cm" svg:x="0.827cm" svg:y="8.549cm" svg:viewBox="0 0 13807 1513" draw:points="0,0 13807,0 13807,1513 0,1513">
          <text:p/>
        </draw:polygon>
        <draw:polygon draw:style-name="gr5" draw:text-style-name="P6" draw:layer="layout" svg:width="13.797cm" svg:height="1.498cm" svg:x="0.832cm" svg:y="8.563cm" svg:viewBox="0 0 13798 1499" draw:points="0,0 13798,0 13798,1499 0,1499">
          <text:p/>
        </draw:polygon>
        <draw:frame draw:style-name="gr4" draw:text-style-name="P5" draw:layer="layout" svg:width="8.102cm" svg:height="0.471cm" svg:x="15.037cm" svg:y="7.444cm">
          <draw:text-box>
            <text:p text:style-name="P3"><text:span text:style-name="T3">Salmos 119:165</text:span><text:span text:style-name="T4"> b) y no hay para ellos tropiezo.</text:span></text:p>
          </draw:text-box>
        </draw:frame>
        <draw:polygon draw:style-name="gr1" draw:text-style-name="P1" draw:layer="layout" svg:width="14.192cm" svg:height="1.512cm" svg:x="14.633cm" svg:y="8.549cm" svg:viewBox="0 0 14193 1513" draw:points="0,0 14193,0 14193,1513 0,1513">
          <text:p/>
        </draw:polygon>
        <draw:polygon draw:style-name="gr5" draw:text-style-name="P6" draw:layer="layout" svg:width="14.183cm" svg:height="1.498cm" svg:x="14.638cm" svg:y="8.563cm" svg:viewBox="0 0 14184 1499" draw:points="0,0 14184,0 14184,1499 0,1499">
          <text:p/>
        </draw:polygon>
        <draw:frame draw:style-name="gr4" draw:text-style-name="P5" draw:layer="layout" svg:width="9.55cm" svg:height="0.471cm" svg:x="1.016cm" svg:y="8.955cm">
          <draw:text-box>
            <text:p text:style-name="P3"><text:span text:style-name="T3">Romanos 15:7</text:span><text:span text:style-name="T4"> a) Por tanto, recibíos los unos a los otros,</text:span></text:p>
          </draw:text-box>
        </draw:frame>
        <draw:polygon draw:style-name="gr1" draw:text-style-name="P1" draw:layer="layout" svg:width="13.806cm" svg:height="2.267cm" svg:x="0.827cm" svg:y="10.062cm" svg:viewBox="0 0 13807 2268" draw:points="0,0 13807,0 13807,2268 0,2268">
          <text:p/>
        </draw:polygon>
        <draw:polygon draw:style-name="gr1" draw:text-style-name="P1" draw:layer="layout" svg:width="13.797cm" svg:height="2.252cm" svg:x="0.832cm" svg:y="10.077cm" svg:viewBox="0 0 13798 2253" draw:points="0,0 13798,0 13798,2253 0,2253">
          <text:p/>
        </draw:polygon>
        <draw:frame draw:style-name="gr4" draw:text-style-name="P5" draw:layer="layout" svg:width="12.1cm" svg:height="0.471cm" svg:x="15.037cm" svg:y="8.955cm">
          <draw:text-box>
            <text:p text:style-name="P3"><text:span text:style-name="T3">Romanos 15:7</text:span><text:span text:style-name="T4"> b) como también Cristo nos recibió, para gloria de Dios.</text:span></text:p>
          </draw:text-box>
        </draw:frame>
        <draw:frame draw:style-name="gr4" draw:text-style-name="P5" draw:layer="layout" svg:width="11.992cm" svg:height="0.471cm" svg:x="1.016cm" svg:y="10.47cm">
          <draw:text-box>
            <text:p text:style-name="P3"><text:span text:style-name="T3">Gálatas 5:22</text:span><text:span text:style-name="T4"> a) Mas el fruto del Espíritu es amor, gozo, paz, paciencia,</text:span></text:p>
          </draw:text-box>
        </draw:frame>
        <draw:polygon draw:style-name="gr1" draw:text-style-name="P1" draw:layer="layout" svg:width="14.192cm" svg:height="2.267cm" svg:x="14.633cm" svg:y="10.062cm" svg:viewBox="0 0 14193 2268" draw:points="0,0 14193,0 14193,2268 0,2268">
          <text:p/>
        </draw:polygon>
        <draw:polygon draw:style-name="gr1" draw:text-style-name="P1" draw:layer="layout" svg:width="14.183cm" svg:height="2.252cm" svg:x="14.638cm" svg:y="10.077cm" svg:viewBox="0 0 14184 2253" draw:points="0,0 14184,0 14184,2253 0,2253">
          <text:p/>
        </draw:polygon>
        <draw:frame draw:style-name="gr4" draw:text-style-name="P5" draw:layer="layout" svg:width="3.447cm" svg:height="0.471cm" svg:x="1.016cm" svg:y="11.224cm">
          <draw:text-box>
            <text:p text:style-name="P3"><text:span text:style-name="T4">benignidad, bondad,</text:span></text:p>
          </draw:text-box>
        </draw:frame>
        <draw:polygon draw:style-name="gr1" draw:text-style-name="P1" draw:layer="layout" svg:width="13.806cm" svg:height="1.511cm" svg:x="0.827cm" svg:y="12.331cm" svg:viewBox="0 0 13807 1512" draw:points="0,0 13807,0 13807,1512 0,1512">
          <text:p/>
        </draw:polygon>
        <draw:polygon draw:style-name="gr5" draw:text-style-name="P6" draw:layer="layout" svg:width="13.797cm" svg:height="1.497cm" svg:x="0.832cm" svg:y="12.345cm" svg:viewBox="0 0 13798 1498" draw:points="0,0 13798,0 13798,1498 0,1498">
          <text:p/>
        </draw:polygon>
        <draw:frame draw:style-name="gr4" draw:text-style-name="P5" draw:layer="layout" svg:width="12.721cm" svg:height="0.471cm" svg:x="15.037cm" svg:y="10.843cm">
          <draw:text-box>
            <text:p text:style-name="P3"><text:span text:style-name="T3">Gálatas 5:22</text:span><text:span text:style-name="T4"> b) fe, mansedumbre, templanza; contra tales cosas no hay ley.</text:span></text:p>
          </draw:text-box>
        </draw:frame>
        <draw:polygon draw:style-name="gr1" draw:text-style-name="P1" draw:layer="layout" svg:width="14.192cm" svg:height="1.511cm" svg:x="14.633cm" svg:y="12.331cm" svg:viewBox="0 0 14193 1512" draw:points="0,0 14193,0 14193,1512 0,1512">
          <text:p/>
        </draw:polygon>
        <draw:polygon draw:style-name="gr5" draw:text-style-name="P6" draw:layer="layout" svg:width="14.183cm" svg:height="1.497cm" svg:x="14.638cm" svg:y="12.345cm" svg:viewBox="0 0 14184 1498" draw:points="0,0 14184,0 14184,1498 0,1498">
          <text:p/>
        </draw:polygon>
        <draw:frame draw:style-name="gr4" draw:text-style-name="P5" draw:layer="layout" svg:width="11.006cm" svg:height="0.471cm" svg:x="1.016cm" svg:y="12.735cm">
          <draw:text-box>
            <text:p text:style-name="P3"><text:span text:style-name="T3">Efesios 4:1</text:span><text:span text:style-name="T4"> a) Os ruego que andéis como es digno de la vocación</text:span></text:p>
          </draw:text-box>
        </draw:frame>
        <draw:polygon draw:style-name="gr1" draw:text-style-name="P1" draw:layer="layout" svg:width="13.806cm" svg:height="1.512cm" svg:x="0.827cm" svg:y="13.843cm" svg:viewBox="0 0 13807 1513" draw:points="0,0 13807,0 13807,1513 0,1513">
          <text:p/>
        </draw:polygon>
        <draw:polygon draw:style-name="gr1" draw:text-style-name="P1" draw:layer="layout" svg:width="13.797cm" svg:height="1.497cm" svg:x="0.832cm" svg:y="13.857cm" svg:viewBox="0 0 13798 1498" draw:points="0,0 13798,0 13798,1498 0,1498">
          <text:p/>
        </draw:polygon>
        <draw:frame draw:style-name="gr4" draw:text-style-name="P5" draw:layer="layout" svg:width="6.856cm" svg:height="0.471cm" svg:x="15.037cm" svg:y="12.735cm">
          <draw:text-box>
            <text:p text:style-name="P3"><text:span text:style-name="T3">Efesios 4:1</text:span><text:span text:style-name="T4"> b) con que fuisteis llamados,</text:span></text:p>
          </draw:text-box>
        </draw:frame>
        <draw:polygon draw:style-name="gr1" draw:text-style-name="P1" draw:layer="layout" svg:width="14.192cm" svg:height="1.512cm" svg:x="14.633cm" svg:y="13.843cm" svg:viewBox="0 0 14193 1513" draw:points="0,0 14193,0 14193,1513 0,1513">
          <text:p/>
        </draw:polygon>
        <draw:polygon draw:style-name="gr1" draw:text-style-name="P1" draw:layer="layout" svg:width="14.183cm" svg:height="1.497cm" svg:x="14.638cm" svg:y="13.857cm" svg:viewBox="0 0 14184 1498" draw:points="0,0 14184,0 14184,1498 0,1498">
          <text:p/>
        </draw:polygon>
        <draw:frame draw:style-name="gr4" draw:text-style-name="P5" draw:layer="layout" svg:width="11.935cm" svg:height="0.471cm" svg:x="1.016cm" svg:y="14.251cm">
          <draw:text-box>
            <text:p text:style-name="P3"><text:span text:style-name="T3">Filipenses 4:5</text:span><text:span text:style-name="T4"> a) Vuestra gentileza sea conocida de todos los hombres.</text:span></text:p>
          </draw:text-box>
        </draw:frame>
        <draw:polygon draw:style-name="gr1" draw:text-style-name="P1" draw:layer="layout" svg:width="13.806cm" svg:height="2.267cm" svg:x="0.827cm" svg:y="15.356cm" svg:viewBox="0 0 13807 2268" draw:points="0,0 13807,0 13807,2268 0,2268">
          <text:p/>
        </draw:polygon>
        <draw:polygon draw:style-name="gr5" draw:text-style-name="P6" draw:layer="layout" svg:width="13.797cm" svg:height="2.253cm" svg:x="0.832cm" svg:y="15.37cm" svg:viewBox="0 0 13798 2254" draw:points="0,0 13798,0 13798,2254 0,2254">
          <text:p/>
        </draw:polygon>
        <draw:frame draw:style-name="gr4" draw:text-style-name="P5" draw:layer="layout" svg:width="6.268cm" svg:height="0.471cm" svg:x="15.037cm" svg:y="14.251cm">
          <draw:text-box>
            <text:p text:style-name="P3"><text:span text:style-name="T3">Filipenses 4:5</text:span><text:span text:style-name="T4"> b) El Señor está cerca.</text:span></text:p>
          </draw:text-box>
        </draw:frame>
        <draw:polygon draw:style-name="gr1" draw:text-style-name="P1" draw:layer="layout" svg:width="14.192cm" svg:height="2.267cm" svg:x="14.633cm" svg:y="15.356cm" svg:viewBox="0 0 14193 2268" draw:points="0,0 14193,0 14193,2268 0,2268">
          <text:p/>
        </draw:polygon>
        <draw:polygon draw:style-name="gr5" draw:text-style-name="P6" draw:layer="layout" svg:width="14.183cm" svg:height="2.253cm" svg:x="14.638cm" svg:y="15.37cm" svg:viewBox="0 0 14184 2254" draw:points="0,0 14184,0 14184,2254 0,2254">
          <text:p/>
        </draw:polygon>
        <draw:frame draw:style-name="gr4" draw:text-style-name="P5" draw:layer="layout" svg:width="11.64cm" svg:height="0.471cm" svg:x="1.016cm" svg:y="16.139cm">
          <draw:text-box>
            <text:p text:style-name="P3"><text:span text:style-name="T3">Colosenses 3:15</text:span><text:span text:style-name="T4"> a) Y la paz de Dios gobierne en vuestros corazones,</text:span></text:p>
          </draw:text-box>
        </draw:frame>
        <draw:frame draw:style-name="gr4" draw:text-style-name="P5" draw:layer="layout" svg:width="12.876cm" svg:height="0.471cm" svg:x="15.248cm" svg:y="15.762cm">
          <draw:text-box>
            <text:p text:style-name="P3"><text:span text:style-name="T3">Colosenses 3:15</text:span><text:span text:style-name="T4"> b) a la que asimismo fuisteis llamados en un solo cuerpo; y</text:span></text:p>
          </draw:text-box>
        </draw:frame>
        <draw:polygon draw:style-name="gr1" draw:text-style-name="P1" draw:layer="layout" svg:width="13.806cm" svg:height="1.512cm" svg:x="0.827cm" svg:y="17.624cm" svg:viewBox="0 0 13807 1513" draw:points="0,0 13807,0 13807,1513 0,1513">
          <text:p/>
        </draw:polygon>
        <draw:polygon draw:style-name="gr1" draw:text-style-name="P1" draw:layer="layout" svg:width="13.797cm" svg:height="1.5cm" svg:x="0.832cm" svg:y="17.638cm" svg:viewBox="0 0 13798 1501" draw:points="0,0 13798,0 13798,1501 0,1501">
          <text:p/>
        </draw:polygon>
        <draw:frame draw:style-name="gr4" draw:text-style-name="P5" draw:layer="layout" svg:width="2.8cm" svg:height="0.471cm" svg:x="15.248cm" svg:y="16.516cm">
          <draw:text-box>
            <text:p text:style-name="P3"><text:span text:style-name="T4">sed agradecidos.</text:span></text:p>
          </draw:text-box>
        </draw:frame>
        <draw:polygon draw:style-name="gr1" draw:text-style-name="P1" draw:layer="layout" svg:width="14.192cm" svg:height="1.512cm" svg:x="14.633cm" svg:y="17.624cm" svg:viewBox="0 0 14193 1513" draw:points="0,0 14193,0 14193,1513 0,1513">
          <text:p/>
        </draw:polygon>
        <draw:polygon draw:style-name="gr1" draw:text-style-name="P1" draw:layer="layout" svg:width="14.183cm" svg:height="1.5cm" svg:x="14.638cm" svg:y="17.638cm" svg:viewBox="0 0 14184 1501" draw:points="0,0 14184,0 14184,1501 0,1501">
          <text:p/>
        </draw:polygon>
        <draw:frame draw:style-name="gr4" draw:text-style-name="P5" draw:layer="layout" svg:width="11.885cm" svg:height="0.471cm" svg:x="1.016cm" svg:y="18.031cm">
          <draw:text-box>
            <text:p text:style-name="P3"><text:span text:style-name="T3">1 Tesalonicenses 3:12</text:span><text:span text:style-name="T4"> a) Y el Señor os haga crecer y abundar en amor</text:span></text:p>
          </draw:text-box>
        </draw:frame>
        <draw:line draw:style-name="gr6" draw:text-style-name="P7" draw:layer="layout" svg:x1="0.818cm" svg:y1="0.507cm" svg:x2="28.833cm" svg:y2="0.507cm">
          <text:p/>
        </draw:line>
        <draw:line draw:style-name="gr6" draw:text-style-name="P7" draw:layer="layout" svg:x1="0.818cm" svg:y1="1.752cm" svg:x2="28.833cm" svg:y2="1.752cm">
          <text:p/>
        </draw:line>
        <draw:line draw:style-name="gr6" draw:text-style-name="P7" draw:layer="layout" svg:x1="0.818cm" svg:y1="3.266cm" svg:x2="28.833cm" svg:y2="3.266cm">
          <text:p/>
        </draw:line>
        <draw:line draw:style-name="gr6" draw:text-style-name="P7" draw:layer="layout" svg:x1="0.818cm" svg:y1="5.532cm" svg:x2="28.833cm" svg:y2="5.532cm">
          <text:p/>
        </draw:line>
        <draw:line draw:style-name="gr6" draw:text-style-name="P7" draw:layer="layout" svg:x1="0.818cm" svg:y1="7.046cm" svg:x2="28.833cm" svg:y2="7.046cm">
          <text:p/>
        </draw:line>
        <draw:line draw:style-name="gr6" draw:text-style-name="P7" draw:layer="layout" svg:x1="0.818cm" svg:y1="8.559cm" svg:x2="28.833cm" svg:y2="8.559cm">
          <text:p/>
        </draw:line>
        <draw:line draw:style-name="gr6" draw:text-style-name="P7" draw:layer="layout" svg:x1="0.818cm" svg:y1="10.073cm" svg:x2="28.833cm" svg:y2="10.073cm">
          <text:p/>
        </draw:line>
        <draw:line draw:style-name="gr6" draw:text-style-name="P7" draw:layer="layout" svg:x1="0.818cm" svg:y1="12.339cm" svg:x2="28.833cm" svg:y2="12.339cm">
          <text:p/>
        </draw:line>
        <draw:line draw:style-name="gr6" draw:text-style-name="P7" draw:layer="layout" svg:x1="0.818cm" svg:y1="13.853cm" svg:x2="28.833cm" svg:y2="13.853cm">
          <text:p/>
        </draw:line>
        <draw:line draw:style-name="gr6" draw:text-style-name="P7" draw:layer="layout" svg:x1="0.818cm" svg:y1="15.366cm" svg:x2="28.833cm" svg:y2="15.366cm">
          <text:p/>
        </draw:line>
        <draw:line draw:style-name="gr6" draw:text-style-name="P7" draw:layer="layout" svg:x1="0.818cm" svg:y1="17.633cm" svg:x2="28.833cm" svg:y2="17.633cm">
          <text:p/>
        </draw:line>
        <draw:line draw:style-name="gr6" draw:text-style-name="P7" draw:layer="layout" svg:x1="0.818cm" svg:y1="19.143cm" svg:x2="28.833cm" svg:y2="19.143cm">
          <text:p/>
        </draw:line>
        <draw:line draw:style-name="gr6" draw:text-style-name="P7" draw:layer="layout" svg:x1="0.827cm" svg:y1="0.499cm" svg:x2="0.827cm" svg:y2="19.134cm">
          <text:p/>
        </draw:line>
        <draw:line draw:style-name="gr6" draw:text-style-name="P7" draw:layer="layout" svg:x1="14.633cm" svg:y1="0.499cm" svg:x2="14.633cm" svg:y2="19.134cm">
          <text:p/>
        </draw:line>
        <draw:line draw:style-name="gr6" draw:text-style-name="P7" draw:layer="layout" svg:x1="28.825cm" svg:y1="0.499cm" svg:x2="28.825cm" svg:y2="19.134cm">
          <text:p/>
        </draw:line>
        <draw:frame draw:style-name="gr4" draw:text-style-name="P5" draw:layer="layout" svg:width="10.606cm" svg:height="0.471cm" svg:x="15.037cm" svg:y="18.031cm">
          <draw:text-box>
            <text:p text:style-name="P3"><text:span text:style-name="T3">1 Tesalonicenses 3:12</text:span><text:span text:style-name="T4"> b) unos para con otros y para con todos.</text:span></text:p>
          </draw:text-box>
        </draw:frame>
        <draw:frame draw:style-name="gr7" draw:text-style-name="P11" draw:layer="layout" svg:width="5.5cm" svg:height="0.75cm" svg:x="7.55cm" svg:y="0.75cm">
          <draw:text-box>
            <text:p text:style-name="P10"><text:span text:style-name="T6">Página 6</text:span></text:p>
          </draw:text-box>
        </draw:frame>
      </draw:page>
      <draw:page draw:name="page7" draw:style-name="dp1" draw:master-page-name="master-page32">
        <draw:polygon draw:style-name="gr1" draw:text-style-name="P1" draw:layer="layout" svg:width="13.806cm" svg:height="1.243cm" svg:x="0.827cm" svg:y="0.499cm" svg:viewBox="0 0 13807 1244" draw:points="0,0 13807,0 13807,1244 0,1244">
          <text:p/>
        </draw:polygon>
        <draw:polygon draw:style-name="gr2" draw:text-style-name="P2" draw:layer="layout" svg:width="13.797cm" svg:height="1.229cm" svg:x="0.832cm" svg:y="0.513cm" svg:viewBox="0 0 13798 1230" draw:points="0,0 13798,0 13798,1230 0,1230">
          <text:p/>
        </draw:polygon>
        <draw:polygon draw:style-name="gr1" draw:text-style-name="P1" draw:layer="layout" svg:width="14.192cm" svg:height="1.243cm" svg:x="14.633cm" svg:y="0.499cm" svg:viewBox="0 0 14193 1244" draw:points="0,0 14193,0 14193,1244 0,1244">
          <text:p/>
        </draw:polygon>
        <draw:polygon draw:style-name="gr2" draw:text-style-name="P2" draw:layer="layout" svg:width="14.183cm" svg:height="1.229cm" svg:x="14.638cm" svg:y="0.513cm" svg:viewBox="0 0 14184 1230" draw:points="0,0 14184,0 14184,1230 0,1230">
          <text:p/>
        </draw:polygon>
        <draw:frame draw:style-name="gr4" draw:text-style-name="P5" draw:layer="layout" svg:width="5.127cm" svg:height="0.471cm" svg:x="1.016cm" svg:y="0.903cm">
          <draw:text-box>
            <text:p text:style-name="P3"><text:span text:style-name="T2">Parte A (Reina Valera 1960)</text:span></text:p>
          </draw:text-box>
        </draw:frame>
        <draw:polygon draw:style-name="gr1" draw:text-style-name="P1" draw:layer="layout" svg:width="13.806cm" svg:height="1.512cm" svg:x="0.827cm" svg:y="1.742cm" svg:viewBox="0 0 13807 1513" draw:points="0,0 13807,0 13807,1513 0,1513">
          <text:p/>
        </draw:polygon>
        <draw:polygon draw:style-name="gr5" draw:text-style-name="P6" draw:layer="layout" svg:width="13.797cm" svg:height="1.498cm" svg:x="0.832cm" svg:y="1.756cm" svg:viewBox="0 0 13798 1499" draw:points="0,0 13798,0 13798,1499 0,1499">
          <text:p/>
        </draw:polygon>
        <draw:frame draw:style-name="gr4" draw:text-style-name="P5" draw:layer="layout" svg:width="5.104cm" svg:height="0.471cm" svg:x="14.825cm" svg:y="0.903cm">
          <draw:text-box>
            <text:p text:style-name="P3"><text:span text:style-name="T2">Parte B (Reina Valera 1960)</text:span></text:p>
          </draw:text-box>
        </draw:frame>
        <draw:polygon draw:style-name="gr1" draw:text-style-name="P1" draw:layer="layout" svg:width="14.192cm" svg:height="1.512cm" svg:x="14.633cm" svg:y="1.742cm" svg:viewBox="0 0 14193 1513" draw:points="0,0 14193,0 14193,1513 0,1513">
          <text:p/>
        </draw:polygon>
        <draw:polygon draw:style-name="gr5" draw:text-style-name="P6" draw:layer="layout" svg:width="14.183cm" svg:height="1.498cm" svg:x="14.638cm" svg:y="1.756cm" svg:viewBox="0 0 14184 1499" draw:points="0,0 14184,0 14184,1499 0,1499">
          <text:p/>
        </draw:polygon>
        <draw:frame draw:style-name="gr4" draw:text-style-name="P5" draw:layer="layout" svg:width="9.829cm" svg:height="0.471cm" svg:x="1.016cm" svg:y="2.148cm">
          <draw:text-box>
            <text:p text:style-name="P3"><text:span text:style-name="T3">2 Timoteo 2:22</text:span><text:span text:style-name="T4"> a) Sigue la justicia, la fe, el amor y la paz,</text:span></text:p>
          </draw:text-box>
        </draw:frame>
        <draw:polygon draw:style-name="gr1" draw:text-style-name="P1" draw:layer="layout" svg:width="13.806cm" svg:height="2.266cm" svg:x="0.827cm" svg:y="3.256cm" svg:viewBox="0 0 13807 2267" draw:points="0,0 13807,0 13807,2267 0,2267">
          <text:p/>
        </draw:polygon>
        <draw:polygon draw:style-name="gr1" draw:text-style-name="P1" draw:layer="layout" svg:width="13.797cm" svg:height="2.252cm" svg:x="0.832cm" svg:y="3.27cm" svg:viewBox="0 0 13798 2253" draw:points="0,0 13798,0 13798,2253 0,2253">
          <text:p/>
        </draw:polygon>
        <draw:frame draw:style-name="gr4" draw:text-style-name="P5" draw:layer="layout" svg:width="11.323cm" svg:height="0.471cm" svg:x="15.037cm" svg:y="2.148cm">
          <draw:text-box>
            <text:p text:style-name="P3"><text:span text:style-name="T3">2 Timoteo 2:22</text:span><text:span text:style-name="T4"> b) con los que de corazón limpio invocan al Señor.</text:span></text:p>
          </draw:text-box>
        </draw:frame>
        <draw:polygon draw:style-name="gr1" draw:text-style-name="P1" draw:layer="layout" svg:width="14.192cm" svg:height="2.266cm" svg:x="14.633cm" svg:y="3.256cm" svg:viewBox="0 0 14193 2267" draw:points="0,0 14193,0 14193,2267 0,2267">
          <text:p/>
        </draw:polygon>
        <draw:polygon draw:style-name="gr1" draw:text-style-name="P1" draw:layer="layout" svg:width="14.183cm" svg:height="2.252cm" svg:x="14.638cm" svg:y="3.27cm" svg:viewBox="0 0 14184 2253" draw:points="0,0 14184,0 14184,2253 0,2253">
          <text:p/>
        </draw:polygon>
        <draw:frame draw:style-name="gr4" draw:text-style-name="P5" draw:layer="layout" svg:width="10.064cm" svg:height="0.471cm" svg:x="1.016cm" svg:y="4.036cm">
          <draw:text-box>
            <text:p text:style-name="P3"><text:span text:style-name="T3">Tito 3:2</text:span><text:span text:style-name="T4"> a) Que a nadie difamen, que no sean pendencieros,</text:span></text:p>
          </draw:text-box>
        </draw:frame>
        <draw:frame draw:style-name="gr4" draw:text-style-name="P5" draw:layer="layout" svg:width="12.605cm" svg:height="0.471cm" svg:x="15.248cm" svg:y="3.663cm">
          <draw:text-box>
            <text:p text:style-name="P3"><text:span text:style-name="T3">Tito 3:2</text:span><text:span text:style-name="T4"> b) sino amables, mostrando toda mansedumbre para con todos los</text:span></text:p>
          </draw:text-box>
        </draw:frame>
        <draw:polygon draw:style-name="gr1" draw:text-style-name="P1" draw:layer="layout" svg:width="13.806cm" svg:height="2.267cm" svg:x="0.827cm" svg:y="5.524cm" svg:viewBox="0 0 13807 2268" draw:points="0,0 13807,0 13807,2268 0,2268">
          <text:p/>
        </draw:polygon>
        <draw:polygon draw:style-name="gr5" draw:text-style-name="P6" draw:layer="layout" svg:width="13.797cm" svg:height="2.253cm" svg:x="0.832cm" svg:y="5.538cm" svg:viewBox="0 0 13798 2254" draw:points="0,0 13798,0 13798,2254 0,2254">
          <text:p/>
        </draw:polygon>
        <draw:frame draw:style-name="gr4" draw:text-style-name="P5" draw:layer="layout" svg:width="1.566cm" svg:height="0.471cm" svg:x="15.248cm" svg:y="4.417cm">
          <draw:text-box>
            <text:p text:style-name="P3"><text:span text:style-name="T4">hombres.</text:span></text:p>
          </draw:text-box>
        </draw:frame>
        <draw:polygon draw:style-name="gr1" draw:text-style-name="P1" draw:layer="layout" svg:width="14.192cm" svg:height="2.267cm" svg:x="14.633cm" svg:y="5.524cm" svg:viewBox="0 0 14193 2268" draw:points="0,0 14193,0 14193,2268 0,2268">
          <text:p/>
        </draw:polygon>
        <draw:polygon draw:style-name="gr5" draw:text-style-name="P6" draw:layer="layout" svg:width="14.183cm" svg:height="2.253cm" svg:x="14.638cm" svg:y="5.538cm" svg:viewBox="0 0 14184 2254" draw:points="0,0 14184,0 14184,2254 0,2254">
          <text:p/>
        </draw:polygon>
        <draw:frame draw:style-name="gr4" draw:text-style-name="P5" draw:layer="layout" svg:width="7.888cm" svg:height="0.471cm" svg:x="1.016cm" svg:y="6.305cm">
          <draw:text-box>
            <text:p text:style-name="P3"><text:span text:style-name="T3">Hebreos 13:1</text:span><text:span text:style-name="T4"> a) Permanezca el amor fraternal.</text:span></text:p>
          </draw:text-box>
        </draw:frame>
        <draw:frame draw:style-name="gr4" draw:text-style-name="P5" draw:layer="layout" svg:width="13.276cm" svg:height="0.471cm" svg:x="15.248cm" svg:y="5.932cm">
          <draw:text-box>
            <text:p text:style-name="P3"><text:span text:style-name="T3">Hebreos 13:1</text:span><text:span text:style-name="T4"> b) No os olvidéis de la hospitalidad, porque por ella algunos, sin</text:span></text:p>
          </draw:text-box>
        </draw:frame>
        <draw:polygon draw:style-name="gr1" draw:text-style-name="P1" draw:layer="layout" svg:width="13.806cm" svg:height="1.511cm" svg:x="0.827cm" svg:y="7.791cm" svg:viewBox="0 0 13807 1512" draw:points="0,0 13807,0 13807,1512 0,1512">
          <text:p/>
        </draw:polygon>
        <draw:polygon draw:style-name="gr1" draw:text-style-name="P1" draw:layer="layout" svg:width="13.797cm" svg:height="1.497cm" svg:x="0.832cm" svg:y="7.805cm" svg:viewBox="0 0 13798 1498" draw:points="0,0 13798,0 13798,1498 0,1498">
          <text:p/>
        </draw:polygon>
        <draw:frame draw:style-name="gr4" draw:text-style-name="P5" draw:layer="layout" svg:width="4.869cm" svg:height="0.471cm" svg:x="15.248cm" svg:y="6.682cm">
          <draw:text-box>
            <text:p text:style-name="P3"><text:span text:style-name="T4">saberlo, hospedaron ángeles.</text:span></text:p>
          </draw:text-box>
        </draw:frame>
        <draw:polygon draw:style-name="gr1" draw:text-style-name="P1" draw:layer="layout" svg:width="14.192cm" svg:height="1.511cm" svg:x="14.633cm" svg:y="7.791cm" svg:viewBox="0 0 14193 1512" draw:points="0,0 14193,0 14193,1512 0,1512">
          <text:p/>
        </draw:polygon>
        <draw:polygon draw:style-name="gr1" draw:text-style-name="P1" draw:layer="layout" svg:width="14.183cm" svg:height="1.497cm" svg:x="14.638cm" svg:y="7.805cm" svg:viewBox="0 0 14184 1498" draw:points="0,0 14184,0 14184,1498 0,1498">
          <text:p/>
        </draw:polygon>
        <draw:frame draw:style-name="gr4" draw:text-style-name="P5" draw:layer="layout" svg:width="9.465cm" svg:height="0.471cm" svg:x="1.016cm" svg:y="8.197cm">
          <draw:text-box>
            <text:p text:style-name="P3"><text:span text:style-name="T3">Santiago 3:18</text:span><text:span text:style-name="T4"> a) Y el fruto de justicia se siembra en paz</text:span></text:p>
          </draw:text-box>
        </draw:frame>
        <draw:polygon draw:style-name="gr1" draw:text-style-name="P1" draw:layer="layout" svg:width="13.806cm" svg:height="1.512cm" svg:x="0.827cm" svg:y="9.304cm" svg:viewBox="0 0 13807 1513" draw:points="0,0 13807,0 13807,1513 0,1513">
          <text:p/>
        </draw:polygon>
        <draw:polygon draw:style-name="gr5" draw:text-style-name="P6" draw:layer="layout" svg:width="13.797cm" svg:height="1.498cm" svg:x="0.832cm" svg:y="9.318cm" svg:viewBox="0 0 13798 1499" draw:points="0,0 13798,0 13798,1499 0,1499">
          <text:p/>
        </draw:polygon>
        <draw:frame draw:style-name="gr4" draw:text-style-name="P5" draw:layer="layout" svg:width="8.172cm" svg:height="0.471cm" svg:x="15.037cm" svg:y="8.197cm">
          <draw:text-box>
            <text:p text:style-name="P3"><text:span text:style-name="T3">Santiago 3:18</text:span><text:span text:style-name="T4"> b) para aquellos que hacen la paz.</text:span></text:p>
          </draw:text-box>
        </draw:frame>
        <draw:polygon draw:style-name="gr1" draw:text-style-name="P1" draw:layer="layout" svg:width="14.192cm" svg:height="1.512cm" svg:x="14.633cm" svg:y="9.304cm" svg:viewBox="0 0 14193 1513" draw:points="0,0 14193,0 14193,1513 0,1513">
          <text:p/>
        </draw:polygon>
        <draw:polygon draw:style-name="gr5" draw:text-style-name="P6" draw:layer="layout" svg:width="14.183cm" svg:height="1.498cm" svg:x="14.638cm" svg:y="9.318cm" svg:viewBox="0 0 14184 1499" draw:points="0,0 14184,0 14184,1499 0,1499">
          <text:p/>
        </draw:polygon>
        <draw:frame draw:style-name="gr4" draw:text-style-name="P5" draw:layer="layout" svg:width="9.066cm" svg:height="0.471cm" svg:x="1.016cm" svg:y="9.708cm">
          <draw:text-box>
            <text:p text:style-name="P3"><text:span text:style-name="T3">1 Pedro 1:22</text:span><text:span text:style-name="T4"> a) Amaos unos a otros entrañablemente,</text:span></text:p>
          </draw:text-box>
        </draw:frame>
        <draw:polygon draw:style-name="gr1" draw:text-style-name="P1" draw:layer="layout" svg:width="13.806cm" svg:height="2.267cm" svg:x="0.827cm" svg:y="10.817cm" svg:viewBox="0 0 13807 2268" draw:points="0,0 13807,0 13807,2268 0,2268">
          <text:p/>
        </draw:polygon>
        <draw:polygon draw:style-name="gr1" draw:text-style-name="P1" draw:layer="layout" svg:width="13.797cm" svg:height="2.252cm" svg:x="0.832cm" svg:y="10.832cm" svg:viewBox="0 0 13798 2253" draw:points="0,0 13798,0 13798,2253 0,2253">
          <text:p/>
        </draw:polygon>
        <draw:frame draw:style-name="gr4" draw:text-style-name="P5" draw:layer="layout" svg:width="5.563cm" svg:height="0.471cm" svg:x="15.037cm" svg:y="9.708cm">
          <draw:text-box>
            <text:p text:style-name="P3"><text:span text:style-name="T3">1 Pedro 1:22</text:span><text:span text:style-name="T4"> b) de corazón puro.</text:span></text:p>
          </draw:text-box>
        </draw:frame>
        <draw:frame draw:style-name="gr4" draw:text-style-name="P5" draw:layer="layout" svg:width="12.663cm" svg:height="0.471cm" svg:x="1.016cm" svg:y="11.224cm">
          <draw:text-box>
            <text:p text:style-name="P3"><text:span text:style-name="T3">1 Juan 3:23</text:span><text:span text:style-name="T4"> a) Y este es su mandamiento: Que creamos en el nombre de su</text:span></text:p>
          </draw:text-box>
        </draw:frame>
        <draw:polygon draw:style-name="gr1" draw:text-style-name="P1" draw:layer="layout" svg:width="14.192cm" svg:height="2.267cm" svg:x="14.633cm" svg:y="10.817cm" svg:viewBox="0 0 14193 2268" draw:points="0,0 14193,0 14193,2268 0,2268">
          <text:p/>
        </draw:polygon>
        <draw:polygon draw:style-name="gr1" draw:text-style-name="P1" draw:layer="layout" svg:width="14.183cm" svg:height="2.252cm" svg:x="14.638cm" svg:y="10.832cm" svg:viewBox="0 0 14184 2253" draw:points="0,0 14184,0 14184,2253 0,2253">
          <text:p/>
        </draw:polygon>
        <draw:frame draw:style-name="gr4" draw:text-style-name="P5" draw:layer="layout" svg:width="2.636cm" svg:height="0.471cm" svg:x="1.016cm" svg:y="11.977cm">
          <draw:text-box>
            <text:p text:style-name="P3"><text:span text:style-name="T4">Hijo Jesucristo,</text:span></text:p>
          </draw:text-box>
        </draw:frame>
        <draw:polygon draw:style-name="gr1" draw:text-style-name="P1" draw:layer="layout" svg:width="13.806cm" svg:height="1.512cm" svg:x="0.827cm" svg:y="13.084cm" svg:viewBox="0 0 13807 1513" draw:points="0,0 13807,0 13807,1513 0,1513">
          <text:p/>
        </draw:polygon>
        <draw:polygon draw:style-name="gr5" draw:text-style-name="P6" draw:layer="layout" svg:width="13.797cm" svg:height="1.498cm" svg:x="0.832cm" svg:y="13.098cm" svg:viewBox="0 0 13798 1499" draw:points="0,0 13798,0 13798,1499 0,1499">
          <text:p/>
        </draw:polygon>
        <draw:frame draw:style-name="gr4" draw:text-style-name="P5" draw:layer="layout" svg:width="7.198cm" svg:height="0.471cm" svg:x="15.037cm" svg:y="11.601cm">
          <draw:text-box>
            <text:p text:style-name="P3"><text:span text:style-name="T3">1 Juan 3:23</text:span><text:span text:style-name="T4"> b) y nos amemos unos a otros.</text:span></text:p>
          </draw:text-box>
        </draw:frame>
        <draw:polygon draw:style-name="gr1" draw:text-style-name="P1" draw:layer="layout" svg:width="14.192cm" svg:height="1.512cm" svg:x="14.633cm" svg:y="13.084cm" svg:viewBox="0 0 14193 1513" draw:points="0,0 14193,0 14193,1513 0,1513">
          <text:p/>
        </draw:polygon>
        <draw:polygon draw:style-name="gr5" draw:text-style-name="P6" draw:layer="layout" svg:width="14.183cm" svg:height="1.498cm" svg:x="14.638cm" svg:y="13.098cm" svg:viewBox="0 0 14184 1499" draw:points="0,0 14184,0 14184,1499 0,1499">
          <text:p/>
        </draw:polygon>
        <draw:frame draw:style-name="gr4" draw:text-style-name="P5" draw:layer="layout" svg:width="10.865cm" svg:height="0.471cm" svg:x="1.016cm" svg:y="13.489cm">
          <draw:text-box>
            <text:p text:style-name="P3"><text:span text:style-name="T3">Romanos 12:18</text:span><text:span text:style-name="T4"> a) Si es posible, en cuanto dependa de vosotros,</text:span></text:p>
          </draw:text-box>
        </draw:frame>
        <draw:polygon draw:style-name="gr1" draw:text-style-name="P1" draw:layer="layout" svg:width="13.806cm" svg:height="1.512cm" svg:x="0.827cm" svg:y="14.597cm" svg:viewBox="0 0 13807 1513" draw:points="0,0 13807,0 13807,1513 0,1513">
          <text:p/>
        </draw:polygon>
        <draw:polygon draw:style-name="gr1" draw:text-style-name="P1" draw:layer="layout" svg:width="13.797cm" svg:height="1.497cm" svg:x="0.832cm" svg:y="14.612cm" svg:viewBox="0 0 13798 1498" draw:points="0,0 13798,0 13798,1498 0,1498">
          <text:p/>
        </draw:polygon>
        <draw:frame draw:style-name="gr4" draw:text-style-name="P5" draw:layer="layout" svg:width="9.313cm" svg:height="0.471cm" svg:x="15.037cm" svg:y="13.489cm">
          <draw:text-box>
            <text:p text:style-name="P3"><text:span text:style-name="T3">Romanos 12:18</text:span><text:span text:style-name="T4"> b) estad en paz con todos los hombres.</text:span></text:p>
          </draw:text-box>
        </draw:frame>
        <draw:polygon draw:style-name="gr1" draw:text-style-name="P1" draw:layer="layout" svg:width="14.192cm" svg:height="1.512cm" svg:x="14.633cm" svg:y="14.597cm" svg:viewBox="0 0 14193 1513" draw:points="0,0 14193,0 14193,1513 0,1513">
          <text:p/>
        </draw:polygon>
        <draw:polygon draw:style-name="gr1" draw:text-style-name="P1" draw:layer="layout" svg:width="14.183cm" svg:height="1.497cm" svg:x="14.638cm" svg:y="14.612cm" svg:viewBox="0 0 14184 1498" draw:points="0,0 14184,0 14184,1498 0,1498">
          <text:p/>
        </draw:polygon>
        <draw:frame draw:style-name="gr4" draw:text-style-name="P5" draw:layer="layout" svg:width="9.207cm" svg:height="0.471cm" svg:x="1.016cm" svg:y="15.004cm">
          <draw:text-box>
            <text:p text:style-name="P3"><text:span text:style-name="T3">Efesios 6:23</text:span><text:span text:style-name="T4"> a) Paz sea a los hermanos, y amor con fe,</text:span></text:p>
          </draw:text-box>
        </draw:frame>
        <draw:polygon draw:style-name="gr1" draw:text-style-name="P1" draw:layer="layout" svg:width="13.806cm" svg:height="2.266cm" svg:x="0.827cm" svg:y="16.111cm" svg:viewBox="0 0 13807 2267" draw:points="0,0 13807,0 13807,2267 0,2267">
          <text:p/>
        </draw:polygon>
        <draw:polygon draw:style-name="gr5" draw:text-style-name="P6" draw:layer="layout" svg:width="13.797cm" svg:height="2.252cm" svg:x="0.832cm" svg:y="16.125cm" svg:viewBox="0 0 13798 2253" draw:points="0,0 13798,0 13798,2253 0,2253">
          <text:p/>
        </draw:polygon>
        <draw:frame draw:style-name="gr4" draw:text-style-name="P5" draw:layer="layout" svg:width="8.961cm" svg:height="0.471cm" svg:x="15.037cm" svg:y="15.004cm">
          <draw:text-box>
            <text:p text:style-name="P3"><text:span text:style-name="T3">Efesios 6:23</text:span><text:span text:style-name="T4"> b) de Dios Padre y del Señor Jesucristo.</text:span></text:p>
          </draw:text-box>
        </draw:frame>
        <draw:frame draw:style-name="gr4" draw:text-style-name="P5" draw:layer="layout" svg:width="13.04cm" svg:height="0.471cm" svg:x="1.016cm" svg:y="16.516cm">
          <draw:text-box>
            <text:p text:style-name="P3"><text:span text:style-name="T3">Filipenses 1:9</text:span><text:span text:style-name="T4"> a) Y esto pido en oración, que vuestro amor abunde aún más y</text:span></text:p>
          </draw:text-box>
        </draw:frame>
        <draw:polygon draw:style-name="gr1" draw:text-style-name="P1" draw:layer="layout" svg:width="14.192cm" svg:height="2.266cm" svg:x="14.633cm" svg:y="16.111cm" svg:viewBox="0 0 14193 2267" draw:points="0,0 14193,0 14193,2267 0,2267">
          <text:p/>
        </draw:polygon>
        <draw:polygon draw:style-name="gr5" draw:text-style-name="P6" draw:layer="layout" svg:width="14.183cm" svg:height="2.252cm" svg:x="14.638cm" svg:y="16.125cm" svg:viewBox="0 0 14184 2253" draw:points="0,0 14184,0 14184,2253 0,2253">
          <text:p/>
        </draw:polygon>
        <draw:frame draw:style-name="gr4" draw:text-style-name="P5" draw:layer="layout" svg:width="0.684cm" svg:height="0.471cm" svg:x="1.016cm" svg:y="17.269cm">
          <draw:text-box>
            <text:p text:style-name="P3"><text:span text:style-name="T4">más</text:span></text:p>
          </draw:text-box>
        </draw:frame>
        <draw:polygon draw:style-name="gr1" draw:text-style-name="P1" draw:layer="layout" svg:width="13.806cm" svg:height="1.512cm" svg:x="0.827cm" svg:y="18.377cm" svg:viewBox="0 0 13807 1513" draw:points="0,0 13807,0 13807,1513 0,1513">
          <text:p/>
        </draw:polygon>
        <draw:polygon draw:style-name="gr1" draw:text-style-name="P1" draw:layer="layout" svg:width="13.797cm" svg:height="1.499cm" svg:x="0.832cm" svg:y="18.392cm" svg:viewBox="0 0 13798 1500" draw:points="0,0 13798,0 13798,1500 0,1500">
          <text:p/>
        </draw:polygon>
        <draw:frame draw:style-name="gr4" draw:text-style-name="P5" draw:layer="layout" svg:width="8.831cm" svg:height="0.471cm" svg:x="15.037cm" svg:y="16.892cm">
          <draw:text-box>
            <text:p text:style-name="P3"><text:span text:style-name="T3">Filipenses 1:9</text:span><text:span text:style-name="T4"> b) en ciencia y en todo conocimiento.</text:span></text:p>
          </draw:text-box>
        </draw:frame>
        <draw:polygon draw:style-name="gr1" draw:text-style-name="P1" draw:layer="layout" svg:width="14.192cm" svg:height="1.512cm" svg:x="14.633cm" svg:y="18.377cm" svg:viewBox="0 0 14193 1513" draw:points="0,0 14193,0 14193,1513 0,1513">
          <text:p/>
        </draw:polygon>
        <draw:polygon draw:style-name="gr1" draw:text-style-name="P1" draw:layer="layout" svg:width="14.183cm" svg:height="1.499cm" svg:x="14.638cm" svg:y="18.392cm" svg:viewBox="0 0 14184 1500" draw:points="0,0 14184,0 14184,1500 0,1500">
          <text:p/>
        </draw:polygon>
        <draw:frame draw:style-name="gr4" draw:text-style-name="P5" draw:layer="layout" svg:width="12.782cm" svg:height="0.471cm" svg:x="1.016cm" svg:y="18.785cm">
          <draw:text-box>
            <text:p text:style-name="P3"><text:span text:style-name="T3">Colosenses 2:2</text:span><text:span text:style-name="T4"> a) Para que sean consolados sus corazones, unidos en amor,</text:span></text:p>
          </draw:text-box>
        </draw:frame>
        <draw:line draw:style-name="gr6" draw:text-style-name="P7" draw:layer="layout" svg:x1="0.818cm" svg:y1="0.507cm" svg:x2="28.833cm" svg:y2="0.507cm">
          <text:p/>
        </draw:line>
        <draw:line draw:style-name="gr6" draw:text-style-name="P7" draw:layer="layout" svg:x1="0.818cm" svg:y1="1.752cm" svg:x2="28.833cm" svg:y2="1.752cm">
          <text:p/>
        </draw:line>
        <draw:line draw:style-name="gr6" draw:text-style-name="P7" draw:layer="layout" svg:x1="0.818cm" svg:y1="3.266cm" svg:x2="28.833cm" svg:y2="3.266cm">
          <text:p/>
        </draw:line>
        <draw:line draw:style-name="gr6" draw:text-style-name="P7" draw:layer="layout" svg:x1="0.818cm" svg:y1="5.532cm" svg:x2="28.833cm" svg:y2="5.532cm">
          <text:p/>
        </draw:line>
        <draw:line draw:style-name="gr6" draw:text-style-name="P7" draw:layer="layout" svg:x1="0.818cm" svg:y1="7.801cm" svg:x2="28.833cm" svg:y2="7.801cm">
          <text:p/>
        </draw:line>
        <draw:line draw:style-name="gr6" draw:text-style-name="P7" draw:layer="layout" svg:x1="0.818cm" svg:y1="9.314cm" svg:x2="28.833cm" svg:y2="9.314cm">
          <text:p/>
        </draw:line>
        <draw:line draw:style-name="gr6" draw:text-style-name="P7" draw:layer="layout" svg:x1="0.818cm" svg:y1="10.826cm" svg:x2="28.833cm" svg:y2="10.826cm">
          <text:p/>
        </draw:line>
        <draw:line draw:style-name="gr6" draw:text-style-name="P7" draw:layer="layout" svg:x1="0.818cm" svg:y1="13.094cm" svg:x2="28.833cm" svg:y2="13.094cm">
          <text:p/>
        </draw:line>
        <draw:line draw:style-name="gr6" draw:text-style-name="P7" draw:layer="layout" svg:x1="0.818cm" svg:y1="14.608cm" svg:x2="28.833cm" svg:y2="14.608cm">
          <text:p/>
        </draw:line>
        <draw:line draw:style-name="gr6" draw:text-style-name="P7" draw:layer="layout" svg:x1="0.818cm" svg:y1="16.119cm" svg:x2="28.833cm" svg:y2="16.119cm">
          <text:p/>
        </draw:line>
        <draw:line draw:style-name="gr6" draw:text-style-name="P7" draw:layer="layout" svg:x1="0.818cm" svg:y1="18.388cm" svg:x2="28.833cm" svg:y2="18.388cm">
          <text:p/>
        </draw:line>
        <draw:line draw:style-name="gr6" draw:text-style-name="P7" draw:layer="layout" svg:x1="0.818cm" svg:y1="19.898cm" svg:x2="28.833cm" svg:y2="19.898cm">
          <text:p/>
        </draw:line>
        <draw:line draw:style-name="gr6" draw:text-style-name="P7" draw:layer="layout" svg:x1="0.827cm" svg:y1="0.499cm" svg:x2="0.827cm" svg:y2="19.889cm">
          <text:p/>
        </draw:line>
        <draw:line draw:style-name="gr6" draw:text-style-name="P7" draw:layer="layout" svg:x1="14.633cm" svg:y1="0.499cm" svg:x2="14.633cm" svg:y2="19.889cm">
          <text:p/>
        </draw:line>
        <draw:line draw:style-name="gr6" draw:text-style-name="P7" draw:layer="layout" svg:x1="28.825cm" svg:y1="0.499cm" svg:x2="28.825cm" svg:y2="19.889cm">
          <text:p/>
        </draw:line>
        <draw:frame draw:style-name="gr4" draw:text-style-name="P5" draw:layer="layout" svg:width="12.781cm" svg:height="0.471cm" svg:x="15.037cm" svg:y="18.785cm">
          <draw:text-box>
            <text:p text:style-name="P3"><text:span text:style-name="T3">Colosenses 2:2</text:span><text:span text:style-name="T4"> b) hasta alcanzar todas las riquezas de pleno entendimiento.</text:span></text:p>
          </draw:text-box>
        </draw:frame>
        <draw:frame draw:style-name="gr7" draw:text-style-name="P11" draw:layer="layout" svg:width="5.5cm" svg:height="0.75cm" svg:x="7.55cm" svg:y="0.75cm">
          <draw:text-box>
            <text:p text:style-name="P10"><text:span text:style-name="T6">Página 7</text:span></text:p>
          </draw:text-box>
        </draw:frame>
      </draw:page>
      <draw:page draw:name="page8" draw:style-name="dp1" draw:master-page-name="master-page35">
        <draw:polygon draw:style-name="gr1" draw:text-style-name="P1" draw:layer="layout" svg:width="13.806cm" svg:height="1.243cm" svg:x="0.827cm" svg:y="0.499cm" svg:viewBox="0 0 13807 1244" draw:points="0,0 13807,0 13807,1244 0,1244">
          <text:p/>
        </draw:polygon>
        <draw:polygon draw:style-name="gr2" draw:text-style-name="P2" draw:layer="layout" svg:width="13.797cm" svg:height="1.229cm" svg:x="0.832cm" svg:y="0.513cm" svg:viewBox="0 0 13798 1230" draw:points="0,0 13798,0 13798,1230 0,1230">
          <text:p/>
        </draw:polygon>
        <draw:polygon draw:style-name="gr1" draw:text-style-name="P1" draw:layer="layout" svg:width="14.192cm" svg:height="1.243cm" svg:x="14.633cm" svg:y="0.499cm" svg:viewBox="0 0 14193 1244" draw:points="0,0 14193,0 14193,1244 0,1244">
          <text:p/>
        </draw:polygon>
        <draw:polygon draw:style-name="gr2" draw:text-style-name="P2" draw:layer="layout" svg:width="14.183cm" svg:height="1.229cm" svg:x="14.638cm" svg:y="0.513cm" svg:viewBox="0 0 14184 1230" draw:points="0,0 14184,0 14184,1230 0,1230">
          <text:p/>
        </draw:polygon>
        <draw:frame draw:style-name="gr4" draw:text-style-name="P5" draw:layer="layout" svg:width="5.127cm" svg:height="0.471cm" svg:x="1.016cm" svg:y="0.903cm">
          <draw:text-box>
            <text:p text:style-name="P3"><text:span text:style-name="T2">Parte A (Reina Valera 1960)</text:span></text:p>
          </draw:text-box>
        </draw:frame>
        <draw:polygon draw:style-name="gr1" draw:text-style-name="P1" draw:layer="layout" svg:width="13.806cm" svg:height="2.267cm" svg:x="0.827cm" svg:y="1.742cm" svg:viewBox="0 0 13807 2268" draw:points="0,0 13807,0 13807,2268 0,2268">
          <text:p/>
        </draw:polygon>
        <draw:polygon draw:style-name="gr5" draw:text-style-name="P6" draw:layer="layout" svg:width="13.797cm" svg:height="2.253cm" svg:x="0.832cm" svg:y="1.756cm" svg:viewBox="0 0 13798 2254" draw:points="0,0 13798,0 13798,2254 0,2254">
          <text:p/>
        </draw:polygon>
        <draw:frame draw:style-name="gr4" draw:text-style-name="P5" draw:layer="layout" svg:width="5.104cm" svg:height="0.471cm" svg:x="14.825cm" svg:y="0.903cm">
          <draw:text-box>
            <text:p text:style-name="P3"><text:span text:style-name="T2">Parte B (Reina Valera 1960)</text:span></text:p>
          </draw:text-box>
        </draw:frame>
        <draw:polygon draw:style-name="gr1" draw:text-style-name="P1" draw:layer="layout" svg:width="14.192cm" svg:height="2.267cm" svg:x="14.633cm" svg:y="1.742cm" svg:viewBox="0 0 14193 2268" draw:points="0,0 14193,0 14193,2268 0,2268">
          <text:p/>
        </draw:polygon>
        <draw:polygon draw:style-name="gr5" draw:text-style-name="P6" draw:layer="layout" svg:width="14.183cm" svg:height="2.253cm" svg:x="14.638cm" svg:y="1.756cm" svg:viewBox="0 0 14184 2254" draw:points="0,0 14184,0 14184,2254 0,2254">
          <text:p/>
        </draw:polygon>
        <draw:frame draw:style-name="gr4" draw:text-style-name="P5" draw:layer="layout" svg:width="8.63cm" svg:height="0.471cm" svg:x="1.016cm" svg:y="2.524cm">
          <draw:text-box>
            <text:p text:style-name="P3"><text:span text:style-name="T3">1 Tesalonicenses 5:13</text:span><text:span text:style-name="T4"> a) Tened paz entre vosotros.</text:span></text:p>
          </draw:text-box>
        </draw:frame>
        <draw:frame draw:style-name="gr4" draw:text-style-name="P5" draw:layer="layout" svg:width="12.933cm" svg:height="0.471cm" svg:x="15.248cm" svg:y="2.148cm">
          <draw:text-box>
            <text:p text:style-name="P3"><text:span text:style-name="T3">1 Tesalonicenses 5:13</text:span><text:span text:style-name="T4"> b) También os rogamos, hermanos, que reconozcáis a</text:span></text:p>
          </draw:text-box>
        </draw:frame>
        <draw:polygon draw:style-name="gr1" draw:text-style-name="P1" draw:layer="layout" svg:width="13.806cm" svg:height="2.284cm" svg:x="0.827cm" svg:y="4.011cm" svg:viewBox="0 0 13807 2285" draw:points="0,0 13807,0 13807,2285 0,2285">
          <text:p/>
        </draw:polygon>
        <draw:polygon draw:style-name="gr1" draw:text-style-name="P1" draw:layer="layout" svg:width="13.797cm" svg:height="2.257cm" svg:x="0.832cm" svg:y="4.025cm" svg:viewBox="0 0 13798 2258" draw:points="0,0 13798,0 13798,2258 0,2258">
          <text:p/>
        </draw:polygon>
        <draw:frame draw:style-name="gr4" draw:text-style-name="P5" draw:layer="layout" svg:width="5.28cm" svg:height="0.471cm" svg:x="15.248cm" svg:y="2.901cm">
          <draw:text-box>
            <text:p text:style-name="P3"><text:span text:style-name="T4">los que trabajan entre vosotros.</text:span></text:p>
          </draw:text-box>
        </draw:frame>
        <draw:frame draw:style-name="gr4" draw:text-style-name="P5" draw:layer="layout" svg:width="13.015cm" svg:height="0.471cm" svg:x="1.016cm" svg:y="4.417cm">
          <draw:text-box>
            <text:p text:style-name="P3"><text:span text:style-name="T3">2 Tesalonicenses 3:16</text:span><text:span text:style-name="T4"> a) Y el mismo Señor de paz os dé siempre paz en toda</text:span></text:p>
          </draw:text-box>
        </draw:frame>
        <draw:polygon draw:style-name="gr1" draw:text-style-name="P1" draw:layer="layout" svg:width="14.192cm" svg:height="2.284cm" svg:x="14.633cm" svg:y="4.011cm" svg:viewBox="0 0 14193 2285" draw:points="0,0 14193,0 14193,2285 0,2285">
          <text:p/>
        </draw:polygon>
        <draw:polygon draw:style-name="gr1" draw:text-style-name="P1" draw:layer="layout" svg:width="14.183cm" svg:height="2.257cm" svg:x="14.638cm" svg:y="4.025cm" svg:viewBox="0 0 14184 2258" draw:points="0,0 14184,0 14184,2258 0,2258">
          <text:p/>
        </draw:polygon>
        <draw:frame draw:style-name="gr4" draw:text-style-name="P5" draw:layer="layout" svg:width="1.353cm" svg:height="0.471cm" svg:x="1.016cm" svg:y="5.17cm">
          <draw:text-box>
            <text:p text:style-name="P3"><text:span text:style-name="T4">manera.</text:span></text:p>
          </draw:text-box>
        </draw:frame>
        <draw:line draw:style-name="gr6" draw:text-style-name="P7" draw:layer="layout" svg:x1="0.818cm" svg:y1="0.507cm" svg:x2="28.833cm" svg:y2="0.507cm">
          <text:p/>
        </draw:line>
        <draw:line draw:style-name="gr6" draw:text-style-name="P7" draw:layer="layout" svg:x1="0.818cm" svg:y1="1.752cm" svg:x2="28.833cm" svg:y2="1.752cm">
          <text:p/>
        </draw:line>
        <draw:line draw:style-name="gr6" draw:text-style-name="P7" draw:layer="layout" svg:x1="0.818cm" svg:y1="4.021cm" svg:x2="28.833cm" svg:y2="4.021cm">
          <text:p/>
        </draw:line>
        <draw:line draw:style-name="gr6" draw:text-style-name="P7" draw:layer="layout" svg:x1="0.818cm" svg:y1="6.287cm" svg:x2="28.833cm" svg:y2="6.287cm">
          <text:p/>
        </draw:line>
        <draw:line draw:style-name="gr6" draw:text-style-name="P7" draw:layer="layout" svg:x1="0.827cm" svg:y1="0.499cm" svg:x2="0.827cm" svg:y2="6.279cm">
          <text:p/>
        </draw:line>
        <draw:line draw:style-name="gr6" draw:text-style-name="P7" draw:layer="layout" svg:x1="14.633cm" svg:y1="0.499cm" svg:x2="14.633cm" svg:y2="6.279cm">
          <text:p/>
        </draw:line>
        <draw:line draw:style-name="gr6" draw:text-style-name="P7" draw:layer="layout" svg:x1="28.825cm" svg:y1="0.499cm" svg:x2="28.825cm" svg:y2="6.279cm">
          <text:p/>
        </draw:line>
        <draw:frame draw:style-name="gr4" draw:text-style-name="P5" draw:layer="layout" svg:width="9.807cm" svg:height="0.471cm" svg:x="15.037cm" svg:y="4.793cm">
          <draw:text-box>
            <text:p text:style-name="P3"><text:span text:style-name="T3">2 Tesalonicenses 3:16</text:span><text:span text:style-name="T4"> b) El Señor sea con todos vosotros.</text:span></text:p>
          </draw:text-box>
        </draw:frame>
        <draw:frame draw:style-name="gr7" draw:text-style-name="P11" draw:layer="layout" svg:width="5.5cm" svg:height="0.75cm" svg:x="7.55cm" svg:y="0.75cm">
          <draw:text-box>
            <text:p text:style-name="P10"><text:span text:style-name="T6">Página 8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EzraSIL" svg:font-family="EzraSI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Serif" svg:font-family="LiberationSerif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4cm" fo:margin-bottom="6cm" fo:margin-left="0.8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2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5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date>2026-04-08T11:13:26.145349000</dc:date>
    <meta:editing-duration>PT4M29S</meta:editing-duration>
    <meta:editing-cycles>1</meta:editing-cycles>
    <meta:document-statistic meta:object-count="642"/>
    <meta:generator>LibreOffice/26.2.0.3$Windows_X86_64 LibreOffice_project/620$Build-3</meta:generator>
  </office:meta>
</office:document-meta>
</file>